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27E000069F0000093CB418089AA.wmf" manifest:media-type=""/>
  <manifest:file-entry manifest:full-path="Pictures/100000000000000800000008FD2CAECE.png" manifest:media-type="image/png"/>
  <manifest:file-entry manifest:full-path="Pictures/1000000000000008000000086611E083.png" manifest:media-type="image/png"/>
  <manifest:file-entry manifest:full-path="Pictures/1000000000000008000000088D54E0BD.png" manifest:media-type="image/png"/>
  <manifest:file-entry manifest:full-path="Pictures/100000000000000800000008161635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3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solid" draw:fill-color="#c0c0c0" draw:textarea-horizontal-align="left" draw:textarea-vertical-align="middle" draw:auto-grow-height="false" fo:min-height="3.59cm" fo:min-width="24.9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solid" draw:fill-color="#c0c0c0" draw:textarea-horizontal-align="left" draw:textarea-vertical-align="middle" draw:auto-grow-height="false" fo:min-height="2.227cm" fo:min-width="24.9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3.973cm" fo:min-width="4.368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71cm" svg:stroke-color="#808080" draw:stroke-linejoin="miter" svg:stroke-linecap="square" draw:fill="solid" draw:fill-color="#eaeaea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71cm" svg:stroke-color="#80808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svg:stroke-linecap="square" draw:fill="bitmap" draw:fill-color="#c0c0c0" draw:secondary-fill-color="#ccccff" draw:fill-image-name="Bitmap_20_1" draw:textarea-horizontal-align="left" draw:textarea-vertical-align="middle" draw:auto-grow-height="false" fo:min-height="0.983cm" fo:min-width="0.744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svg:stroke-linecap="square" draw:fill="bitmap" draw:fill-color="#c0c0c0" draw:secondary-fill-color="#ccccff" draw:fill-image-name="Bitmap_20_1" draw:textarea-horizontal-align="left" draw:textarea-vertical-align="middle" draw:auto-grow-height="false" fo:min-height="0.983cm" fo:min-width="0.743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svg:stroke-linecap="square" draw:fill="bitmap" draw:fill-color="#c0c0c0" draw:secondary-fill-color="#ccccff" draw:fill-image-name="Bitmap_20_1" draw:textarea-horizontal-align="left" draw:textarea-vertical-align="middle" draw:auto-grow-height="false" fo:min-height="0.983cm" fo:min-width="0.742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svg:stroke-linecap="square" draw:fill="bitmap" draw:fill-color="#c0c0c0" draw:fill-image-name="Bitmap_20_2" draw:textarea-horizontal-align="left" draw:textarea-vertical-align="middle" draw:auto-grow-height="false" fo:min-height="0.015cm" fo:min-width="0.53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svg:stroke-linecap="square" draw:fill="bitmap" draw:fill-color="#c0c0c0" draw:secondary-fill-color="#000000" draw:fill-image-name="Bitmap_20_1" draw:textarea-horizontal-align="left" draw:textarea-vertical-align="middle" draw:auto-grow-height="false" fo:min-height="0.983cm" fo:min-width="0.744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svg:stroke-linecap="square" draw:fill="bitmap" draw:fill-color="#c0c0c0" draw:secondary-fill-color="#000000" draw:fill-image-name="Bitmap_20_1" draw:textarea-horizontal-align="left" draw:textarea-vertical-align="middle" draw:auto-grow-height="false" fo:min-height="0.983cm" fo:min-width="0.743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svg:stroke-linecap="square" draw:fill="bitmap" draw:fill-color="#c0c0c0" draw:secondary-fill-color="#ccccff" draw:fill-image-name="Bitmap_20_1" draw:textarea-horizontal-align="left" draw:textarea-vertical-align="middle" draw:auto-grow-height="false" fo:min-height="0.984cm" fo:min-width="0.744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bitmap" draw:fill-color="#c0c0c0" draw:secondary-fill-color="#ffffff" draw:fill-image-name="Bitmap_20_1" draw:textarea-horizontal-align="left" draw:textarea-vertical-align="middle" draw:auto-grow-height="false" fo:min-height="0.984cm" fo:min-width="0.744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26cm" svg:stroke-color="#000000" draw:stroke-linejoin="miter" svg:stroke-linecap="square" draw:fill="bitmap" draw:fill-color="#c0c0c0" draw:secondary-fill-color="#ccccff" draw:fill-image-name="Bitmap_20_1" draw:textarea-horizontal-align="left" draw:textarea-vertical-align="middle" draw:auto-grow-height="false" fo:min-height="0.984cm" fo:min-width="0.743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26cm" svg:stroke-color="#000000" draw:stroke-linejoin="miter" svg:stroke-linecap="square" draw:fill="solid" draw:fill-color="#969696" draw:secondary-fill-color="#ccccff" draw:textarea-horizontal-align="left" draw:textarea-vertical-align="middle" draw:auto-grow-height="false" fo:min-height="0.984cm" fo:min-width="0.744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svg:stroke-linecap="square" draw:fill="bitmap" draw:fill-color="#000000" draw:secondary-fill-color="#ccccff" draw:fill-image-name="Bitmap_20_3" draw:textarea-horizontal-align="left" draw:textarea-vertical-align="middle" draw:auto-grow-height="false" fo:min-height="0.983cm" fo:min-width="0.743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26cm" svg:stroke-color="#000000" draw:stroke-linejoin="miter" svg:stroke-linecap="square" draw:fill="solid" draw:fill-color="#000000" draw:secondary-fill-color="#ccccff" draw:textarea-horizontal-align="left" draw:textarea-vertical-align="middle" draw:auto-grow-height="false" fo:min-height="0.983cm" fo:min-width="0.744cm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026cm" svg:stroke-color="#000000" draw:stroke-linejoin="miter" svg:stroke-linecap="square" draw:fill="solid" draw:fill-color="#969696" draw:secondary-fill-color="#ccccff" draw:textarea-horizontal-align="left" draw:textarea-vertical-align="middle" draw:auto-grow-height="false" fo:min-height="0.983cm" fo:min-width="0.743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026cm" svg:stroke-color="#000000" draw:stroke-linejoin="miter" svg:stroke-linecap="square" draw:fill="bitmap" draw:fill-color="#808080" draw:fill-image-name="Bitmap_20_4" draw:textarea-horizontal-align="left" draw:textarea-vertical-align="middle" draw:auto-grow-height="false" fo:min-height="0.015cm" fo:min-width="0.53cm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26cm" svg:stroke-color="#000000" draw:stroke-linejoin="miter" svg:stroke-linecap="square" draw:fill="bitmap" draw:fill-color="#000000" draw:fill-image-name="Bitmap_20_3" draw:textarea-horizontal-align="left" draw:textarea-vertical-align="middle" draw:auto-grow-height="false" fo:min-height="0.015cm" fo:min-width="0.53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none" draw:fill="solid" draw:fill-color="#c0c0c0" draw:textarea-horizontal-align="left" draw:textarea-vertical-align="middle" draw:auto-grow-height="false" fo:min-height="1.729cm" fo:min-width="24.9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none" draw:fill="solid" draw:fill-color="#c0c0c0" draw:textarea-horizontal-align="left" draw:textarea-vertical-align="middle" draw:auto-grow-height="false" fo:min-height="1.791cm" fo:min-width="24.9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2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3.974cm" fo:min-width="4.369cm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solid" svg:stroke-width="0.026cm" svg:stroke-color="#000000" draw:stroke-linejoin="miter" svg:stroke-linecap="square" draw:fill="solid" draw:fill-color="#000000" draw:opacity="50%" draw:textarea-horizontal-align="left" draw:textarea-vertical-align="middle" draw:auto-grow-height="false" fo:min-height="3.973cm" fo:min-width="4.368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71cm" svg:stroke-color="#808080" draw:stroke-linejoin="miter" svg:stroke-linecap="square" draw:fill="solid" draw:fill-color="#eaeaea" draw:opacity="50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draw:stroke="solid" svg:stroke-width="0.071cm" svg:stroke-color="#808080" draw:stroke-linejoin="miter" svg:stroke-linecap="square" draw:fill="solid" draw:fill-color="#ffffff" draw:opacity="50%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none" draw:fill="solid" draw:fill-color="#808080" draw:textarea-horizontal-align="left" draw:textarea-vertical-align="middle" draw:auto-grow-height="false" fo:min-height="0.508cm" fo:min-width="2.201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none" draw:fill="solid" draw:fill-color="#808080" draw:textarea-horizontal-align="left" draw:textarea-vertical-align="middle" draw:auto-grow-height="false" fo:min-height="0.508cm" fo:min-width="2.202cm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solid" svg:stroke-width="0.026cm" svg:stroke-color="#808080" draw:stroke-linejoin="miter" svg:stroke-linecap="square" draw:fill="none" draw:fill-color="#eaeaea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none" draw:fill="solid" draw:fill-color="#c0c0c0" draw:textarea-horizontal-align="left" draw:textarea-vertical-align="middle" draw:auto-grow-height="false" fo:min-height="1.724cm" fo:min-width="24.9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2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3.974cm" fo:min-width="4.368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.028cm" fo:min-width="0.178cm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.424cm" fo:min-width="0.316cm" fo:padding-top="0.13cm" fo:padding-bottom="0.13cm" fo:padding-left="0.25cm" fo:padding-right="0.25cm" fo:wrap-option="no-wrap" draw:shadow-color="#808080"/>
    </style:style>
    <style:style style:name="gr43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.027cm" fo:min-width="0.178cm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none" draw:fill="solid" draw:fill-color="#c0c0c0" draw:textarea-horizontal-align="left" draw:textarea-vertical-align="middle" draw:auto-grow-height="false" fo:min-height="1.499cm" fo:min-width="24.9cm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solid" svg:stroke-width="0.044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3.973cm" fo:min-width="4.369cm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none" draw:fill="solid" draw:fill-color="#c0c0c0" draw:textarea-horizontal-align="left" draw:textarea-vertical-align="middle" draw:auto-grow-height="false" fo:min-height="9.274cm" fo:min-width="24.9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2.915cm" fo:min-width="21.09cm" fo:padding-top="0.13cm" fo:padding-bottom="0.13cm" fo:padding-left="0.25cm" fo:padding-right="0.25cm" fo:wrap-option="wrap" draw:shadow-color="#808080"/>
    </style:style>
    <style:style style:name="gr52" style:family="graphic" style:parent-style-name="standard">
      <style:graphic-properties draw:stroke="solid" svg:stroke-width="0.159cm" svg:stroke-color="#000000" draw:stroke-linejoin="miter" svg:stroke-linecap="square" draw:fill="solid" draw:fill-color="#c0c0c0" draw:opacity="50%" draw:textarea-horizontal-align="left" draw:textarea-vertical-align="middle" draw:auto-grow-height="false" fo:min-height="0.161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>
      <style:graphic-properties draw:stroke="solid" svg:stroke-width="0.159cm" svg:stroke-color="#000000" draw:stroke-linejoin="miter" svg:stroke-linecap="square" draw:fill="solid" draw:fill-color="#c0c0c0" draw:opacity="50%" draw:textarea-horizontal-align="left" draw:textarea-vertical-align="middle" draw:auto-grow-height="false" fo:min-height="0.16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2.915cm" fo:min-width="21.09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none" draw:fill="solid" draw:fill-color="#c0c0c0" draw:textarea-horizontal-align="left" draw:textarea-vertical-align="middle" draw:auto-grow-height="false" fo:min-height="4.798cm" fo:min-width="24.9cm" fo:padding-top="0.13cm" fo:padding-bottom="0.13cm" fo:padding-left="0.25cm" fo:padding-right="0.25cm" fo:wrap-option="no-wrap" draw:shadow-color="#808080"/>
    </style:style>
    <style:style style:name="gr57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1.01cm" fo:min-width="0.77cm" fo:padding-top="0.13cm" fo:padding-bottom="0.13cm" fo:padding-left="0.25cm" fo:padding-right="0.25cm" fo:wrap-option="no-wrap" draw:shadow-color="#808080"/>
    </style:style>
    <style:style style:name="gr58" style:family="graphic" style:parent-style-name="standard">
      <style:graphic-properties draw:stroke="solid" svg:stroke-width="0.026cm" svg:stroke-color="#000000" draw:stroke-linejoin="miter" svg:stroke-linecap="square" draw:fill="solid" draw:fill-color="#ff00ff" draw:opacity="50%" draw:textarea-horizontal-align="left" draw:textarea-vertical-align="middle" draw:auto-grow-height="false" fo:min-height="1.01cm" fo:min-width="0.77cm" fo:padding-top="0.13cm" fo:padding-bottom="0.13cm" fo:padding-left="0.25cm" fo:padding-right="0.25cm" fo:wrap-option="no-wrap" draw:shadow-color="#808080"/>
    </style:style>
    <style:style style:name="gr59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1.01cm" fo:min-width="0.77cm" fo:padding-top="0.13cm" fo:padding-bottom="0.13cm" fo:padding-left="0.25cm" fo:padding-right="0.25cm" fo:wrap-option="no-wrap" draw:shadow-color="#808080"/>
    </style:style>
    <style:style style:name="gr60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1.01cm" fo:min-width="0.77cm" fo:padding-top="0.13cm" fo:padding-bottom="0.13cm" fo:padding-left="0.25cm" fo:padding-right="0.25cm" fo:wrap-option="no-wrap" draw:shadow-color="#808080"/>
    </style:style>
    <style:style style:name="gr61" style:family="graphic" style:parent-style-name="standard">
      <style:graphic-properties draw:stroke="solid" svg:stroke-width="0.026cm" svg:stroke-color="#000000" draw:stroke-linejoin="miter" svg:stroke-linecap="square" draw:fill="solid" draw:fill-color="#0000ff" draw:textarea-horizontal-align="left" draw:textarea-vertical-align="middle" draw:auto-grow-height="false" fo:min-height="1.01cm" fo:min-width="0.77cm" fo:padding-top="0.13cm" fo:padding-bottom="0.13cm" fo:padding-left="0.25cm" fo:padding-right="0.25cm" fo:wrap-option="no-wrap" draw:shadow-color="#808080"/>
    </style:style>
    <style:style style:name="gr62" style:family="graphic" style:parent-style-name="standard">
      <style:graphic-properties draw:stroke="solid" svg:stroke-width="0.026cm" svg:stroke-color="#000000" draw:stroke-linejoin="miter" svg:stroke-linecap="square" draw:fill="solid" draw:fill-color="#ffffff" draw:opacity="50%" draw:textarea-horizontal-align="left" draw:textarea-vertical-align="middle" draw:auto-grow-height="false" fo:min-height="1.01cm" fo:min-width="0.77cm" fo:padding-top="0.13cm" fo:padding-bottom="0.13cm" fo:padding-left="0.25cm" fo:padding-right="0.25cm" fo:wrap-option="no-wrap" draw:shadow-color="#808080"/>
    </style:style>
    <style:style style:name="gr63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" style:family="graphic" style:parent-style-name="standard">
      <style:graphic-properties draw:stroke="solid" svg:stroke-width="0.026cm" svg:stroke-color="#000000" draw:stroke-linejoin="miter" svg:stroke-linecap="square" draw:fill="solid" draw:fill-color="#ff33cc" draw:opacity="50%" draw:textarea-horizontal-align="left" draw:textarea-vertical-align="middle" draw:auto-grow-height="false" fo:min-height="1.01cm" fo:min-width="0.77cm" fo:padding-top="0.13cm" fo:padding-bottom="0.13cm" fo:padding-left="0.25cm" fo:padding-right="0.25cm" fo:wrap-option="no-wrap" draw:shadow-color="#808080"/>
    </style:style>
    <style:style style:name="gr65" style:family="graphic" style:parent-style-name="standard">
      <style:graphic-properties draw:stroke="solid" svg:stroke-width="0.106cm" svg:stroke-color="#008000" draw:stroke-linejoin="miter" svg:stroke-linecap="squar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fill-color="#ffffff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/>
    </style:style>
    <style:style style:name="P4" style:family="paragraph">
      <style:paragraph-properties fo:margin-left="0cm" fo:margin-right="0cm" fo:text-indent="0cm" style:writing-mode="lr-tb" style:font-independent-line-spacing="true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.529cm" fo:margin-bottom="0cm" fo:text-align="center" fo:text-indent="0cm"/>
    </style:style>
    <style:style style:name="P7" style:family="paragraph">
      <style:paragraph-properties fo:margin-left="0cm" fo:margin-right="0cm" fo:margin-top="0.529cm" fo:margin-bottom="0cm" fo:text-align="center" fo:text-indent="0cm" style:writing-mode="lr-tb" style:font-independent-line-spacing="true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 style:writing-mode="lr-tb" style:font-independent-line-spacing="true"/>
    </style:style>
    <style:style style:name="P10" style:family="paragraph">
      <style:paragraph-properties fo:margin-left="0cm" fo:margin-right="0cm" fo:line-height="100%" fo:text-indent="0cm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000000" style:text-line-through-style="none" style:text-line-through-type="none" style:text-position="0% 100%" style:font-name="Times New Roman" fo:font-size="24pt" fo:language="en" fo:country="US" fo:font-style="normal" fo:text-shadow="none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style:font-relief="none"/>
    </style:style>
    <style:style style:name="T3" style:family="text">
      <style:text-properties fo:color="#b2b2b2" fo:font-size="20pt" style:font-size-asian="20pt" style:font-size-complex="2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b2b2b2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b2b2b2" fo:font-size="18pt" style:font-size-asian="18pt" style:font-size-complex="18pt"/>
    </style:style>
    <style:style style:name="T11" style:family="text">
      <style:text-properties fo:color="#b2b2b2" fo:font-size="18pt" fo:font-style="italic" style:font-size-asian="18pt" style:font-style-asian="italic" style:font-size-complex="18pt" style:font-style-complex="italic"/>
    </style:style>
    <style:style style:name="T12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808080"/>
    </style:style>
    <style:style style:name="T15" style:family="text">
      <style:text-properties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size="28pt" fo:font-style="italic" style:font-size-asian="28pt" style:font-style-asian="italic" style:font-size-complex="28pt" style:font-style-complex="italic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000000" fo:font-size="44pt" style:font-size-asian="44pt" style:font-size-complex="44pt"/>
    </style:style>
    <style:style style:name="T20" style:family="text">
      <style:text-properties fo:color="#000000" fo:font-size="14pt" style:font-size-asian="14pt" style:font-size-complex="14pt"/>
    </style:style>
    <style:style style:name="T21" style:family="text">
      <style:text-properties fo:font-size="20pt" fo:font-style="italic" style:font-size-asian="20pt" style:font-style-asian="italic" style:font-size-complex="20pt" style:font-style-complex="italic"/>
    </style:style>
    <style:style style:name="T22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fo:font-style="italic" style:font-size-asian="16pt" style:font-style-asian="italic" style:font-size-complex="16pt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7" style:family="text">
      <style:text-properties style:text-position="30% 58%" fo:language="en" fo:country="US" style:language-asian="en" style:country-asian="US" style:language-complex="en" style:country-complex="US"/>
    </style:style>
    <style:style style:name="T28" style:family="text">
      <style:text-properties fo:color="#ff33cc" fo:font-weight="bold" style:font-weight-asian="bold" style:font-weight-complex="bold"/>
    </style:style>
    <style:style style:name="T29" style:family="text">
      <style:text-properties fo:color="#3333cc" fo:font-weight="bold" style:font-weight-asian="bold" style:font-weight-complex="bold"/>
    </style:style>
    <style:style style:name="T30" style:family="text">
      <style:text-properties style:font-name="Courier New" fo:font-weight="bold" style:font-weight-asian="bold" style:font-weight-complex="bold"/>
    </style:style>
    <style:style style:name="T31" style:family="text">
      <style:text-properties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b2b2b2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Courier New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Heuristic Search " draw:style-name="dp1" draw:master-page-name="Default" presentation:presentation-page-layout-name="AL1T19">
        <draw:frame presentation:style-name="pr1" draw:text-style-name="P2" draw:layer="layout" svg:width="21.59cm" svg:height="3.175cm" svg:x="1.905cm" svg:y="1.057cm" presentation:class="title" presentation:user-transformed="true">
          <draw:text-box>
            <text:list text:style-name="L1">
              <text:list-header>
                <text:p text:style-name="P1">Heuristic Search </text:p>
              </text:list-header>
            </text:list>
          </draw:text-box>
        </draw:frame>
        <draw:custom-shape draw:style-name="gr1" draw:text-style-name="P4" draw:layer="layout" svg:width="16.432cm" svg:height="11.437cm" svg:x="3.792cm" svg:y="4.119cm">
          <text:list text:style-name="L1">
            <text:list-header>
              <text:p text:style-name="P1"><text:span text:style-name="T1">The search techniques we have seen so far...</text:span></text:p>
              <text:p text:style-name="P1"><text:span text:style-name="T1"/></text:p>
            </text:list-header>
          </text:list>
          <text:list text:style-name="L2">
            <text:list-item>
              <text:list>
                <text:list-item>
                  <text:p text:style-name="P3"><text:span text:style-name="T2"><text:s/></text:span><text:span text:style-name="T2">Breadth first search</text:span></text:p>
                </text:list-item>
                <text:list-item>
                  <text:p text:style-name="P3"><text:span text:style-name="T2"><text:s/></text:span><text:span text:style-name="T2">Uniform cost search</text:span></text:p>
                </text:list-item>
                <text:list-item>
                  <text:p text:style-name="P3"><text:span text:style-name="T2"><text:s/></text:span><text:span text:style-name="T2">Depth first search</text:span></text:p>
                </text:list-item>
                <text:list-item>
                  <text:p text:style-name="P3"><text:span text:style-name="T2"><text:s/></text:span><text:span text:style-name="T2">Depth limited search </text:span></text:p>
                </text:list-item>
                <text:list-item>
                  <text:p text:style-name="P3"><text:span text:style-name="T2"><text:s/></text:span><text:span text:style-name="T2">Iterative Deepening</text:span></text:p>
                </text:list-item>
                <text:list-item>
                  <text:p text:style-name="P3"><text:span text:style-name="T2"><text:s/></text:span><text:span text:style-name="T2">Bi-directional Search</text:span></text:p>
                </text:list-item>
              </text:list>
              <text:p text:style-name="P1"><text:span text:style-name="T1"/></text:p>
            </text:list-item>
          </text:list>
          <text:list text:style-name="L1">
            <text:list-header>
              <text:p text:style-name="P1"><text:span text:style-name="T1"/></text:p>
              <text:p text:style-name="P1"><text:span text:style-name="T1">...are all too slow for most real world proble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5.789cm" svg:height="1.955cm" svg:x="18.512cm" svg:y="8.189cm">
          <text:list text:style-name="L3">
            <text:list-header>
              <text:p text:style-name="P1"><text:span text:style-name="T3">uninformed search</text:span></text:p>
              <text:p text:style-name="P1"><text:span text:style-name="T3">blind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5" draw:layer="layout" svg:x1="18.485cm" svg:y1="9.313cm" svg:x2="16.474cm" svg:y2="9.454cm">
          <text:p/>
        </draw:line>
        <presentation:notes draw:style-name="dp2">
          <draw:page-thumbnail draw:style-name="gr4" draw:layer="layout" svg:width="7.127cm" svg:height="9.509cm" svg:x="5.941cm" svg:y="1.927cm" draw:page-number="1" presentation:class="page"/>
          <draw:frame presentation:style-name="pr2" draw:layer="layout" svg:width="15.207cm" svg:height="11.411cm" svg:x="1.901cm" svg:y="12.046cm" presentation:class="notes" presentation:placeholder="true">
            <draw:text-box/>
          </draw:frame>
        </presentation:notes>
      </draw:page>
      <draw:page draw:name="Sometimes we can tell that some states appear better that others... " draw:style-name="dp1" draw:master-page-name="Default" presentation:presentation-page-layout-name="AL1T19">
        <draw:custom-shape draw:style-name="gr5" draw:text-style-name="P2" draw:layer="layout" svg:width="25.4cm" svg:height="3.85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4cm" svg:height="2.487cm" svg:x="0cm" svg:y="9.40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1.59cm" svg:height="3.175cm" svg:x="1.623cm" svg:y="0.563cm" presentation:class="title" presentation:user-transformed="true">
          <draw:text-box>
            <text:list text:style-name="L1">
              <text:list-header>
                <text:p text:style-name="P1"><text:span text:style-name="T4">Sometimes we can tell that some states appear better that others...</text:span> </text:p>
              </text:list-header>
            </text:list>
          </draw:text-box>
        </draw:frame>
        <draw:g>
          <draw:custom-shape draw:style-name="gr7" draw:text-style-name="P2" draw:layer="layout" svg:width="4.868cm" svg:height="4.233cm" svg:x="16.206cm" svg:y="4.5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.481cm" svg:height="1.277cm" svg:x="16.418cm" svg:y="4.771cm">
            <text:list text:style-name="L1">
              <text:list-header>
                <text:p text:style-name="P6"><text:span text:style-name="T5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7.899cm" svg:y="4.771cm">
            <text:list text:style-name="L1">
              <text:list-header>
                <text:p text:style-name="P6"><text:span text:style-name="T5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9.381cm" svg:y="4.771cm">
            <text:list text:style-name="L1">
              <text:list-header>
                <text:p text:style-name="P6"><text:span text:style-name="T5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1cm" svg:height="1.277cm" svg:x="16.418cm" svg:y="6.041cm">
            <text:list text:style-name="L1">
              <text:list-header>
                <text:p text:style-name="P6"><text:span text:style-name="T5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7.899cm" svg:y="6.041cm">
            <text:list text:style-name="L1">
              <text:list-header>
                <text:p text:style-name="P6"><text:span text:style-name="T5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9.381cm" svg:y="6.041cm">
            <text:list text:style-name="L1">
              <text:list-header>
                <text:p text:style-name="P6"><text:span text:style-name="T5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1cm" svg:height="1.277cm" svg:x="16.418cm" svg:y="7.311cm">
            <text:list text:style-name="L1">
              <text:list-header>
                <text:p text:style-name="P6"><text:span text:style-name="T5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9.381cm" svg:y="7.311cm">
            <text:list text:style-name="L1">
              <text:list-header>
                <text:p text:style-name="P6"><text:span text:style-name="T5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7" draw:layer="layout" svg:width="1.482cm" svg:height="1.341cm" svg:x="17.899cm" svg:y="7.311cm">
            <text:list text:style-name="L1">
              <text:list-header>
                <text:p text:style-name="P6"><text:span text:style-name="T1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2" draw:layer="layout" svg:width="4.868cm" svg:height="4.233cm" svg:x="4.564cm" svg:y="4.5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.481cm" svg:height="1.277cm" svg:x="4.776cm" svg:y="4.771cm">
            <text:list text:style-name="L1">
              <text:list-header>
                <text:p text:style-name="P6"><text:span text:style-name="T5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6.257cm" svg:y="4.771cm">
            <text:list text:style-name="L1">
              <text:list-header>
                <text:p text:style-name="P6"><text:span text:style-name="T5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7.739cm" svg:y="4.771cm">
            <text:list text:style-name="L1">
              <text:list-header>
                <text:p text:style-name="P6"><text:span text:style-name="T5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1cm" svg:height="1.277cm" svg:x="4.776cm" svg:y="6.041cm">
            <text:list text:style-name="L1">
              <text:list-header>
                <text:p text:style-name="P6"><text:span text:style-name="T5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6.257cm" svg:y="6.041cm">
            <text:list text:style-name="L1">
              <text:list-header>
                <text:p text:style-name="P6"><text:span text:style-name="T5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7.739cm" svg:y="6.041cm">
            <text:list text:style-name="L1">
              <text:list-header>
                <text:p text:style-name="P6"><text:span text:style-name="T5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1cm" svg:height="1.277cm" svg:x="4.776cm" svg:y="7.311cm">
            <text:list text:style-name="L1">
              <text:list-header>
                <text:p text:style-name="P6"><text:span text:style-name="T5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6.257cm" svg:y="7.311cm">
            <text:list text:style-name="L1">
              <text:list-header>
                <text:p text:style-name="P6"><text:span text:style-name="T5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7" draw:layer="layout" svg:width="1.482cm" svg:height="1.34cm" svg:x="7.739cm" svg:y="7.311cm">
            <text:list text:style-name="L1">
              <text:list-header>
                <text:p text:style-name="P6"><text:span text:style-name="T1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" draw:text-style-name="P4" draw:layer="layout" svg:width="2.475cm" svg:height="1.277cm" svg:x="5.168cm" svg:y="9.371cm">
            <text:list text:style-name="L1">
              <text:list-header>
                <text:p text:style-name="P1"><text:span text:style-name="T5">FW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" draw:text-style-name="P5" draw:layer="layout" svg:x1="5.516cm" svg:y1="10.641cm" svg:x2="8.056cm" svg:y2="10.641cm">
            <text:p/>
          </draw:line>
          <draw:custom-shape draw:style-name="gr1" draw:text-style-name="P4" draw:layer="layout" svg:width="1.112cm" svg:height="1.277cm" svg:x="7.099cm" svg:y="10.495cm">
            <text:list text:style-name="L1">
              <text:list-header>
                <text:p text:style-name="P1"><text:span text:style-name="T5">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" draw:text-style-name="P4" draw:layer="layout" svg:width="2.881cm" svg:height="1.277cm" svg:x="17.11cm" svg:y="10.416cm">
            <text:list text:style-name="L1">
              <text:list-header>
                <text:p text:style-name="P1"><text:span text:style-name="T5">FW <text:s/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" draw:text-style-name="P4" draw:layer="layout" svg:width="1.112cm" svg:height="1.277cm" svg:x="18.525cm" svg:y="9.371cm">
            <text:list text:style-name="L1">
              <text:list-header>
                <text:p text:style-name="P1"><text:span text:style-name="T5">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" draw:text-style-name="P5" draw:layer="layout" svg:x1="17.4cm" svg:y1="10.544cm" svg:x2="19.939cm" svg:y2="10.544cm">
            <text:p/>
          </draw:line>
        </draw:g>
        <draw:g>
          <draw:g>
            <draw:g>
              <draw:custom-shape draw:style-name="gr11" draw:text-style-name="P2" draw:layer="layout" svg:width="1.244cm" svg:height="1.243cm" svg:x="17.277cm" svg:y="15.549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  <draw:custom-shape draw:style-name="gr12" draw:text-style-name="P2" draw:layer="layout" svg:width="1.243cm" svg:height="1.243cm" svg:x="18.574cm" svg:y="15.549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  <draw:custom-shape draw:style-name="gr12" draw:text-style-name="P2" draw:layer="layout" svg:width="1.243cm" svg:height="1.243cm" svg:x="19.875cm" svg:y="15.549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</draw:g>
            <draw:g>
              <draw:custom-shape draw:style-name="gr11" draw:text-style-name="P2" draw:layer="layout" svg:width="1.244cm" svg:height="1.243cm" svg:x="17.277cm" svg:y="14.23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  <draw:custom-shape draw:style-name="gr12" draw:text-style-name="P2" draw:layer="layout" svg:width="1.243cm" svg:height="1.243cm" svg:x="18.574cm" svg:y="14.23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  <draw:custom-shape draw:style-name="gr12" draw:text-style-name="P2" draw:layer="layout" svg:width="1.243cm" svg:height="1.243cm" svg:x="19.875cm" svg:y="14.23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</draw:g>
            <draw:g>
              <draw:custom-shape draw:style-name="gr11" draw:text-style-name="P2" draw:layer="layout" svg:width="1.244cm" svg:height="1.243cm" svg:x="17.277cm" svg:y="12.916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  <draw:custom-shape draw:style-name="gr12" draw:text-style-name="P2" draw:layer="layout" svg:width="1.243cm" svg:height="1.243cm" svg:x="18.574cm" svg:y="12.916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  <draw:custom-shape draw:style-name="gr12" draw:text-style-name="P2" draw:layer="layout" svg:width="1.243cm" svg:height="1.243cm" svg:x="19.875cm" svg:y="12.916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12" draw:text-style-name="P2" draw:layer="layout" svg:width="1.243cm" svg:height="1.243cm" svg:x="16.797cm" svg:y="16.025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  <draw:custom-shape draw:style-name="gr13" draw:text-style-name="P2" draw:layer="layout" svg:width="1.242cm" svg:height="1.243cm" svg:x="18.093cm" svg:y="16.025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  <draw:custom-shape draw:style-name="gr13" draw:text-style-name="P2" draw:layer="layout" svg:width="1.242cm" svg:height="1.243cm" svg:x="19.394cm" svg:y="16.025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</draw:g>
            <draw:g>
              <draw:custom-shape draw:style-name="gr12" draw:text-style-name="P2" draw:layer="layout" svg:width="1.243cm" svg:height="1.243cm" svg:x="16.797cm" svg:y="14.706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  <draw:custom-shape draw:style-name="gr13" draw:text-style-name="P2" draw:layer="layout" svg:width="1.242cm" svg:height="1.243cm" svg:x="18.093cm" svg:y="14.706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  <draw:custom-shape draw:style-name="gr13" draw:text-style-name="P2" draw:layer="layout" svg:width="1.242cm" svg:height="1.243cm" svg:x="19.394cm" svg:y="14.706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</draw:g>
            <draw:g>
              <draw:custom-shape draw:style-name="gr12" draw:text-style-name="P2" draw:layer="layout" svg:width="1.243cm" svg:height="1.243cm" svg:x="16.797cm" svg:y="13.392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  <draw:custom-shape draw:style-name="gr13" draw:text-style-name="P2" draw:layer="layout" svg:width="1.242cm" svg:height="1.243cm" svg:x="18.093cm" svg:y="13.392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  <draw:custom-shape draw:style-name="gr13" draw:text-style-name="P2" draw:layer="layout" svg:width="1.242cm" svg:height="1.243cm" svg:x="19.394cm" svg:y="13.392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11" draw:text-style-name="P2" draw:layer="layout" svg:width="1.244cm" svg:height="1.243cm" svg:x="16.307cm" svg:y="16.506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  <draw:custom-shape draw:style-name="gr12" draw:text-style-name="P2" draw:layer="layout" svg:width="1.243cm" svg:height="1.243cm" svg:x="17.604cm" svg:y="16.506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  <draw:custom-shape draw:style-name="gr12" draw:text-style-name="P2" draw:layer="layout" svg:width="1.243cm" svg:height="1.243cm" svg:x="18.905cm" svg:y="16.506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</draw:g>
            <draw:g>
              <draw:custom-shape draw:style-name="gr11" draw:text-style-name="P2" draw:layer="layout" svg:width="1.244cm" svg:height="1.243cm" svg:x="16.307cm" svg:y="15.187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  <draw:custom-shape draw:style-name="gr12" draw:text-style-name="P2" draw:layer="layout" svg:width="1.243cm" svg:height="1.243cm" svg:x="17.604cm" svg:y="15.187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  <draw:custom-shape draw:style-name="gr12" draw:text-style-name="P2" draw:layer="layout" svg:width="1.243cm" svg:height="1.243cm" svg:x="18.905cm" svg:y="15.187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</draw:g>
            <draw:g>
              <draw:custom-shape draw:style-name="gr11" draw:text-style-name="P2" draw:layer="layout" svg:width="1.244cm" svg:height="1.243cm" svg:x="16.307cm" svg:y="13.873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  <draw:custom-shape draw:style-name="gr12" draw:text-style-name="P2" draw:layer="layout" svg:width="1.243cm" svg:height="1.243cm" svg:x="17.604cm" svg:y="13.873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  <draw:custom-shape draw:style-name="gr12" draw:text-style-name="P2" draw:layer="layout" svg:width="1.243cm" svg:height="1.243cm" svg:x="18.905cm" svg:y="13.873cm">
                <text:p/>
  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  </draw:custom-shape>
            </draw:g>
          </draw:g>
          <draw:custom-shape draw:style-name="gr14" draw:text-style-name="P2" draw:layer="layout" svg:width="1.658cm" svg:height="0.441cm" svg:x="18.591cm" svg:y="12.475cm">
            <text:p/>
            <draw:enhanced-geometry svg:viewBox="0 0 21600 21600" draw:glue-points="?f6 0 10800 ?f8 ?f11 10800 ?f9 21600 10800 ?f10 ?f5 10800" draw:text-areas="?f3 ?f3 ?f4 ?f4" draw:type="parallelogram" draw:modifiers="563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11" draw:text-style-name="P2" draw:layer="layout" svg:width="1.244cm" svg:height="1.243cm" svg:x="5.15cm" svg:y="15.544cm">
              <text:p/>
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</draw:custom-shape>
            <draw:custom-shape draw:style-name="gr12" draw:text-style-name="P2" draw:layer="layout" svg:width="1.243cm" svg:height="1.243cm" svg:x="6.447cm" svg:y="15.544cm">
              <text:p/>
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</draw:custom-shape>
            <draw:custom-shape draw:style-name="gr12" draw:text-style-name="P2" draw:layer="layout" svg:width="1.243cm" svg:height="1.243cm" svg:x="7.748cm" svg:y="15.544cm">
              <text:p/>
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</draw:custom-shape>
          </draw:g>
          <draw:g>
            <draw:custom-shape draw:style-name="gr15" draw:text-style-name="P2" draw:layer="layout" svg:width="1.244cm" svg:height="1.243cm" svg:x="5.15cm" svg:y="14.226cm">
              <text:p/>
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</draw:custom-shape>
            <draw:custom-shape draw:style-name="gr16" draw:text-style-name="P2" draw:layer="layout" svg:width="1.243cm" svg:height="1.243cm" svg:x="6.447cm" svg:y="14.226cm">
              <text:p/>
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</draw:custom-shape>
            <draw:custom-shape draw:style-name="gr16" draw:text-style-name="P2" draw:layer="layout" svg:width="1.243cm" svg:height="1.243cm" svg:x="7.748cm" svg:y="14.226cm">
              <text:p/>
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</draw:custom-shape>
          </draw:g>
          <draw:g>
            <draw:custom-shape draw:style-name="gr11" draw:text-style-name="P2" draw:layer="layout" svg:width="1.244cm" svg:height="1.243cm" svg:x="5.15cm" svg:y="12.912cm">
              <text:p/>
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</draw:custom-shape>
            <draw:custom-shape draw:style-name="gr12" draw:text-style-name="P2" draw:layer="layout" svg:width="1.243cm" svg:height="1.243cm" svg:x="6.447cm" svg:y="12.912cm">
              <text:p/>
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</draw:custom-shape>
            <draw:custom-shape draw:style-name="gr12" draw:text-style-name="P2" draw:layer="layout" svg:width="1.243cm" svg:height="1.243cm" svg:x="7.748cm" svg:y="12.912cm">
              <text:p/>
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</draw:custom-shape>
          </draw:g>
          <draw:g>
            <draw:custom-shape draw:style-name="gr15" draw:text-style-name="P2" draw:layer="layout" svg:width="1.244cm" svg:height="1.243cm" svg:x="4.652cm" svg:y="16.021cm">
              <text:p/>
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</draw:custom-shape>
            <draw:custom-shape draw:style-name="gr16" draw:text-style-name="P2" draw:layer="layout" svg:width="1.243cm" svg:height="1.243cm" svg:x="5.949cm" svg:y="16.021cm">
              <text:p/>
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</draw:custom-shape>
            <draw:custom-shape draw:style-name="gr16" draw:text-style-name="P2" draw:layer="layout" svg:width="1.243cm" svg:height="1.243cm" svg:x="7.25cm" svg:y="16.021cm">
              <text:p/>
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</draw:custom-shape>
          </draw:g>
          <draw:custom-shape draw:style-name="gr17" draw:text-style-name="P2" draw:layer="layout" svg:width="1.244cm" svg:height="1.244cm" svg:x="4.652cm" svg:y="14.702cm">
            <text:p/>
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</draw:custom-shape>
          <draw:custom-shape draw:style-name="gr17" draw:text-style-name="P2" draw:layer="layout" svg:width="1.244cm" svg:height="1.244cm" svg:x="5.948cm" svg:y="14.702cm">
            <text:p/>
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</draw:custom-shape>
          <draw:custom-shape draw:style-name="gr18" draw:text-style-name="P2" draw:layer="layout" svg:width="1.244cm" svg:height="1.244cm" svg:x="7.249cm" svg:y="14.702cm">
            <text:p/>
            <draw:enhanced-geometry draw:extrusion="true" draw:extrusion-diffusion="66.69921875%" draw:extrusion-light-face="true" draw:extrusion-first-light-harsh="true" draw:extrusion-second-light-harsh="false" draw:extrusion-first-light-direction="(-50000 -50000 10000)" draw:extrusion-second-light-direction="(50000 0 10000)" draw:extrusion-metal="true" draw:extrusion-specularity="60.0150037509377%" dr3d:projection="parallel" draw:extrusion-color="true" svg:viewBox="0 0 21600 21600" draw:type="rectangle" draw:enhanced-path="M 0 0 L 21600 0 21600 21600 0 21600 0 0 Z N"/>
          </draw:custom-shape>
          <draw:g>
            <draw:custom-shape draw:style-name="gr11" draw:text-style-name="P2" draw:layer="layout" svg:width="1.244cm" svg:height="1.243cm" svg:x="4.652cm" svg:y="13.388cm">
              <text:p/>
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</draw:custom-shape>
            <draw:custom-shape draw:style-name="gr12" draw:text-style-name="P2" draw:layer="layout" svg:width="1.243cm" svg:height="1.243cm" svg:x="5.949cm" svg:y="13.388cm">
              <text:p/>
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</draw:custom-shape>
            <draw:custom-shape draw:style-name="gr12" draw:text-style-name="P2" draw:layer="layout" svg:width="1.243cm" svg:height="1.243cm" svg:x="7.25cm" svg:y="13.388cm">
              <text:p/>
  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  </draw:custom-shape>
          </draw:g>
          <draw:custom-shape draw:style-name="gr19" draw:text-style-name="P2" draw:layer="layout" svg:width="1.243cm" svg:height="1.244cm" svg:x="4.154cm" svg:y="16.501cm">
            <text:p/>
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</draw:custom-shape>
          <draw:custom-shape draw:style-name="gr20" draw:text-style-name="P2" draw:layer="layout" svg:width="1.244cm" svg:height="1.244cm" svg:x="5.45cm" svg:y="16.501cm">
            <text:p/>
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</draw:custom-shape>
          <draw:custom-shape draw:style-name="gr17" draw:text-style-name="P2" draw:layer="layout" svg:width="1.244cm" svg:height="1.244cm" svg:x="6.751cm" svg:y="16.501cm">
            <text:p/>
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</draw:custom-shape>
          <draw:custom-shape draw:style-name="gr21" draw:text-style-name="P2" draw:layer="layout" svg:width="1.243cm" svg:height="1.243cm" svg:x="4.154cm" svg:y="15.183cm">
            <text:p/>
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</draw:custom-shape>
          <draw:custom-shape draw:style-name="gr11" draw:text-style-name="P2" draw:layer="layout" svg:width="1.244cm" svg:height="1.243cm" svg:x="5.45cm" svg:y="15.183cm">
            <text:p/>
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</draw:custom-shape>
          <draw:custom-shape draw:style-name="gr22" draw:text-style-name="P2" draw:layer="layout" svg:width="1.244cm" svg:height="1.243cm" svg:x="6.751cm" svg:y="15.183cm">
            <text:p/>
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</draw:custom-shape>
          <draw:custom-shape draw:style-name="gr23" draw:text-style-name="P2" draw:layer="layout" svg:width="1.243cm" svg:height="1.243cm" svg:x="4.154cm" svg:y="13.869cm">
            <text:p/>
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</draw:custom-shape>
          <draw:custom-shape draw:style-name="gr11" draw:text-style-name="P2" draw:layer="layout" svg:width="1.244cm" svg:height="1.243cm" svg:x="5.45cm" svg:y="13.869cm">
            <text:p/>
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</draw:custom-shape>
          <draw:custom-shape draw:style-name="gr11" draw:text-style-name="P2" draw:layer="layout" svg:width="1.244cm" svg:height="1.243cm" svg:x="6.751cm" svg:y="13.869cm">
            <text:p/>
            <draw:enhanced-geometry draw:extrusion="true" draw:extrusion-diffusion="66.69921875%" draw:extrusion-light-face="true" draw:extrusion-first-light-harsh="true" draw:extrusion-second-light-harsh="false" draw:extrusion-metal="true" draw:extrusion-specularity="60.0150037509377%" dr3d:projection="parallel" draw:extrusion-color="true" svg:viewBox="0 0 21600 21600" draw:type="rectangle" draw:enhanced-path="M 0 0 L 21600 0 21600 21600 0 21600 0 0 Z N"/>
          </draw:custom-shape>
          <draw:custom-shape draw:style-name="gr14" draw:text-style-name="P2" draw:layer="layout" svg:width="1.658cm" svg:height="0.441cm" svg:x="5.988cm" svg:y="12.943cm">
            <text:p/>
            <draw:enhanced-geometry svg:viewBox="0 0 21600 21600" draw:glue-points="?f6 0 10800 ?f8 ?f11 10800 ?f9 21600 10800 ?f10 ?f5 10800" draw:text-areas="?f3 ?f3 ?f4 ?f4" draw:type="parallelogram" draw:modifiers="563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4" draw:text-style-name="P2" draw:layer="layout" svg:width="1.658cm" svg:height="0.441cm" svg:x="4.207cm" svg:y="13.41cm">
            <text:p/>
            <draw:enhanced-geometry svg:viewBox="0 0 21600 21600" draw:glue-points="?f6 0 10800 ?f8 ?f11 10800 ?f9 21600 10800 ?f10 ?f5 10800" draw:text-areas="?f3 ?f3 ?f4 ?f4" draw:type="parallelogram" draw:modifiers="563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2" draw:layer="layout" svg:width="1.658cm" svg:height="0.441cm" svg:x="5.168cm" svg:y="12.475cm">
            <text:p/>
            <draw:enhanced-geometry svg:viewBox="0 0 21600 21600" draw:glue-points="?f6 0 10800 ?f8 ?f11 10800 ?f9 21600 10800 ?f10 ?f5 10800" draw:text-areas="?f3 ?f3 ?f4 ?f4" draw:type="parallelogram" draw:modifiers="563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4" draw:layer="layout" svg:width="7.127cm" svg:height="9.509cm" svg:x="5.941cm" svg:y="1.927cm" draw:page-number="2" presentation:class="page"/>
          <draw:frame presentation:style-name="pr2" draw:layer="layout" svg:width="15.207cm" svg:height="11.411cm" svg:x="1.901cm" svg:y="12.046cm" presentation:class="notes" presentation:placeholder="true">
            <draw:text-box/>
          </draw:frame>
        </presentation:notes>
      </draw:page>
      <draw:page draw:name="PowerPoint Presentation" draw:style-name="dp1" draw:master-page-name="Default">
        <draw:custom-shape draw:style-name="gr1" draw:text-style-name="P4" draw:layer="layout" svg:width="21.377cm" svg:height="1.108cm" svg:x="0.159cm" svg:y="0.789cm">
          <text:list text:style-name="L1">
            <text:list-header>
              <text:p text:style-name="P1"><text:span text:style-name="T6">...we can use this knowledge of the relative merit of states to guide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4" draw:layer="layout" svg:width="24.086cm" svg:height="13.977cm" svg:x="0.767cm" svg:y="2.99cm">
          <text:list text:style-name="L1">
            <text:list-header>
              <text:p text:style-name="P1"><text:span text:style-name="T4">Heuristic Search </text:span><text:span text:style-name="T6">(informed search)</text:span><text:span text:style-name="T4"> </text:span></text:p>
              <text:p text:style-name="P1"/>
              <text:p text:style-name="P1">A <text:span text:style-name="T5">Heuristic</text:span> is a function that, when applied to a state, returns a number that is an estimate of the merit of the state, with respect to the goal.</text:p>
              <text:p text:style-name="P1"/>
              <text:p text:style-name="P1">In other words, the heuristic tells us approximately how far the state is from the goal state*. </text:p>
              <text:p text:style-name="P1"/>
              <text:p text:style-name="P1">Note we said “approximately”. Heuristics might underestimate or overestimate the merit of a state. <text:s/>But for reasons which we will see, heuristics that <text:span text:style-name="T7">only</text:span> underestimate are very desirable, and are called admissible.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4" draw:layer="layout" svg:width="11.162cm" svg:height="1.277cm" svg:x="1.111cm" svg:y="16.933cm">
          <text:list text:style-name="L3">
            <text:list-header>
              <text:p text:style-name="P1"><text:span text:style-name="T8">*I.e Smaller numbers are bet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27cm" svg:height="9.509cm" svg:x="5.941cm" svg:y="1.927cm" draw:page-number="3" presentation:class="page"/>
          <draw:frame presentation:style-name="pr2" draw:layer="layout" svg:width="15.207cm" svg:height="11.411cm" svg:x="1.901cm" svg:y="12.046cm" presentation:class="notes" presentation:placeholder="true">
            <draw:text-box/>
          </draw:frame>
        </presentation:notes>
      </draw:page>
      <draw:page draw:name="Heuristics for 8-puzzle I" draw:style-name="dp1" draw:master-page-name="Default" presentation:presentation-page-layout-name="AL1T19">
        <draw:custom-shape draw:style-name="gr28" draw:text-style-name="P2" draw:layer="layout" svg:width="25.4cm" svg:height="1.989cm" svg:x="0cm" svg:y="17.0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5.4cm" svg:height="2.05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1.59cm" svg:height="3.175cm" svg:x="1.879cm" svg:y="-0.72cm" presentation:class="title" presentation:user-transformed="true">
          <draw:text-box>
            <text:list text:style-name="L1">
              <text:list-header>
                <text:p text:style-name="P1">Heuristics for 8-puzzle I</text:p>
              </text:list-header>
            </text:list>
          </draw:text-box>
        </draw:frame>
        <draw:custom-shape draw:style-name="gr30" draw:text-style-name="P4" draw:layer="layout" svg:width="5.944cm" svg:height="4.325cm" svg:x="0.706cm" svg:y="6.275cm">
          <text:list text:style-name="L2">
            <text:list-item>
              <text:p text:style-name="P1">The number of <text:span text:style-name="T5">misplaced tiles</text:span> (not including the blank)</text:p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style-name="gr31" draw:text-style-name="P2" draw:layer="layout" svg:width="4.869cm" svg:height="4.234cm" svg:x="10.433cm" svg:y="2.81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.482cm" svg:height="1.277cm" svg:x="10.645cm" svg:y="3.025cm">
            <text:list text:style-name="L1">
              <text:list-header>
                <text:p text:style-name="P6"><text:span text:style-name="T5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1cm" svg:height="1.277cm" svg:x="12.127cm" svg:y="3.025cm">
            <text:list text:style-name="L1">
              <text:list-header>
                <text:p text:style-name="P6"><text:span text:style-name="T5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3.608cm" svg:y="3.025cm">
            <text:list text:style-name="L1">
              <text:list-header>
                <text:p text:style-name="P6"><text:span text:style-name="T5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0.645cm" svg:y="4.295cm">
            <text:list text:style-name="L1">
              <text:list-header>
                <text:p text:style-name="P6"><text:span text:style-name="T5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1cm" svg:height="1.277cm" svg:x="12.127cm" svg:y="4.295cm">
            <text:list text:style-name="L1">
              <text:list-header>
                <text:p text:style-name="P6"><text:span text:style-name="T5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3.608cm" svg:y="4.295cm">
            <text:list text:style-name="L1">
              <text:list-header>
                <text:p text:style-name="P6"><text:span text:style-name="T5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0.645cm" svg:y="5.565cm">
            <text:list text:style-name="L1">
              <text:list-header>
                <text:p text:style-name="P6"><text:span text:style-name="T5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3.608cm" svg:y="5.565cm">
            <text:list text:style-name="L1">
              <text:list-header>
                <text:p text:style-name="P6"><text:span text:style-name="T5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7" draw:layer="layout" svg:width="1.482cm" svg:height="1.34cm" svg:x="12.1cm" svg:y="5.574cm">
            <text:list text:style-name="L1">
              <text:list-header>
                <text:p text:style-name="P6"><text:span text:style-name="T1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2" draw:layer="layout" svg:width="4.868cm" svg:height="4.233cm" svg:x="10.433cm" svg:y="7.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.481cm" svg:height="1.277cm" svg:x="10.645cm" svg:y="7.871cm">
            <text:list text:style-name="L1">
              <text:list-header>
                <text:p text:style-name="P6"><text:span text:style-name="T5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2.126cm" svg:y="7.871cm">
            <text:list text:style-name="L1">
              <text:list-header>
                <text:p text:style-name="P6"><text:span text:style-name="T5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3.608cm" svg:y="7.871cm">
            <text:list text:style-name="L1">
              <text:list-header>
                <text:p text:style-name="P6"><text:span text:style-name="T5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1cm" svg:height="1.277cm" svg:x="10.645cm" svg:y="9.141cm">
            <text:list text:style-name="L1">
              <text:list-header>
                <text:p text:style-name="P6"><text:span text:style-name="T5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2.126cm" svg:y="9.141cm">
            <text:list text:style-name="L1">
              <text:list-header>
                <text:p text:style-name="P6"><text:span text:style-name="T5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3.608cm" svg:y="9.141cm">
            <text:list text:style-name="L1">
              <text:list-header>
                <text:p text:style-name="P6"><text:span text:style-name="T5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1cm" svg:height="1.277cm" svg:x="10.645cm" svg:y="10.411cm">
            <text:list text:style-name="L1">
              <text:list-header>
                <text:p text:style-name="P6"><text:span text:style-name="T5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2.126cm" svg:y="10.411cm">
            <text:list text:style-name="L1">
              <text:list-header>
                <text:p text:style-name="P6"><text:span text:style-name="T5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7" draw:layer="layout" svg:width="1.482cm" svg:height="1.34cm" svg:x="13.608cm" svg:y="10.411cm">
            <text:list text:style-name="L1">
              <text:list-header>
                <text:p text:style-name="P6"><text:span text:style-name="T1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7" draw:text-style-name="P2" draw:layer="layout" svg:width="4.868cm" svg:height="4.233cm" svg:x="19.398cm" svg:y="5.52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7" draw:layer="layout" svg:width="1.481cm" svg:height="1.277cm" svg:x="19.61cm" svg:y="5.736cm">
              <text:list text:style-name="L1">
                <text:list-header>
                  <text:p text:style-name="P6"><text:span text:style-name="T5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" draw:text-style-name="P7" draw:layer="layout" svg:width="1.482cm" svg:height="1.277cm" svg:x="21.091cm" svg:y="5.736cm">
              <text:list text:style-name="L1">
                <text:list-header>
                  <text:p text:style-name="P6"><text:span text:style-name="T5">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" draw:text-style-name="P7" draw:layer="layout" svg:width="1.482cm" svg:height="1.277cm" svg:x="22.573cm" svg:y="5.736cm">
              <text:list text:style-name="L1">
                <text:list-header>
                  <text:p text:style-name="P6"><text:span text:style-name="T5">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" draw:text-style-name="P7" draw:layer="layout" svg:width="1.481cm" svg:height="1.277cm" svg:x="19.61cm" svg:y="7.006cm">
              <text:list text:style-name="L1">
                <text:list-header>
                  <text:p text:style-name="P6"><text:span text:style-name="T5">4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" draw:text-style-name="P7" draw:layer="layout" svg:width="1.482cm" svg:height="1.277cm" svg:x="21.091cm" svg:y="7.006cm">
              <text:list text:style-name="L1">
                <text:list-header>
                  <text:p text:style-name="P6"><text:span text:style-name="T5">5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" draw:text-style-name="P7" draw:layer="layout" svg:width="1.482cm" svg:height="1.277cm" svg:x="22.573cm" svg:y="7.006cm">
              <text:list text:style-name="L1">
                <text:list-header>
                  <text:p text:style-name="P6"><text:span text:style-name="T5">6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" draw:text-style-name="P7" draw:layer="layout" svg:width="1.481cm" svg:height="1.277cm" svg:x="19.61cm" svg:y="8.276cm">
              <text:list text:style-name="L1">
                <text:list-header>
                  <text:p text:style-name="P6"><text:span text:style-name="T5">7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8" draw:text-style-name="P7" draw:layer="layout" svg:width="1.482cm" svg:height="1.277cm" svg:x="21.091cm" svg:y="8.276cm">
              <text:list text:style-name="L1">
                <text:list-header>
                  <text:p text:style-name="P6"><text:span text:style-name="T5">8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9" draw:text-style-name="P7" draw:layer="layout" svg:width="1.482cm" svg:height="1.34cm" svg:x="22.573cm" svg:y="8.276cm">
              <text:list text:style-name="L1">
                <text:list-header>
                  <text:p text:style-name="P6"><text:span text:style-name="T1"/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2" draw:text-style-name="P2" draw:layer="layout" svg:width="4.868cm" svg:height="4.233cm" svg:x="19.702cm" svg:y="5.728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7" draw:layer="layout" svg:width="1.481cm" svg:height="1.277cm" svg:x="19.914cm" svg:y="5.939cm">
              <text:list text:style-name="L1">
                <text:list-header>
                  <text:p text:style-name="P6"><text:span text:style-name="T5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3" draw:text-style-name="P7" draw:layer="layout" svg:width="1.482cm" svg:height="1.277cm" svg:x="21.395cm" svg:y="5.939cm">
              <text:list text:style-name="L1">
                <text:list-header>
                  <text:p text:style-name="P6"><text:span text:style-name="T5">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3" draw:text-style-name="P7" draw:layer="layout" svg:width="1.482cm" svg:height="1.277cm" svg:x="22.877cm" svg:y="5.939cm">
              <text:list text:style-name="L1">
                <text:list-header>
                  <text:p text:style-name="P6"><text:span text:style-name="T5">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3" draw:text-style-name="P7" draw:layer="layout" svg:width="1.481cm" svg:height="1.277cm" svg:x="19.914cm" svg:y="7.209cm">
              <text:list text:style-name="L1">
                <text:list-header>
                  <text:p text:style-name="P6"><text:span text:style-name="T5">4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3" draw:text-style-name="P7" draw:layer="layout" svg:width="1.482cm" svg:height="1.277cm" svg:x="21.395cm" svg:y="7.209cm">
              <text:list text:style-name="L1">
                <text:list-header>
                  <text:p text:style-name="P6"><text:span text:style-name="T5">5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3" draw:text-style-name="P7" draw:layer="layout" svg:width="1.482cm" svg:height="1.277cm" svg:x="22.877cm" svg:y="7.209cm">
              <text:list text:style-name="L1">
                <text:list-header>
                  <text:p text:style-name="P6"><text:span text:style-name="T5">6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3" draw:text-style-name="P7" draw:layer="layout" svg:width="1.481cm" svg:height="1.277cm" svg:x="19.914cm" svg:y="8.479cm">
              <text:list text:style-name="L1">
                <text:list-header>
                  <text:p text:style-name="P6"><text:span text:style-name="T5">7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3" draw:text-style-name="P7" draw:layer="layout" svg:width="1.482cm" svg:height="1.277cm" svg:x="22.877cm" svg:y="8.479cm">
              <text:list text:style-name="L1">
                <text:list-header>
                  <text:p text:style-name="P6"><text:span text:style-name="T5">8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4" draw:text-style-name="P7" draw:layer="layout" svg:width="1.482cm" svg:height="1.341cm" svg:x="21.395cm" svg:y="8.479cm">
              <text:list text:style-name="L1">
                <text:list-header>
                  <text:p text:style-name="P6"><text:span text:style-name="T1"/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35" draw:text-style-name="P2" draw:layer="layout" svg:width="3.086cm" svg:height="1.535cm" draw:transform="rotate (-0.780685774417064) translate (17.008cm 3.16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" draw:layer="layout" svg:width="3.087cm" svg:height="1.534cm" draw:transform="rotate (0.790110552377833) translate (15.717cm 10.95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7" draw:text-style-name="P7" draw:layer="layout" svg:width="1.481cm" svg:height="1.277cm" svg:x="19.641cm" svg:y="11.743cm">
            <text:list text:style-name="L1">
              <text:list-header>
                <text:p text:style-name="P6"><text:span text:style-name="T5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" draw:text-style-name="P7" draw:layer="layout" svg:width="1.482cm" svg:height="1.277cm" svg:x="21.122cm" svg:y="11.743cm">
            <text:list text:style-name="L1">
              <text:list-header>
                <text:p text:style-name="P6"><text:span text:style-name="T5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" draw:text-style-name="P7" draw:layer="layout" svg:width="1.482cm" svg:height="1.277cm" svg:x="22.604cm" svg:y="11.743cm">
            <text:list text:style-name="L1">
              <text:list-header>
                <text:p text:style-name="P6"><text:span text:style-name="T5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" draw:text-style-name="P7" draw:layer="layout" svg:width="1.481cm" svg:height="1.277cm" svg:x="19.641cm" svg:y="13.013cm">
            <text:list text:style-name="L1">
              <text:list-header>
                <text:p text:style-name="P6"><text:span text:style-name="T5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" draw:text-style-name="P7" draw:layer="layout" svg:width="1.482cm" svg:height="1.277cm" svg:x="21.122cm" svg:y="13.013cm">
            <text:list text:style-name="L1">
              <text:list-header>
                <text:p text:style-name="P6"><text:span text:style-name="T5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" draw:text-style-name="P7" draw:layer="layout" svg:width="1.482cm" svg:height="1.277cm" svg:x="22.604cm" svg:y="13.013cm">
            <text:list text:style-name="L1">
              <text:list-header>
                <text:p text:style-name="P6"><text:span text:style-name="T5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37" draw:text-style-name="P7" draw:layer="layout" svg:width="1.482cm" svg:height="1.277cm" svg:x="19.645cm" svg:y="14.305cm">
              <text:list text:style-name="L1">
                <text:list-header>
                  <text:p text:style-name="P6"><text:span text:style-name="T5">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7" draw:text-style-name="P7" draw:layer="layout" svg:width="1.481cm" svg:height="1.277cm" svg:x="21.127cm" svg:y="14.305cm">
              <text:list text:style-name="L1">
                <text:list-header>
                  <text:p text:style-name="P6"><text:span text:style-name="T5">Y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7" draw:text-style-name="P7" draw:layer="layout" svg:width="1.482cm" svg:height="1.296cm" svg:x="22.608cm" svg:y="14.305cm">
              <text:list text:style-name="L1">
                <text:list-header>
                  <text:p text:style-name="P6"><text:span text:style-name="T1"/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26" draw:text-style-name="P4" draw:layer="layout" svg:width="15.663cm" svg:height="3.479cm" svg:x="0.776cm" svg:y="12.59cm">
          <text:list text:style-name="L1">
            <text:list-header>
              <text:p text:style-name="P1"><text:span text:style-name="T6">In this case, only “</text:span><text:span text:style-name="T9">8</text:span><text:span text:style-name="T6">” is misplaced, so the heuristic function evaluates to 1.</text:span></text:p>
            </text:list-header>
          </text:list>
          <text:list text:style-name="L3">
            <text:list-header>
              <text:p text:style-name="P1"><text:span text:style-name="T10">In other words, the heuristic is </text:span><text:span text:style-name="T11">telling</text:span><text:span text:style-name="T10"> us, that it </text:span><text:span text:style-name="T11">thinks</text:span><text:span text:style-name="T10"> a solution might be available in just 1 more mov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4" draw:layer="layout" svg:width="2.937cm" svg:height="1.955cm" svg:x="8.004cm" svg:y="8.722cm">
          <text:list text:style-name="L1">
            <text:list-header>
              <text:p text:style-name="P1"><text:span text:style-name="T6">Goal St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4" draw:layer="layout" svg:width="3.299cm" svg:height="1.955cm" svg:x="7.783cm" svg:y="3.806cm">
          <text:list text:style-name="L1">
            <text:list-header>
              <text:p text:style-name="P1"><text:span text:style-name="T6">Current St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4.997cm" svg:height="1.277cm" svg:x="1.411cm" svg:y="17.216cm">
          <text:list text:style-name="L1">
            <text:list-header>
              <text:p text:style-name="P1"><text:span text:style-name="T1">Notation: <text:s text:c="2"/></text:span><text:span text:style-name="T12">h</text:span><text:span text:style-name="T1">(n) <text:s text:c="11"/></text:span><text:span text:style-name="T12">h</text:span><text:span text:style-name="T1">(current state) = 1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27cm" svg:height="9.509cm" svg:x="5.941cm" svg:y="1.927cm" draw:page-number="4" presentation:class="page"/>
          <draw:frame presentation:style-name="pr2" draw:layer="layout" svg:width="15.207cm" svg:height="11.411cm" svg:x="1.901cm" svg:y="12.046cm" presentation:class="notes" presentation:placeholder="true">
            <draw:text-box/>
          </draw:frame>
        </presentation:notes>
      </draw:page>
      <draw:page draw:name="Heuristics for 8-puzzle II" draw:style-name="dp1" draw:master-page-name="Default" presentation:presentation-page-layout-name="AL1T19">
        <draw:custom-shape draw:style-name="gr38" draw:text-style-name="P2" draw:layer="layout" svg:width="25.4cm" svg:height="1.98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1.59cm" svg:height="3.175cm" svg:x="1.848cm" svg:y="-0.587cm" presentation:class="title" presentation:user-transformed="true">
          <draw:text-box>
            <text:list text:style-name="L1">
              <text:list-header>
                <text:p text:style-name="P1">Heuristics for 8-puzzle II</text:p>
              </text:list-header>
            </text:list>
          </draw:text-box>
        </draw:frame>
        <draw:custom-shape draw:style-name="gr39" draw:text-style-name="P4" draw:layer="layout" svg:width="5.874cm" svg:height="3.649cm" svg:x="0.489cm" svg:y="6.668cm">
          <text:list text:style-name="L2">
            <text:list-item>
              <text:p text:style-name="P1"><text:span text:style-name="T6">The </text:span><text:span text:style-name="T9">Manhattan Distance</text:span><text:span text:style-name="T6"> (not including the blank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4" draw:layer="layout" svg:width="15.403cm" svg:height="4.326cm" svg:x="0.648cm" svg:y="12.687cm">
          <text:list text:style-name="L1">
            <text:list-header>
              <text:p text:style-name="P1"><text:span text:style-name="T6">In this case, only the “</text:span><text:span text:style-name="T9">3</text:span><text:span text:style-name="T6">”, “</text:span><text:span text:style-name="T9">8</text:span><text:span text:style-name="T6">” and “</text:span><text:span text:style-name="T9">1</text:span><text:span text:style-name="T6">” tiles are misplaced, by 2, 3, and 3 squares respectively, <text:s/>so the heuristic function evaluates to 8.</text:span></text:p>
            </text:list-header>
          </text:list>
          <text:list text:style-name="L3">
            <text:list-header>
              <text:p text:style-name="P1"><text:span text:style-name="T10">In other words, the heuristic is </text:span><text:span text:style-name="T11">telling</text:span><text:span text:style-name="T10"> us, that it </text:span><text:span text:style-name="T11">thinks</text:span><text:span text:style-name="T10"> a solution is available in just 8 more moves.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7" draw:text-style-name="P2" draw:layer="layout" svg:width="4.868cm" svg:height="4.233cm" svg:x="8.961cm" svg:y="3.04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.481cm" svg:height="1.277cm" svg:x="9.173cm" svg:y="3.254cm">
            <text:list text:style-name="L1">
              <text:list-header>
                <text:p text:style-name="P6"><text:span text:style-name="T5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0.654cm" svg:y="3.254cm">
            <text:list text:style-name="L1">
              <text:list-header>
                <text:p text:style-name="P6"><text:span text:style-name="T5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2.136cm" svg:y="3.254cm">
            <text:list text:style-name="L1">
              <text:list-header>
                <text:p text:style-name="P6"><text:span text:style-name="T5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1cm" svg:height="1.277cm" svg:x="9.173cm" svg:y="4.524cm">
            <text:list text:style-name="L1">
              <text:list-header>
                <text:p text:style-name="P6"><text:span text:style-name="T5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0.654cm" svg:y="4.524cm">
            <text:list text:style-name="L1">
              <text:list-header>
                <text:p text:style-name="P6"><text:span text:style-name="T5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2.136cm" svg:y="4.524cm">
            <text:list text:style-name="L1">
              <text:list-header>
                <text:p text:style-name="P6"><text:span text:style-name="T5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1cm" svg:height="1.277cm" svg:x="9.173cm" svg:y="5.794cm">
            <text:list text:style-name="L1">
              <text:list-header>
                <text:p text:style-name="P6"><text:span text:style-name="T5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0.654cm" svg:y="5.794cm">
            <text:list text:style-name="L1">
              <text:list-header>
                <text:p text:style-name="P6"><text:span text:style-name="T5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7" draw:layer="layout" svg:width="1.482cm" svg:height="1.34cm" svg:x="12.136cm" svg:y="5.794cm">
            <text:list text:style-name="L1">
              <text:list-header>
                <text:p text:style-name="P6"><text:span text:style-name="T1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7" draw:text-style-name="P2" draw:layer="layout" svg:width="4.868cm" svg:height="4.233cm" svg:x="8.961cm" svg:y="7.88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.481cm" svg:height="1.277cm" svg:x="9.173cm" svg:y="8.1cm">
            <text:list text:style-name="L1">
              <text:list-header>
                <text:p text:style-name="P6"><text:span text:style-name="T5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0.654cm" svg:y="8.1cm">
            <text:list text:style-name="L1">
              <text:list-header>
                <text:p text:style-name="P6"><text:span text:style-name="T5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2.136cm" svg:y="8.1cm">
            <text:list text:style-name="L1">
              <text:list-header>
                <text:p text:style-name="P6"><text:span text:style-name="T5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1cm" svg:height="1.277cm" svg:x="9.173cm" svg:y="9.37cm">
            <text:list text:style-name="L1">
              <text:list-header>
                <text:p text:style-name="P6"><text:span text:style-name="T5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0.654cm" svg:y="9.37cm">
            <text:list text:style-name="L1">
              <text:list-header>
                <text:p text:style-name="P6"><text:span text:style-name="T5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2.136cm" svg:y="9.37cm">
            <text:list text:style-name="L1">
              <text:list-header>
                <text:p text:style-name="P6"><text:span text:style-name="T5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1cm" svg:height="1.277cm" svg:x="9.173cm" svg:y="10.64cm">
            <text:list text:style-name="L1">
              <text:list-header>
                <text:p text:style-name="P6"><text:span text:style-name="T5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7" draw:layer="layout" svg:width="1.482cm" svg:height="1.277cm" svg:x="10.654cm" svg:y="10.64cm">
            <text:list text:style-name="L1">
              <text:list-header>
                <text:p text:style-name="P6"><text:span text:style-name="T5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7" draw:layer="layout" svg:width="1.482cm" svg:height="1.34cm" svg:x="12.136cm" svg:y="10.64cm">
            <text:list text:style-name="L1">
              <text:list-header>
                <text:p text:style-name="P6"><text:span text:style-name="T1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6" draw:text-style-name="P4" draw:layer="layout" svg:width="2.937cm" svg:height="1.955cm" svg:x="6.531cm" svg:y="8.952cm">
          <text:list text:style-name="L1">
            <text:list-header>
              <text:p text:style-name="P1"><text:span text:style-name="T6">Goal St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4" draw:layer="layout" svg:width="3.299cm" svg:height="1.955cm" svg:x="6.31cm" svg:y="4.035cm">
          <text:list text:style-name="L1">
            <text:list-header>
              <text:p text:style-name="P1"><text:span text:style-name="T6">Current St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" draw:layer="layout" svg:width="4.868cm" svg:height="4.234cm" svg:x="16.572cm" svg:y="2.8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482cm" svg:height="1.277cm" svg:x="16.783cm" svg:y="3.025cm">
          <text:list text:style-name="L1">
            <text:list-header>
              <text:p text:style-name="P6"><text:span text:style-name="T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1.482cm" svg:height="1.341cm" svg:x="18.265cm" svg:y="3.025cm">
          <text:list text:style-name="L1">
            <text:list-header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.481cm" svg:height="1.277cm" svg:x="19.747cm" svg:y="3.025cm">
          <text:list text:style-name="L1">
            <text:list-header>
              <text:p text:style-name="P6"><text:span text:style-name="T1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1.482cm" svg:height="1.341cm" svg:x="16.783cm" svg:y="4.295cm">
          <text:list text:style-name="L1">
            <text:list-header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1.482cm" svg:height="1.341cm" svg:x="18.265cm" svg:y="4.295cm">
          <text:list text:style-name="L1">
            <text:list-header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1.481cm" svg:height="1.341cm" svg:x="19.747cm" svg:y="4.295cm">
          <text:list text:style-name="L1">
            <text:list-header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1.482cm" svg:height="1.341cm" svg:x="16.783cm" svg:y="5.565cm">
          <text:list text:style-name="L1">
            <text:list-header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1.482cm" svg:height="1.341cm" svg:x="18.265cm" svg:y="5.565cm">
          <text:list text:style-name="L1">
            <text:list-header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1.481cm" svg:height="1.341cm" svg:x="19.747cm" svg:y="5.565cm">
          <text:list text:style-name="L1">
            <text:list-header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4.868cm" svg:height="4.233cm" svg:x="16.572cm" svg:y="7.2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482cm" svg:height="1.34cm" svg:x="16.783cm" svg:y="7.497cm">
          <text:list text:style-name="L1">
            <text:list-header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1.482cm" svg:height="1.34cm" svg:x="18.265cm" svg:y="7.497cm">
          <text:list text:style-name="L1">
            <text:list-header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.481cm" svg:height="1.277cm" svg:x="19.747cm" svg:y="7.497cm">
          <text:list text:style-name="L1">
            <text:list-header>
              <text:p text:style-name="P6"><text:span text:style-name="T5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1.482cm" svg:height="1.34cm" svg:x="16.783cm" svg:y="8.767cm">
          <text:list text:style-name="L1">
            <text:list-header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1.482cm" svg:height="1.34cm" svg:x="18.265cm" svg:y="8.767cm">
          <text:list text:style-name="L1">
            <text:list-header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1.481cm" svg:height="1.34cm" svg:x="19.747cm" svg:y="8.767cm">
          <text:list text:style-name="L1">
            <text:list-header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1.482cm" svg:height="1.34cm" svg:x="16.783cm" svg:y="10.037cm">
          <text:list text:style-name="L1">
            <text:list-header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.482cm" svg:height="1.277cm" svg:x="18.265cm" svg:y="10.037cm">
          <text:list text:style-name="L1">
            <text:list-header>
              <text:p text:style-name="P6"><text:span text:style-name="T13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1.481cm" svg:height="1.34cm" svg:x="19.747cm" svg:y="10.037cm">
          <text:list text:style-name="L1">
            <text:list-header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4.868cm" svg:height="4.233cm" svg:x="16.572cm" svg:y="11.7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482cm" svg:height="1.277cm" svg:x="16.783cm" svg:y="11.972cm">
          <text:list text:style-name="L1">
            <text:list-header>
              <text:p text:style-name="P6"><text:span text:style-name="T1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1.482cm" svg:height="1.341cm" svg:x="18.265cm" svg:y="11.972cm">
          <text:list text:style-name="L1">
            <text:list-header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1.481cm" svg:height="1.341cm" svg:x="19.747cm" svg:y="11.972cm">
          <text:list text:style-name="L1">
            <text:list-header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1.482cm" svg:height="1.341cm" svg:x="16.783cm" svg:y="13.242cm">
          <text:list text:style-name="L1">
            <text:list-header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1.482cm" svg:height="1.341cm" svg:x="18.265cm" svg:y="13.242cm">
          <text:list text:style-name="L1">
            <text:list-header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1.481cm" svg:height="1.341cm" svg:x="19.747cm" svg:y="13.242cm">
          <text:list text:style-name="L1">
            <text:list-header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1.482cm" svg:height="1.341cm" svg:x="16.783cm" svg:y="14.512cm">
          <text:list text:style-name="L1">
            <text:list-header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.482cm" svg:height="1.277cm" svg:x="18.265cm" svg:y="14.512cm">
          <text:list text:style-name="L1">
            <text:list-header>
              <text:p text:style-name="P6"><text:span text:style-name="T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1.481cm" svg:height="1.341cm" svg:x="19.747cm" svg:y="14.512cm">
          <text:list text:style-name="L1">
            <text:list-header>
              <text:p text:style-name="P6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" draw:layer="layout" svg:width="0.816cm" svg:height="0.684cm" svg:x="18.552cm" svg:y="3.338cm">
          <text:p/>
          <draw:enhanced-geometry svg:viewBox="0 0 21600 21600" draw:text-areas="0 ?f0 ?f5 ?f2" draw:type="right-arrow" draw:modifiers="12843 62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2" draw:layer="layout" svg:width="0.816cm" svg:height="0.684cm" draw:transform="rotate (-1.5707963267949) translate (19.328cm 13.463cm)">
          <text:p/>
          <draw:enhanced-geometry svg:viewBox="0 0 21600 21600" draw:text-areas="0 ?f0 ?f5 ?f2" draw:mirror-vertical="true" draw:type="right-arrow" draw:modifiers="12843 62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2" draw:layer="layout" svg:width="0.816cm" svg:height="0.683cm" draw:transform="rotate (-3.14159265358979) translate (19.332cm 13.069cm)">
          <text:p/>
          <draw:enhanced-geometry svg:viewBox="0 0 21600 21600" draw:text-areas="0 ?f0 ?f5 ?f2" draw:type="right-arrow" draw:modifiers="12843 62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2" draw:layer="layout" svg:width="0.816cm" svg:height="0.684cm" draw:transform="rotate (-1.5707963267949) translate (19.297cm 9.022cm)">
          <text:p/>
          <draw:enhanced-geometry svg:viewBox="0 0 21600 21600" draw:text-areas="0 ?f0 ?f5 ?f2" draw:type="right-arrow" draw:modifiers="12843 62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2" draw:layer="layout" svg:width="0.816cm" svg:height="0.683cm" draw:transform="rotate (-3.14159265358979) translate (19.429cm 8.527cm)">
          <text:p/>
          <draw:enhanced-geometry svg:viewBox="0 0 21600 21600" draw:text-areas="0 ?f0 ?f5 ?f2" draw:type="right-arrow" draw:modifiers="12843 62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4" draw:layer="layout" svg:width="3.351cm" svg:height="1.277cm" svg:x="21.467cm" svg:y="4.348cm">
          <text:list text:style-name="L1">
            <text:list-header>
              <text:p text:style-name="P1">2 spaces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3.351cm" svg:height="1.277cm" svg:x="21.528cm" svg:y="8.824cm">
          <text:list text:style-name="L1">
            <text:list-header>
              <text:p text:style-name="P1">3 spaces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3.351cm" svg:height="1.277cm" svg:x="21.493cm" svg:y="13.198cm">
          <text:list text:style-name="L1">
            <text:list-header>
              <text:p text:style-name="P1">3 spaces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873cm" svg:height="1.277cm" svg:x="21.625cm" svg:y="15.615cm">
          <text:list text:style-name="L1">
            <text:list-header>
              <text:p text:style-name="P1">Total 8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" draw:layer="layout" svg:width="25.4cm" svg:height="1.759cm" svg:x="0cm" svg:y="17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4.997cm" svg:height="1.277cm" svg:x="1.574cm" svg:y="17.357cm">
          <text:list text:style-name="L1">
            <text:list-header>
              <text:p text:style-name="P1"><text:span text:style-name="T1">Notation: <text:s text:c="2"/></text:span><text:span text:style-name="T12">h</text:span><text:span text:style-name="T1">(n) <text:s text:c="11"/></text:span><text:span text:style-name="T12">h</text:span><text:span text:style-name="T1">(current state) = 8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27cm" svg:height="9.509cm" svg:x="5.941cm" svg:y="1.927cm" draw:page-number="5" presentation:class="page"/>
          <draw:frame presentation:style-name="pr2" draw:layer="layout" svg:width="15.207cm" svg:height="11.411cm" svg:x="1.901cm" svg:y="12.046cm" presentation:class="notes" presentation:placeholder="true">
            <draw:text-box/>
          </draw:frame>
        </presentation:notes>
      </draw:page>
      <draw:page draw:name="page6" draw:style-name="dp1" draw:master-page-name="Default">
        <draw:g>
          <draw:frame draw:style-name="gr45" draw:text-style-name="P5" draw:layer="layout" svg:width="12.713cm" svg:height="17.74cm" svg:x="11.342cm" svg:y="0.701cm">
            <draw:image xlink:href="Pictures/2000027E000069F0000093CB418089AA.wmf" xlink:type="simple" xlink:show="embed" xlink:actuate="onLoad">
              <text:p/>
            </draw:image>
          </draw:frame>
          <draw:custom-shape draw:style-name="gr1" draw:text-style-name="P4" draw:layer="layout" svg:width="0.925cm" svg:height="1.277cm" svg:x="16.038cm" svg:y="1.309cm">
            <text:list text:style-name="L1">
              <text:list-header>
                <text:p text:style-name="P1"><text:span text:style-name="T5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" draw:text-style-name="P4" draw:layer="layout" svg:width="0.925cm" svg:height="1.277cm" svg:x="14.177cm" svg:y="4.348cm">
            <text:list text:style-name="L1">
              <text:list-header>
                <text:p text:style-name="P1"><text:span text:style-name="T5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" draw:text-style-name="P4" draw:layer="layout" svg:width="0.925cm" svg:height="1.277cm" svg:x="17.965cm" svg:y="4.348cm">
            <text:list text:style-name="L1">
              <text:list-header>
                <text:p text:style-name="P1"><text:span text:style-name="T5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" draw:text-style-name="P4" draw:layer="layout" svg:width="0.925cm" svg:height="1.277cm" svg:x="18.036cm" svg:y="7.452cm">
            <text:list text:style-name="L1">
              <text:list-header>
                <text:p text:style-name="P1"><text:span text:style-name="T5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" draw:text-style-name="P4" draw:layer="layout" svg:width="0.925cm" svg:height="1.277cm" svg:x="16.135cm" svg:y="10.521cm">
            <text:list text:style-name="L1">
              <text:list-header>
                <text:p text:style-name="P1"><text:span text:style-name="T5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" draw:text-style-name="P4" draw:layer="layout" svg:width="1.164cm" svg:height="1.277cm" svg:x="19.923cm" svg:y="10.548cm">
            <text:list text:style-name="L1">
              <text:list-header>
                <text:p text:style-name="P1"><text:span text:style-name="T5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" draw:text-style-name="P4" draw:layer="layout" svg:width="0.925cm" svg:height="1.277cm" svg:x="16.135cm" svg:y="13.493cm">
            <text:list text:style-name="L1">
              <text:list-header>
                <text:p text:style-name="P1"><text:span text:style-name="T5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" draw:text-style-name="P4" draw:layer="layout" svg:width="0.925cm" svg:height="1.277cm" svg:x="20.091cm" svg:y="13.555cm">
            <text:list text:style-name="L1">
              <text:list-header>
                <text:p text:style-name="P1"><text:span text:style-name="T5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" draw:text-style-name="P4" draw:layer="layout" svg:width="0.925cm" svg:height="1.277cm" svg:x="24.037cm" svg:y="13.59cm">
            <text:list text:style-name="L1">
              <text:list-header>
                <text:p text:style-name="P1"><text:span text:style-name="T5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" draw:text-style-name="P4" draw:layer="layout" svg:width="0.925cm" svg:height="1.277cm" svg:x="13.979cm" svg:y="16.629cm">
            <text:list text:style-name="L1">
              <text:list-header>
                <text:p text:style-name="P1"><text:span text:style-name="T5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" draw:text-style-name="P4" draw:layer="layout" svg:width="0.925cm" svg:height="1.277cm" svg:x="18.031cm" svg:y="16.726cm">
            <text:list text:style-name="L1">
              <text:list-header>
                <text:p text:style-name="P1"><text:span text:style-name="T5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6" draw:text-style-name="P4" draw:layer="layout" svg:width="8.652cm" svg:height="9.405cm" svg:x="0.692cm" svg:y="3.175cm">
          <text:list text:style-name="L1">
            <text:list-header>
              <text:p text:style-name="P1">We can use heuristics to guide “hill climbing” search. </text:p>
              <text:p text:style-name="P1"/>
              <text:p text:style-name="P1">In this example, the Manhattan Distance heuristic helps us quickly find a solution to the 8-puzzle. <text:s text:c="2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46" draw:text-style-name="P5" draw:layer="layout" svg:x1="14.37cm" svg:y1="3.197cm" svg:x2="13.519cm" svg:y2="3.493cm">
            <text:p/>
          </draw:line>
          <draw:line draw:style-name="gr46" draw:text-style-name="P5" draw:layer="layout" svg:x1="14.989cm" svg:y1="3.197cm" svg:x2="15.84cm" svg:y2="3.493cm">
            <text:p/>
          </draw:line>
        </draw:g>
        <draw:g>
          <draw:line draw:style-name="gr46" draw:text-style-name="P5" draw:layer="layout" svg:x1="16.496cm" svg:y1="9.402cm" svg:x2="15.646cm" svg:y2="9.697cm">
            <text:p/>
          </draw:line>
          <draw:line draw:style-name="gr46" draw:text-style-name="P5" draw:layer="layout" svg:x1="17.114cm" svg:y1="9.402cm" svg:x2="17.964cm" svg:y2="9.697cm">
            <text:p/>
          </draw:line>
        </draw:g>
        <draw:g>
          <draw:line draw:style-name="gr46" draw:text-style-name="P5" draw:layer="layout" svg:x1="14.436cm" svg:y1="15.544cm" svg:x2="13.585cm" svg:y2="15.84cm">
            <text:p/>
          </draw:line>
          <draw:line draw:style-name="gr46" draw:text-style-name="P5" draw:layer="layout" svg:x1="15.055cm" svg:y1="15.544cm" svg:x2="15.906cm" svg:y2="15.84cm">
            <text:p/>
          </draw:line>
        </draw:g>
        <draw:g>
          <draw:line draw:style-name="gr46" draw:text-style-name="P5" draw:layer="layout" svg:x1="17.837cm" svg:y1="12.444cm" svg:x2="15.706cm" svg:y2="12.792cm">
            <text:p/>
          </draw:line>
          <draw:line draw:style-name="gr46" draw:text-style-name="P5" draw:layer="layout" svg:x1="19.386cm" svg:y1="12.444cm" svg:x2="21.517cm" svg:y2="12.792cm">
            <text:p/>
          </draw:line>
        </draw:g>
        <draw:line draw:style-name="gr47" draw:text-style-name="P5" draw:layer="layout" svg:x1="16.625cm" svg:y1="6.235cm" svg:x2="16.625cm" svg:y2="6.729cm">
          <text:p/>
        </draw:line>
        <draw:line draw:style-name="gr47" draw:text-style-name="P5" draw:layer="layout" svg:x1="18.68cm" svg:y1="12.374cm" svg:x2="18.68cm" svg:y2="12.868cm">
          <text:p/>
        </draw:line>
        <draw:custom-shape draw:style-name="gr48" draw:text-style-name="P4" draw:layer="layout" svg:width="8.021cm" svg:height="2.293cm" svg:x="1.539cm" svg:y="16.241cm">
          <text:list text:style-name="L4">
            <text:list-header>
              <text:p text:style-name="P1"><text:span text:style-name="T14">But “hill climbing has a problem...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916cm" svg:height="1.277cm" svg:x="20.761cm" svg:y="0.45cm">
          <text:list text:style-name="L1">
            <text:list-header>
              <text:p text:style-name="P1"><text:span text:style-name="T7">h</text:span>(n)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0.902cm" svg:y1="1.208cm" svg:x2="17.608cm" svg:y2="1.83cm">
          <text:p/>
        </draw:line>
        <presentation:notes draw:style-name="dp2">
          <draw:page-thumbnail draw:style-name="gr4" draw:layer="layout" svg:width="7.127cm" svg:height="9.509cm" svg:x="5.941cm" svg:y="1.927cm" draw:page-number="6" presentation:class="page"/>
          <draw:frame presentation:style-name="pr2" draw:layer="layout" svg:width="15.207cm" svg:height="11.411cm" svg:x="1.901cm" svg:y="12.046cm" presentation:class="notes" presentation:placeholder="true">
            <draw:text-box/>
          </draw:frame>
        </presentation:notes>
      </draw:page>
      <draw:page draw:name="page7" draw:style-name="dp1" draw:master-page-name="Default">
        <draw:g>
          <draw:g>
            <draw:g>
              <draw:custom-shape draw:style-name="gr7" draw:text-style-name="P2" draw:layer="layout" svg:width="4.868cm" svg:height="4.233cm" svg:x="12.083cm" svg:y="0.697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7" draw:layer="layout" svg:width="1.481cm" svg:height="1.277cm" svg:x="12.295cm" svg:y="0.908cm">
                <text:list text:style-name="L1">
                  <text:list-header>
                    <text:p text:style-name="P6"><text:span text:style-name="T5">1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13.776cm" svg:y="0.908cm">
                <text:list text:style-name="L1">
                  <text:list-header>
                    <text:p text:style-name="P6"><text:span text:style-name="T5">2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15.258cm" svg:y="0.908cm">
                <text:list text:style-name="L1">
                  <text:list-header>
                    <text:p text:style-name="P6"><text:span text:style-name="T5">3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1cm" svg:height="1.277cm" svg:x="12.295cm" svg:y="2.178cm">
                <text:list text:style-name="L1">
                  <text:list-header>
                    <text:p text:style-name="P6"><text:span text:style-name="T5">4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13.776cm" svg:y="2.178cm">
                <text:list text:style-name="L1">
                  <text:list-header>
                    <text:p text:style-name="P6"><text:span text:style-name="T5">5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15.258cm" svg:y="2.178cm">
                <text:list text:style-name="L1">
                  <text:list-header>
                    <text:p text:style-name="P6"><text:span text:style-name="T5">8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1cm" svg:height="1.277cm" svg:x="12.295cm" svg:y="3.448cm">
                <text:list text:style-name="L1">
                  <text:list-header>
                    <text:p text:style-name="P6"><text:span text:style-name="T5">6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13.776cm" svg:y="3.448cm">
                <text:list text:style-name="L1">
                  <text:list-header>
                    <text:p text:style-name="P6"><text:span text:style-name="T5">7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9" draw:text-style-name="P7" draw:layer="layout" svg:width="1.482cm" svg:height="1.34cm" svg:x="15.258cm" svg:y="3.448cm">
                <text:list text:style-name="L1">
                  <text:list-header>
                    <text:p text:style-name="P6"><text:span text:style-name="T1"/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>
              <draw:custom-shape draw:style-name="gr7" draw:text-style-name="P2" draw:layer="layout" svg:width="4.868cm" svg:height="4.233cm" svg:x="15.483cm" svg:y="6.509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7" draw:layer="layout" svg:width="1.481cm" svg:height="1.277cm" svg:x="15.695cm" svg:y="6.721cm">
                <text:list text:style-name="L1">
                  <text:list-header>
                    <text:p text:style-name="P6"><text:span text:style-name="T5">1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17.176cm" svg:y="6.721cm">
                <text:list text:style-name="L1">
                  <text:list-header>
                    <text:p text:style-name="P6"><text:span text:style-name="T5">2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18.658cm" svg:y="6.721cm">
                <text:list text:style-name="L1">
                  <text:list-header>
                    <text:p text:style-name="P6"><text:span text:style-name="T5">3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1cm" svg:height="1.277cm" svg:x="15.695cm" svg:y="7.991cm">
                <text:list text:style-name="L1">
                  <text:list-header>
                    <text:p text:style-name="P6"><text:span text:style-name="T5">4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17.176cm" svg:y="7.991cm">
                <text:list text:style-name="L1">
                  <text:list-header>
                    <text:p text:style-name="P6"><text:span text:style-name="T5">5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9" draw:text-style-name="P7" draw:layer="layout" svg:width="1.482cm" svg:height="1.34cm" svg:x="18.658cm" svg:y="7.991cm">
                <text:list text:style-name="L1">
                  <text:list-header>
                    <text:p text:style-name="P6"><text:span text:style-name="T1"/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1cm" svg:height="1.277cm" svg:x="15.695cm" svg:y="9.261cm">
                <text:list text:style-name="L1">
                  <text:list-header>
                    <text:p text:style-name="P6"><text:span text:style-name="T5">6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17.176cm" svg:y="9.261cm">
                <text:list text:style-name="L1">
                  <text:list-header>
                    <text:p text:style-name="P6"><text:span text:style-name="T5">7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18.658cm" svg:y="9.261cm">
                <text:list text:style-name="L1">
                  <text:list-header>
                    <text:p text:style-name="P6"><text:span text:style-name="T5">8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>
              <draw:custom-shape draw:style-name="gr49" draw:text-style-name="P2" draw:layer="layout" svg:width="4.869cm" svg:height="4.233cm" svg:x="8.621cm" svg:y="6.509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7" draw:layer="layout" svg:width="1.482cm" svg:height="1.277cm" svg:x="8.833cm" svg:y="6.721cm">
                <text:list text:style-name="L1">
                  <text:list-header>
                    <text:p text:style-name="P6"><text:span text:style-name="T5">1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1cm" svg:height="1.277cm" svg:x="10.315cm" svg:y="6.721cm">
                <text:list text:style-name="L1">
                  <text:list-header>
                    <text:p text:style-name="P6"><text:span text:style-name="T5">2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11.796cm" svg:y="6.721cm">
                <text:list text:style-name="L1">
                  <text:list-header>
                    <text:p text:style-name="P6"><text:span text:style-name="T5">3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8.833cm" svg:y="7.991cm">
                <text:list text:style-name="L1">
                  <text:list-header>
                    <text:p text:style-name="P6"><text:span text:style-name="T5">4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1cm" svg:height="1.277cm" svg:x="10.315cm" svg:y="7.991cm">
                <text:list text:style-name="L1">
                  <text:list-header>
                    <text:p text:style-name="P6"><text:span text:style-name="T5">5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11.796cm" svg:y="7.991cm">
                <text:list text:style-name="L1">
                  <text:list-header>
                    <text:p text:style-name="P6"><text:span text:style-name="T5">8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8.833cm" svg:y="9.261cm">
                <text:list text:style-name="L1">
                  <text:list-header>
                    <text:p text:style-name="P6"><text:span text:style-name="T5">6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9" draw:text-style-name="P7" draw:layer="layout" svg:width="1.481cm" svg:height="1.34cm" svg:x="10.315cm" svg:y="9.261cm">
                <text:list text:style-name="L1">
                  <text:list-header>
                    <text:p text:style-name="P6"><text:span text:style-name="T1"/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11.796cm" svg:y="9.261cm">
                <text:list text:style-name="L1">
                  <text:list-header>
                    <text:p text:style-name="P6"><text:span text:style-name="T5">7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>
              <draw:custom-shape draw:style-name="gr7" draw:text-style-name="P2" draw:layer="layout" svg:width="4.868cm" svg:height="4.233cm" svg:x="12.251cm" svg:y="12.656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7" draw:layer="layout" svg:width="1.482cm" svg:height="1.277cm" svg:x="12.462cm" svg:y="12.867cm">
                <text:list text:style-name="L1">
                  <text:list-header>
                    <text:p text:style-name="P6"><text:span text:style-name="T5">1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13.944cm" svg:y="12.867cm">
                <text:list text:style-name="L1">
                  <text:list-header>
                    <text:p text:style-name="P6"><text:span text:style-name="T5">2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1cm" svg:height="1.277cm" svg:x="15.426cm" svg:y="12.867cm">
                <text:list text:style-name="L1">
                  <text:list-header>
                    <text:p text:style-name="P6"><text:span text:style-name="T5">3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12.462cm" svg:y="14.137cm">
                <text:list text:style-name="L1">
                  <text:list-header>
                    <text:p text:style-name="P6"><text:span text:style-name="T5">4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9" draw:text-style-name="P7" draw:layer="layout" svg:width="1.482cm" svg:height="1.34cm" svg:x="13.944cm" svg:y="14.137cm">
                <text:list text:style-name="L1">
                  <text:list-header>
                    <text:p text:style-name="P6"><text:span text:style-name="T1"/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1cm" svg:height="1.277cm" svg:x="15.426cm" svg:y="14.137cm">
                <text:list text:style-name="L1">
                  <text:list-header>
                    <text:p text:style-name="P6"><text:span text:style-name="T5">5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12.462cm" svg:y="15.407cm">
                <text:list text:style-name="L1">
                  <text:list-header>
                    <text:p text:style-name="P6"><text:span text:style-name="T5">6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13.944cm" svg:y="15.407cm">
                <text:list text:style-name="L1">
                  <text:list-header>
                    <text:p text:style-name="P6"><text:span text:style-name="T5">7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1cm" svg:height="1.277cm" svg:x="15.426cm" svg:y="15.407cm">
                <text:list text:style-name="L1">
                  <text:list-header>
                    <text:p text:style-name="P6"><text:span text:style-name="T5">8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>
              <draw:custom-shape draw:style-name="gr7" draw:text-style-name="P2" draw:layer="layout" svg:width="4.868cm" svg:height="4.233cm" svg:x="19.011cm" svg:y="12.656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7" draw:layer="layout" svg:width="1.482cm" svg:height="1.277cm" svg:x="19.222cm" svg:y="12.868cm">
                <text:list text:style-name="L1">
                  <text:list-header>
                    <text:p text:style-name="P6"><text:span text:style-name="T5">1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20.704cm" svg:y="12.868cm">
                <text:list text:style-name="L1">
                  <text:list-header>
                    <text:p text:style-name="P6"><text:span text:style-name="T5">2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9" draw:text-style-name="P7" draw:layer="layout" svg:width="1.481cm" svg:height="1.34cm" svg:x="22.186cm" svg:y="12.868cm">
                <text:list text:style-name="L1">
                  <text:list-header>
                    <text:p text:style-name="P6"><text:span text:style-name="T1"/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19.222cm" svg:y="14.138cm">
                <text:list text:style-name="L1">
                  <text:list-header>
                    <text:p text:style-name="P6"><text:span text:style-name="T5">4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20.704cm" svg:y="14.138cm">
                <text:list text:style-name="L1">
                  <text:list-header>
                    <text:p text:style-name="P6"><text:span text:style-name="T5">5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1cm" svg:height="1.277cm" svg:x="22.186cm" svg:y="14.138cm">
                <text:list text:style-name="L1">
                  <text:list-header>
                    <text:p text:style-name="P6"><text:span text:style-name="T5">3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19.222cm" svg:y="15.408cm">
                <text:list text:style-name="L1">
                  <text:list-header>
                    <text:p text:style-name="P6"><text:span text:style-name="T5">6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2cm" svg:height="1.277cm" svg:x="20.704cm" svg:y="15.408cm">
                <text:list text:style-name="L1">
                  <text:list-header>
                    <text:p text:style-name="P6"><text:span text:style-name="T5">7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8" draw:text-style-name="P7" draw:layer="layout" svg:width="1.481cm" svg:height="1.277cm" svg:x="22.186cm" svg:y="15.408cm">
                <text:list text:style-name="L1">
                  <text:list-header>
                    <text:p text:style-name="P6"><text:span text:style-name="T5">8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line draw:style-name="gr47" draw:text-style-name="P5" draw:layer="layout" svg:x1="13.797cm" svg:y1="5.257cm" svg:x2="11.482cm" svg:y2="6.235cm">
              <text:p/>
            </draw:line>
            <draw:line draw:style-name="gr47" draw:text-style-name="P5" draw:layer="layout" svg:x1="15.174cm" svg:y1="5.287cm" svg:x2="17.489cm" svg:y2="6.266cm">
              <text:p/>
            </draw:line>
            <draw:line draw:style-name="gr47" draw:text-style-name="P5" draw:layer="layout" svg:x1="17.225cm" svg:y1="11.104cm" svg:x2="15.011cm" svg:y2="12.277cm">
              <text:p/>
            </draw:line>
            <draw:line draw:style-name="gr47" draw:text-style-name="P5" draw:layer="layout" svg:x1="18.636cm" svg:y1="11.073cm" svg:x2="20.783cm" svg:y2="12.374cm">
              <text:p/>
            </draw:line>
          </draw:g>
          <draw:custom-shape draw:style-name="gr1" draw:text-style-name="P4" draw:layer="layout" svg:width="1.137cm" svg:height="1.785cm" svg:x="17.202cm" svg:y="1.905cm">
            <text:list text:style-name="L1">
              <text:list-header>
                <text:p text:style-name="P1"><text:span text:style-name="T15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" draw:text-style-name="P4" draw:layer="layout" svg:width="1.137cm" svg:height="1.785cm" svg:x="13.542cm" svg:y="7.783cm">
            <text:list text:style-name="L1">
              <text:list-header>
                <text:p text:style-name="P1"><text:span text:style-name="T15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" draw:text-style-name="P4" draw:layer="layout" svg:width="1.137cm" svg:height="1.785cm" svg:x="20.435cm" svg:y="7.717cm">
            <text:list text:style-name="L1">
              <text:list-header>
                <text:p text:style-name="P1"><text:span text:style-name="T15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" draw:text-style-name="P4" draw:layer="layout" svg:width="1.137cm" svg:height="1.785cm" svg:x="17.14cm" svg:y="13.855cm">
            <text:list text:style-name="L1">
              <text:list-header>
                <text:p text:style-name="P1"><text:span text:style-name="T15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" draw:text-style-name="P4" draw:layer="layout" svg:width="1.137cm" svg:height="1.785cm" svg:x="23.861cm" svg:y="13.855cm">
            <text:list text:style-name="L1">
              <text:list-header>
                <text:p text:style-name="P1"><text:span text:style-name="T15">6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6" draw:text-style-name="P4" draw:layer="layout" svg:width="6.059cm" svg:height="14.485cm" svg:x="0.591cm" svg:y="2.152cm">
          <text:list text:style-name="L1">
            <text:list-header>
              <text:p text:style-name="P1">In this example, hill climbing does not work!</text:p>
              <text:p text:style-name="P1"/>
              <text:p text:style-name="P1">All the nodes on the fringe are taking a step “backwards”</text:p>
              <text:p text:style-name="P1">(local minima)</text:p>
              <text:p text:style-name="P1"/>
              <text:p text:style-name="P1">Note that this puzzle <text:span text:style-name="T7">is</text:span> solvable in just 12 more steps.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153cm" svg:height="1.446cm" svg:x="21.903cm" svg:y="1.027cm">
          <text:list text:style-name="L1">
            <text:list-header>
              <text:p text:style-name="P1"><text:span text:style-name="T16">h</text:span><text:span text:style-name="T17">(n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2.012cm" svg:y1="2.059cm" svg:x2="19.269cm" svg:y2="2.641cm">
          <text:p/>
        </draw:line>
        <presentation:notes draw:style-name="dp2">
          <draw:page-thumbnail draw:style-name="gr4" draw:layer="layout" svg:width="7.127cm" svg:height="9.509cm" svg:x="5.941cm" svg:y="1.927cm" draw:page-number="7" presentation:class="page"/>
          <draw:frame presentation:style-name="pr2" draw:layer="layout" svg:width="15.207cm" svg:height="11.411cm" svg:x="1.901cm" svg:y="12.046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26" draw:text-style-name="P4" draw:layer="layout" svg:width="22.454cm" svg:height="16.008cm" svg:x="1.57cm" svg:y="1.005cm">
          <text:list text:style-name="L1">
            <text:list-header>
              <text:p text:style-name="P1"><text:span text:style-name="T17">We have seen two interesting algorithms.</text:span></text:p>
              <text:p text:style-name="P1"/>
              <text:p text:style-name="P1"><text:span text:style-name="T18">Uniform Cost</text:span> </text:p>
            </text:list-header>
          </text:list>
          <text:list text:style-name="L2">
            <text:list-item>
              <text:p text:style-name="P1"><text:s/>Measures the cost to each node.</text:p>
            </text:list-item>
            <text:list-item>
              <text:p text:style-name="P1"><text:s/>Is optimal and complete!</text:p>
            </text:list-item>
            <text:list-item>
              <text:p text:style-name="P1"><text:s/>Can be very slow.</text:p>
            </text:list-item>
          </text:list>
          <text:list text:style-name="L1">
            <text:list-header>
              <text:p text:style-name="P1"/>
              <text:p text:style-name="P1"><text:span text:style-name="T18">Hill Climbing</text:span></text:p>
            </text:list-header>
          </text:list>
          <text:list text:style-name="L2">
            <text:list-item>
              <text:p text:style-name="P1"><text:s/>Estimates how far away the goal is.</text:p>
            </text:list-item>
            <text:list-item>
              <text:p text:style-name="P1"><text:s/>Is neither optimal nor complete.</text:p>
            </text:list-item>
            <text:list-item>
              <text:p text:style-name="P1"><text:s/>Can be very fast.</text:p>
            </text:list-item>
          </text:list>
          <text:list text:style-name="L1">
            <text:list-header>
              <text:p text:style-name="P1"/>
              <text:p text:style-name="P1">Can we combine them to create an optimal and complete algorithm that is also very fast?</text:p>
              <text:p text:style-name="P1"/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27cm" svg:height="9.509cm" svg:x="5.941cm" svg:y="1.927cm" draw:page-number="8" presentation:class="page"/>
          <draw:frame presentation:style-name="pr2" draw:layer="layout" svg:width="15.207cm" svg:height="11.411cm" svg:x="1.901cm" svg:y="12.046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50" draw:text-style-name="P2" draw:layer="layout" svg:width="25.4cm" svg:height="9.534cm" svg:x="0cm" svg:y="0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21.59cm" svg:height="3.175cm" svg:x="1.645cm" svg:y="0cm">
          <text:list text:style-name="L1">
            <text:list-header>
              <text:p text:style-name="P8"><text:span text:style-name="T19">Uniform Cost Search</text:span><text:span text:style-name="T19"><text:line-break/></text:span><text:span text:style-name="T20">Enqueue nodes in order of cos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3.476cm" svg:height="1.955cm" svg:x="0.701cm" svg:y="7.417cm">
          <text:list text:style-name="L1">
            <text:list-header>
              <text:p text:style-name="P1"><text:span text:style-name="T21">Intuition: Expand the cheapest node. Where the cost is the path cost g(n) 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52" draw:text-style-name="P2" draw:layer="layout" svg:width="0.595cm" svg:height="0.593cm" svg:x="20.1cm" svg:y="4.1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9" draw:layer="layout" svg:width="0.513cm" svg:height="1.27cm" svg:x="20.116cm" svg:y="4.334cm">
            <text:list text:style-name="L1">
              <text:list-header>
                <text:p text:style-name="P8"><text:span text:style-name="T1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2" draw:text-style-name="P2" draw:layer="layout" svg:width="0.591cm" svg:height="0.593cm" svg:x="18.455cm" svg:y="5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9" draw:layer="layout" svg:width="0.51cm" svg:height="1.27cm" svg:x="18.468cm" svg:y="5.454cm">
            <text:list text:style-name="L1">
              <text:list-header>
                <text:p text:style-name="P8"><text:span text:style-name="T1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2" draw:text-style-name="P2" draw:layer="layout" svg:width="0.591cm" svg:height="0.593cm" svg:x="22.344cm" svg:y="5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9" draw:layer="layout" svg:width="0.51cm" svg:height="1.27cm" svg:x="22.359cm" svg:y="5.454cm">
            <text:list text:style-name="L1">
              <text:list-header>
                <text:p text:style-name="P8"><text:span text:style-name="T1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4" draw:text-style-name="P2" draw:layer="layout" svg:width="0.591cm" svg:height="0.592cm" svg:x="23.332cm" svg:y="6.8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9" draw:layer="layout" svg:width="0.509cm" svg:height="1.269cm" svg:x="23.347cm" svg:y="6.972cm">
            <text:list text:style-name="L1">
              <text:list-header>
                <text:p text:style-name="P8"><text:span text:style-name="T1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4" draw:text-style-name="P2" draw:layer="layout" svg:width="0.595cm" svg:height="0.592cm" svg:x="21.352cm" svg:y="6.8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9" draw:layer="layout" svg:width="0.513cm" svg:height="1.269cm" svg:x="21.368cm" svg:y="6.972cm">
            <text:list text:style-name="L1">
              <text:list-header>
                <text:p text:style-name="P8"><text:span text:style-name="T1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47" draw:text-style-name="P5" draw:layer="layout" svg:x1="20.126cm" svg:y1="4.648cm" svg:x2="18.988cm" svg:y2="5.433cm">
          <text:p/>
        </draw:line>
        <draw:line draw:style-name="gr47" draw:text-style-name="P5" draw:layer="layout" svg:x1="22.485cm" svg:y1="5.861cm" svg:x2="21.837cm" svg:y2="6.884cm">
          <text:p/>
        </draw:line>
        <draw:line draw:style-name="gr47" draw:text-style-name="P5" draw:layer="layout" svg:x1="22.772cm" svg:y1="5.887cm" svg:x2="23.38cm" svg:y2="6.967cm">
          <text:p/>
        </draw:line>
        <draw:line draw:style-name="gr47" draw:text-style-name="P5" draw:layer="layout" svg:x1="20.615cm" svg:y1="4.67cm" svg:x2="22.335cm" svg:y2="5.605cm">
          <text:p/>
        </draw:line>
        <draw:g>
          <draw:custom-shape draw:style-name="gr52" draw:text-style-name="P2" draw:layer="layout" svg:width="0.595cm" svg:height="0.593cm" svg:x="11.571cm" svg:y="4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9" draw:layer="layout" svg:width="0.513cm" svg:height="1.269cm" svg:x="11.587cm" svg:y="4.299cm">
            <text:list text:style-name="L1">
              <text:list-header>
                <text:p text:style-name="P8"><text:span text:style-name="T1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2" draw:text-style-name="P2" draw:layer="layout" svg:width="0.591cm" svg:height="0.593cm" svg:x="9.926cm" svg:y="5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9" draw:layer="layout" svg:width="0.51cm" svg:height="1.27cm" svg:x="9.939cm" svg:y="5.419cm">
            <text:list text:style-name="L1">
              <text:list-header>
                <text:p text:style-name="P8"><text:span text:style-name="T1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2" draw:text-style-name="P2" draw:layer="layout" svg:width="0.591cm" svg:height="0.593cm" svg:x="13.816cm" svg:y="5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9" draw:layer="layout" svg:width="0.51cm" svg:height="1.27cm" svg:x="13.831cm" svg:y="5.419cm">
            <text:list text:style-name="L1">
              <text:list-header>
                <text:p text:style-name="P8"><text:span text:style-name="T1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4" draw:text-style-name="P2" draw:layer="layout" svg:width="0.591cm" svg:height="0.592cm" svg:x="14.803cm" svg:y="6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9" draw:layer="layout" svg:width="0.509cm" svg:height="1.268cm" svg:x="14.818cm" svg:y="6.937cm">
            <text:list text:style-name="L1">
              <text:list-header>
                <text:p text:style-name="P8"><text:span text:style-name="T1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4" draw:text-style-name="P2" draw:layer="layout" svg:width="0.596cm" svg:height="0.592cm" svg:x="12.823cm" svg:y="6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9" draw:layer="layout" svg:width="0.513cm" svg:height="1.268cm" svg:x="12.839cm" svg:y="6.937cm">
            <text:list text:style-name="L1">
              <text:list-header>
                <text:p text:style-name="P8"><text:span text:style-name="T1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47" draw:text-style-name="P5" draw:layer="layout" svg:x1="11.598cm" svg:y1="4.613cm" svg:x2="10.46cm" svg:y2="5.398cm">
          <text:p/>
        </draw:line>
        <draw:line draw:style-name="gr47" draw:text-style-name="P5" draw:layer="layout" svg:x1="13.957cm" svg:y1="5.825cm" svg:x2="13.309cm" svg:y2="6.848cm">
          <text:p/>
        </draw:line>
        <draw:line draw:style-name="gr47" draw:text-style-name="P5" draw:layer="layout" svg:x1="14.243cm" svg:y1="5.852cm" svg:x2="14.852cm" svg:y2="6.932cm">
          <text:p/>
        </draw:line>
        <draw:line draw:style-name="gr47" draw:text-style-name="P5" draw:layer="layout" svg:x1="12.087cm" svg:y1="4.635cm" svg:x2="13.807cm" svg:y2="5.569cm">
          <text:p/>
        </draw:line>
        <draw:g>
          <draw:custom-shape draw:style-name="gr54" draw:text-style-name="P2" draw:layer="layout" svg:width="0.591cm" svg:height="0.592cm" svg:x="0.794cm" svg:y="4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9" draw:layer="layout" svg:width="0.509cm" svg:height="1.269cm" svg:x="0.809cm" svg:y="4.326cm">
            <text:list text:style-name="L1">
              <text:list-header>
                <text:p text:style-name="P8"><text:span text:style-name="T1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52" draw:text-style-name="P2" draw:layer="layout" svg:width="0.595cm" svg:height="0.593cm" svg:x="5.062cm" svg:y="4.1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9" draw:layer="layout" svg:width="0.513cm" svg:height="1.27cm" svg:x="5.078cm" svg:y="4.268cm">
              <text:list text:style-name="L1">
                <text:list-header>
                  <text:p text:style-name="P8"><text:span text:style-name="T1"/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2" draw:text-style-name="P2" draw:layer="layout" svg:width="0.59cm" svg:height="0.593cm" svg:x="3.418cm" svg:y="5.2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9" draw:layer="layout" svg:width="0.51cm" svg:height="1.27cm" svg:x="3.431cm" svg:y="5.388cm">
              <text:list text:style-name="L1">
                <text:list-header>
                  <text:p text:style-name="P8"><text:span text:style-name="T1"/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2" draw:text-style-name="P2" draw:layer="layout" svg:width="0.59cm" svg:height="0.593cm" svg:x="7.307cm" svg:y="5.2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9" draw:layer="layout" svg:width="0.51cm" svg:height="1.27cm" svg:x="7.322cm" svg:y="5.388cm">
              <text:list text:style-name="L1">
                <text:list-header>
                  <text:p text:style-name="P8"><text:span text:style-name="T1"/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47" draw:text-style-name="P5" draw:layer="layout" svg:x1="5.087cm" svg:y1="4.582cm" svg:x2="3.95cm" svg:y2="5.367cm">
            <text:p/>
          </draw:line>
          <draw:line draw:style-name="gr47" draw:text-style-name="P5" draw:layer="layout" svg:x1="5.578cm" svg:y1="4.604cm" svg:x2="7.297cm" svg:y2="5.539cm">
            <text:p/>
          </draw:line>
        </draw:g>
        <draw:custom-shape draw:style-name="gr1" draw:text-style-name="P4" draw:layer="layout" svg:width="0.925cm" svg:height="1.277cm" svg:x="6.412cm" svg:y="3.859cm">
          <text:list text:style-name="L1">
            <text:list-header>
              <text:p text:style-name="P1"><text:span text:style-name="T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3.598cm" svg:y="3.859cm">
          <text:list text:style-name="L1">
            <text:list-header>
              <text:p text:style-name="P1"><text:span text:style-name="T5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13.075cm" svg:y="3.925cm">
          <text:list text:style-name="L1">
            <text:list-header>
              <text:p text:style-name="P1"><text:span text:style-name="T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10.261cm" svg:y="3.925cm">
          <text:list text:style-name="L1">
            <text:list-header>
              <text:p text:style-name="P1"><text:span text:style-name="T5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12.713cm" svg:y="5.495cm">
          <text:list text:style-name="L1">
            <text:list-header>
              <text:p text:style-name="P1"><text:span text:style-name="T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14.667cm" svg:y="5.428cm">
          <text:list text:style-name="L1">
            <text:list-header>
              <text:p text:style-name="P1"><text:span text:style-name="T5">7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54" draw:text-style-name="P2" draw:layer="layout" svg:width="0.591cm" svg:height="0.592cm" svg:x="22.313cm" svg:y="8.4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9" draw:layer="layout" svg:width="0.509cm" svg:height="1.269cm" svg:x="22.326cm" svg:y="8.603cm">
              <text:list text:style-name="L1">
                <text:list-header>
                  <text:p text:style-name="P8"><text:span text:style-name="T1"/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4" draw:text-style-name="P2" draw:layer="layout" svg:width="0.591cm" svg:height="0.592cm" svg:x="20.338cm" svg:y="8.4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9" draw:layer="layout" svg:width="0.509cm" svg:height="1.269cm" svg:x="20.353cm" svg:y="8.603cm">
              <text:list text:style-name="L1">
                <text:list-header>
                  <text:p text:style-name="P8"><text:span text:style-name="T1"/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line draw:style-name="gr47" draw:text-style-name="P5" draw:layer="layout" svg:x1="21.506cm" svg:y1="7.492cm" svg:x2="20.773cm" svg:y2="8.488cm">
              <text:p/>
            </draw:line>
            <draw:line draw:style-name="gr47" draw:text-style-name="P5" draw:layer="layout" svg:x1="21.843cm" svg:y1="7.512cm" svg:x2="22.362cm" svg:y2="8.558cm">
              <text:p/>
            </draw:line>
          </draw:g>
        </draw:g>
        <draw:custom-shape draw:style-name="gr1" draw:text-style-name="P4" draw:layer="layout" svg:width="0.925cm" svg:height="1.277cm" svg:x="21.533cm" svg:y="4.083cm">
          <text:list text:style-name="L1">
            <text:list-header>
              <text:p text:style-name="P1"><text:span text:style-name="T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18.719cm" svg:y="4.083cm">
          <text:list text:style-name="L1">
            <text:list-header>
              <text:p text:style-name="P1"><text:span text:style-name="T5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21.198cm" svg:y="5.618cm">
          <text:list text:style-name="L1">
            <text:list-header>
              <text:p text:style-name="P1"><text:span text:style-name="T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23.125cm" svg:y="5.587cm">
          <text:list text:style-name="L1">
            <text:list-header>
              <text:p text:style-name="P1"><text:span text:style-name="T5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20.183cm" svg:y="7.153cm">
          <text:list text:style-name="L1">
            <text:list-header>
              <text:p text:style-name="P1"><text:span text:style-name="T5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22.11cm" svg:y="7.122cm">
          <text:list text:style-name="L1">
            <text:list-header>
              <text:p text:style-name="P1"><text:span text:style-name="T5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9" draw:layer="layout" svg:width="21.59cm" svg:height="3.175cm" svg:x="1.94cm" svg:y="9.177cm">
          <text:list text:style-name="L1">
            <text:list-header>
              <text:p text:style-name="P8"><text:span text:style-name="T19">Hill Climbing Search</text:span><text:span text:style-name="T19"><text:line-break/></text:span><text:span text:style-name="T20">Enqueue nodes in order of <text:s/>estimated distance to go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14.949cm" svg:height="2.802cm" svg:x="0.833cm" svg:y="16.585cm">
          <text:list text:style-name="L1">
            <text:list-header>
              <text:p text:style-name="P1"><text:span text:style-name="T21">Intuition: Expand the node you think is nearest to goal. Where the estimate of distance to goal is h(n) 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54" draw:text-style-name="P2" draw:layer="layout" svg:width="0.591cm" svg:height="0.592cm" svg:x="1.058cm" svg:y="12.5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9" draw:layer="layout" svg:width="0.509cm" svg:height="1.269cm" svg:x="1.073cm" svg:y="12.687cm">
            <text:list text:style-name="L1">
              <text:list-header>
                <text:p text:style-name="P8"><text:span text:style-name="T1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52" draw:text-style-name="P2" draw:layer="layout" svg:width="0.595cm" svg:height="0.593cm" svg:x="5.326cm" svg:y="12.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9" draw:layer="layout" svg:width="0.513cm" svg:height="1.27cm" svg:x="5.342cm" svg:y="12.629cm">
              <text:list text:style-name="L1">
                <text:list-header>
                  <text:p text:style-name="P8"><text:span text:style-name="T1"/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2" draw:text-style-name="P2" draw:layer="layout" svg:width="0.59cm" svg:height="0.593cm" svg:x="3.682cm" svg:y="1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9" draw:layer="layout" svg:width="0.51cm" svg:height="1.27cm" svg:x="3.695cm" svg:y="13.749cm">
              <text:list text:style-name="L1">
                <text:list-header>
                  <text:p text:style-name="P8"><text:span text:style-name="T1"/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2" draw:text-style-name="P2" draw:layer="layout" svg:width="0.59cm" svg:height="0.593cm" svg:x="7.571cm" svg:y="1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9" draw:layer="layout" svg:width="0.51cm" svg:height="1.27cm" svg:x="7.586cm" svg:y="13.749cm">
              <text:list text:style-name="L1">
                <text:list-header>
                  <text:p text:style-name="P8"><text:span text:style-name="T1"/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47" draw:text-style-name="P5" draw:layer="layout" svg:x1="5.351cm" svg:y1="12.943cm" svg:x2="4.214cm" svg:y2="13.728cm">
            <text:p/>
          </draw:line>
          <draw:line draw:style-name="gr47" draw:text-style-name="P5" draw:layer="layout" svg:x1="5.842cm" svg:y1="12.965cm" svg:x2="7.561cm" svg:y2="13.9cm">
            <text:p/>
          </draw:line>
        </draw:g>
        <draw:custom-shape draw:style-name="gr1" draw:text-style-name="P4" draw:layer="layout" svg:width="1.349cm" svg:height="1.277cm" svg:x="6.346cm" svg:y="12.158cm">
          <text:list text:style-name="L1">
            <text:list-header>
              <text:p text:style-name="P1"><text:span text:style-name="T5">1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349cm" svg:height="1.277cm" svg:x="3.766cm" svg:y="12.122cm">
          <text:list text:style-name="L1">
            <text:list-header>
              <text:p text:style-name="P1"><text:span text:style-name="T5">17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52" draw:text-style-name="P2" draw:layer="layout" svg:width="0.595cm" svg:height="0.593cm" svg:x="12.423cm" svg:y="12.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9" draw:layer="layout" svg:width="0.513cm" svg:height="1.27cm" svg:x="12.439cm" svg:y="12.659cm">
              <text:list text:style-name="L1">
                <text:list-header>
                  <text:p text:style-name="P8"><text:span text:style-name="T1"/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2" draw:text-style-name="P2" draw:layer="layout" svg:width="0.591cm" svg:height="0.593cm" svg:x="10.778cm" svg:y="13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9" draw:layer="layout" svg:width="0.51cm" svg:height="1.27cm" svg:x="10.791cm" svg:y="13.779cm">
              <text:list text:style-name="L1">
                <text:list-header>
                  <text:p text:style-name="P8"><text:span text:style-name="T1"/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2" draw:text-style-name="P2" draw:layer="layout" svg:width="0.591cm" svg:height="0.593cm" svg:x="14.667cm" svg:y="13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9" draw:layer="layout" svg:width="0.51cm" svg:height="1.27cm" svg:x="14.682cm" svg:y="13.779cm">
              <text:list text:style-name="L1">
                <text:list-header>
                  <text:p text:style-name="P8"><text:span text:style-name="T1"/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4" draw:text-style-name="P2" draw:layer="layout" svg:width="0.591cm" svg:height="0.592cm" svg:x="11.735cm" svg:y="15.2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9" draw:layer="layout" svg:width="0.509cm" svg:height="1.268cm" svg:x="11.75cm" svg:y="15.364cm">
              <text:list text:style-name="L1">
                <text:list-header>
                  <text:p text:style-name="P8"><text:span text:style-name="T1"/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4" draw:text-style-name="P2" draw:layer="layout" svg:width="0.595cm" svg:height="0.592cm" svg:x="9.755cm" svg:y="15.2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9" draw:layer="layout" svg:width="0.513cm" svg:height="1.268cm" svg:x="9.771cm" svg:y="15.364cm">
              <text:list text:style-name="L1">
                <text:list-header>
                  <text:p text:style-name="P8"><text:span text:style-name="T1"/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47" draw:text-style-name="P5" draw:layer="layout" svg:x1="12.449cm" svg:y1="12.973cm" svg:x2="11.311cm" svg:y2="13.758cm">
            <text:p/>
          </draw:line>
          <draw:line draw:style-name="gr47" draw:text-style-name="P5" draw:layer="layout" svg:x1="10.888cm" svg:y1="14.252cm" svg:x2="10.24cm" svg:y2="15.275cm">
            <text:p/>
          </draw:line>
          <draw:line draw:style-name="gr47" draw:text-style-name="P5" draw:layer="layout" svg:x1="11.175cm" svg:y1="14.279cm" svg:x2="11.783cm" svg:y2="15.359cm">
            <text:p/>
          </draw:line>
          <draw:line draw:style-name="gr47" draw:text-style-name="P5" draw:layer="layout" svg:x1="12.939cm" svg:y1="12.995cm" svg:x2="14.658cm" svg:y2="13.93cm">
            <text:p/>
          </draw:line>
          <draw:custom-shape draw:style-name="gr1" draw:text-style-name="P4" draw:layer="layout" svg:width="1.349cm" svg:height="1.277cm" svg:x="13.371cm" svg:y="12.215cm">
            <text:list text:style-name="L1">
              <text:list-header>
                <text:p text:style-name="P1"><text:span text:style-name="T5">1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" draw:text-style-name="P4" draw:layer="layout" svg:width="1.349cm" svg:height="1.277cm" svg:x="10.818cm" svg:y="12.224cm">
            <text:list text:style-name="L1">
              <text:list-header>
                <text:p text:style-name="P1"><text:span text:style-name="T5">1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" draw:text-style-name="P4" draw:layer="layout" svg:width="1.349cm" svg:height="1.277cm" svg:x="9.415cm" svg:y="13.988cm">
            <text:list text:style-name="L1">
              <text:list-header>
                <text:p text:style-name="P1"><text:span text:style-name="T5">1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" draw:text-style-name="P4" draw:layer="layout" svg:width="1.349cm" svg:height="1.277cm" svg:x="11.598cm" svg:y="13.921cm">
            <text:list text:style-name="L1">
              <text:list-header>
                <text:p text:style-name="P1"><text:span text:style-name="T5">14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g>
              <draw:custom-shape draw:style-name="gr54" draw:text-style-name="P2" draw:layer="layout" svg:width="0.591cm" svg:height="0.592cm" svg:x="20.681cm" svg:y="16.6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3" draw:text-style-name="P9" draw:layer="layout" svg:width="0.509cm" svg:height="1.269cm" svg:x="20.694cm" svg:y="16.801cm">
                <text:list text:style-name="L1">
                  <text:list-header>
                    <text:p text:style-name="P8"><text:span text:style-name="T1"/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>
              <draw:custom-shape draw:style-name="gr54" draw:text-style-name="P2" draw:layer="layout" svg:width="0.591cm" svg:height="0.592cm" svg:x="18.706cm" svg:y="16.6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3" draw:text-style-name="P9" draw:layer="layout" svg:width="0.509cm" svg:height="1.269cm" svg:x="18.721cm" svg:y="16.801cm">
                <text:list text:style-name="L1">
                  <text:list-header>
                    <text:p text:style-name="P8"><text:span text:style-name="T1"/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>
              <draw:line draw:style-name="gr47" draw:text-style-name="P5" draw:layer="layout" svg:x1="19.874cm" svg:y1="15.69cm" svg:x2="19.141cm" svg:y2="16.686cm">
                <text:p/>
              </draw:line>
              <draw:line draw:style-name="gr47" draw:text-style-name="P5" draw:layer="layout" svg:x1="20.211cm" svg:y1="15.71cm" svg:x2="20.73cm" svg:y2="16.756cm">
                <text:p/>
              </draw:line>
            </draw:g>
          </draw:g>
          <draw:custom-shape draw:style-name="gr26" draw:text-style-name="P4" draw:layer="layout" svg:width="1.358cm" svg:height="1.277cm" svg:x="18.389cm" svg:y="15.315cm">
            <text:list text:style-name="L1">
              <text:list-header>
                <text:p text:style-name="P1"><text:span text:style-name="T5">1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" draw:text-style-name="P4" draw:layer="layout" svg:width="1.349cm" svg:height="1.277cm" svg:x="20.479cm" svg:y="15.319cm">
            <text:list text:style-name="L1">
              <text:list-header>
                <text:p text:style-name="P1"><text:span text:style-name="T5">1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52" draw:text-style-name="P2" draw:layer="layout" svg:width="0.596cm" svg:height="0.593cm" svg:x="20.421cm" svg:y="12.3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9" draw:layer="layout" svg:width="0.513cm" svg:height="1.27cm" svg:x="20.437cm" svg:y="12.496cm">
              <text:list text:style-name="L1">
                <text:list-header>
                  <text:p text:style-name="P8"><text:span text:style-name="T1"/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2" draw:text-style-name="P2" draw:layer="layout" svg:width="0.591cm" svg:height="0.593cm" svg:x="18.777cm" svg:y="13.4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9" draw:layer="layout" svg:width="0.51cm" svg:height="1.27cm" svg:x="18.79cm" svg:y="13.616cm">
              <text:list text:style-name="L1">
                <text:list-header>
                  <text:p text:style-name="P8"><text:span text:style-name="T1"/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2" draw:text-style-name="P2" draw:layer="layout" svg:width="0.591cm" svg:height="0.593cm" svg:x="22.666cm" svg:y="13.4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9" draw:layer="layout" svg:width="0.51cm" svg:height="1.27cm" svg:x="22.681cm" svg:y="13.616cm">
              <text:list text:style-name="L1">
                <text:list-header>
                  <text:p text:style-name="P8"><text:span text:style-name="T1"/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4" draw:text-style-name="P2" draw:layer="layout" svg:width="0.59cm" svg:height="0.592cm" svg:x="19.734cm" svg:y="15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9" draw:layer="layout" svg:width="0.508cm" svg:height="1.269cm" svg:x="19.749cm" svg:y="15.2cm">
              <text:list text:style-name="L1">
                <text:list-header>
                  <text:p text:style-name="P8"><text:span text:style-name="T1"/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4" draw:text-style-name="P2" draw:layer="layout" svg:width="0.595cm" svg:height="0.592cm" svg:x="17.754cm" svg:y="15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9" draw:layer="layout" svg:width="0.513cm" svg:height="1.269cm" svg:x="17.77cm" svg:y="15.2cm">
              <text:list text:style-name="L1">
                <text:list-header>
                  <text:p text:style-name="P8"><text:span text:style-name="T1"/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47" draw:text-style-name="P5" draw:layer="layout" svg:x1="20.448cm" svg:y1="12.81cm" svg:x2="19.31cm" svg:y2="13.595cm">
            <text:p/>
          </draw:line>
          <draw:line draw:style-name="gr47" draw:text-style-name="P5" draw:layer="layout" svg:x1="18.887cm" svg:y1="14.089cm" svg:x2="18.239cm" svg:y2="15.112cm">
            <text:p/>
          </draw:line>
          <draw:line draw:style-name="gr47" draw:text-style-name="P5" draw:layer="layout" svg:x1="19.173cm" svg:y1="14.116cm" svg:x2="19.782cm" svg:y2="15.196cm">
            <text:p/>
          </draw:line>
          <draw:line draw:style-name="gr47" draw:text-style-name="P5" draw:layer="layout" svg:x1="20.937cm" svg:y1="12.832cm" svg:x2="22.657cm" svg:y2="13.767cm">
            <text:p/>
          </draw:line>
          <draw:custom-shape draw:style-name="gr1" draw:text-style-name="P4" draw:layer="layout" svg:width="1.349cm" svg:height="1.277cm" svg:x="21.273cm" svg:y="12.021cm">
            <text:list text:style-name="L1">
              <text:list-header>
                <text:p text:style-name="P1"><text:span text:style-name="T5">1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" draw:text-style-name="P4" draw:layer="layout" svg:width="1.349cm" svg:height="1.277cm" svg:x="18.785cm" svg:y="12.025cm">
            <text:list text:style-name="L1">
              <text:list-header>
                <text:p text:style-name="P1"><text:span text:style-name="T5">1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" draw:text-style-name="P4" draw:layer="layout" svg:width="1.349cm" svg:height="1.277cm" svg:x="17.414cm" svg:y="13.824cm">
            <text:list text:style-name="L1">
              <text:list-header>
                <text:p text:style-name="P1"><text:span text:style-name="T5">1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" draw:text-style-name="P4" draw:layer="layout" svg:width="1.349cm" svg:height="1.277cm" svg:x="19.597cm" svg:y="13.758cm">
            <text:list text:style-name="L1">
              <text:list-header>
                <text:p text:style-name="P1"><text:span text:style-name="T5">14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4" draw:layer="layout" svg:width="7.127cm" svg:height="9.509cm" svg:x="5.941cm" svg:y="1.927cm" draw:page-number="9" presentation:class="page"/>
          <draw:frame presentation:style-name="pr2" draw:layer="layout" svg:width="15.207cm" svg:height="11.411cm" svg:x="1.901cm" svg:y="12.046cm" presentation:class="notes" presentation:placeholder="true">
            <draw:text-box/>
          </draw:frame>
        </presentation:notes>
      </draw:page>
      <draw:page draw:name="The A* Algorithm (“A-Star”)  Enqueue nodes in order of estimate cost to goal, f(n) " draw:style-name="dp1" draw:master-page-name="Default" presentation:presentation-page-layout-name="AL1T19">
        <draw:custom-shape draw:style-name="gr56" draw:text-style-name="P2" draw:layer="layout" svg:width="25.4cm" svg:height="5.058cm" svg:x="0cm" svg:y="13.99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4cm" svg:height="3.175cm" svg:x="0cm" svg:y="1.075cm" presentation:class="title" presentation:user-transformed="true">
          <draw:text-box>
            <text:list text:style-name="L1">
              <text:list-header>
                <text:p text:style-name="P1">The A* Algorithm <text:span text:style-name="T4">(“A-Star”)</text:span><text:span text:style-name="T4"><text:line-break/></text:span><text:span text:style-name="T4"> </text:span><text:span text:style-name="T20">Enqueue nodes in order of estimate cost to goal, </text:span><text:span text:style-name="T22">f</text:span><text:span text:style-name="T20">(n)</text:span> </text:p>
              </text:list-header>
            </text:list>
          </draw:text-box>
        </draw:frame>
        <draw:custom-shape draw:style-name="gr26" draw:text-style-name="P4" draw:layer="layout" svg:width="23.464cm" svg:height="9.065cm" svg:x="1.539cm" svg:y="4.511cm">
          <text:list text:style-name="L1">
            <text:list-header>
              <text:p text:style-name="P1"><text:span text:style-name="T7">g</text:span>(n) is the cost to get to a node.</text:p>
              <text:p text:style-name="P1"><text:span text:style-name="T7">h</text:span>(n) is the estimated distance to the goal.</text:p>
              <text:p text:style-name="P1"/>
              <text:p text:style-name="P1"><text:span text:style-name="T7">f</text:span>(n) = <text:span text:style-name="T7">g</text:span>(n) <text:s/>+ <text:span text:style-name="T7">h</text:span>(n) </text:p>
              <text:p text:style-name="P1"/>
              <text:p text:style-name="P1"><text:span text:style-name="T23">We can think of </text:span><text:span text:style-name="T24">f</text:span><text:span text:style-name="T23">(n) as the estimated cost of the cheapest solution that goes through node n</text:span></text:p>
              <text:p text:style-name="P1"/>
              <text:p text:style-name="P1">Note that we can use the general search algorithm we used before. All that we have changed is the queuing strategy.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4" draw:layer="layout" svg:width="22.855cm" svg:height="4.325cm" svg:x="1.473cm" svg:y="13.886cm">
          <text:list text:style-name="L1">
            <text:list-header>
              <text:p text:style-name="P1">If the heuristic is optimistic, that is to say, it never overestimates the distance to the goal, then…</text:p>
              <text:p text:style-name="P1"/>
              <text:p text:style-name="P1">A* is optimal and complete!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27cm" svg:height="9.509cm" svg:x="5.941cm" svg:y="1.927cm" draw:page-number="10" presentation:class="page"/>
          <draw:frame presentation:style-name="pr2" draw:layer="layout" svg:width="15.207cm" svg:height="11.411cm" svg:x="1.901cm" svg:y="12.046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26" draw:text-style-name="P4" draw:layer="layout" svg:width="23.186cm" svg:height="16.517cm" svg:x="1.411cm" svg:y="1.345cm">
          <text:list text:style-name="L1">
            <text:list-header>
              <text:p text:style-name="P1"><text:span text:style-name="T5">Informal </text:span><text:span text:style-name="T25">proof</text:span><text:span text:style-name="T5"> outline of A* completeness</text:span></text:p>
            </text:list-header>
          </text:list>
          <text:list text:style-name="L2">
            <text:list-item>
              <text:p text:style-name="P1"><text:s/>Assume that every operator has some minimum positive cost, <text:span text:style-name="T7">epsilon</text:span> .</text:p>
            </text:list-item>
            <text:list-item>
              <text:p text:style-name="P1"><text:s/>Assume that a goal state exists, therefore some finite set of operators lead to it.</text:p>
            </text:list-item>
            <text:list-item>
              <text:p text:style-name="P1">Expanding nodes produces paths whose actual costs increase by at least epsilon each time. Since the algorithm will not terminate until it finds a goal state, it must expand a goal state in finite time.</text:p>
              <text:p text:style-name="P1"/>
            </text:list-item>
          </text:list>
          <text:list text:style-name="L1">
            <text:list-header>
              <text:p text:style-name="P1"><text:span text:style-name="T5">Informal </text:span><text:span text:style-name="T25">proof</text:span><text:span text:style-name="T5"> outline of A* optimality</text:span> </text:p>
            </text:list-header>
          </text:list>
          <text:list text:style-name="L2">
            <text:list-item>
              <text:p text:style-name="P1"><text:s/>When A* terminates, it has found a goal state</text:p>
            </text:list-item>
            <text:list-item>
              <text:p text:style-name="P1"><text:s/>All remaining nodes have an estimate cost to goal (<text:span text:style-name="T7">f</text:span>(n)) greater than or equal to that of goal we have found.</text:p>
            </text:list-item>
            <text:list-item>
              <text:p text:style-name="P1">Since the heuristic function was optimistic, the actual cost to goal for these other paths can be no better than the cost of the one we have already found.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27cm" svg:height="9.509cm" svg:x="5.941cm" svg:y="1.927cm" draw:page-number="11" presentation:class="page"/>
          <draw:frame presentation:style-name="pr2" draw:layer="layout" svg:width="15.207cm" svg:height="11.411cm" svg:x="1.901cm" svg:y="12.046cm" presentation:class="notes" presentation:placeholder="true">
            <draw:text-box/>
          </draw:frame>
        </presentation:notes>
      </draw:page>
      <draw:page draw:name="How fast is A*?" draw:style-name="dp1" draw:master-page-name="Default" presentation:presentation-page-layout-name="AL1T19">
        <draw:frame presentation:style-name="pr1" draw:text-style-name="P2" draw:layer="layout" svg:width="21.59cm" svg:height="3.175cm" svg:x="1.971cm" svg:y="0.418cm" presentation:class="title" presentation:user-transformed="true">
          <draw:text-box>
            <text:list text:style-name="L1">
              <text:list-header>
                <text:p text:style-name="P1">How fast is A*?</text:p>
              </text:list-header>
            </text:list>
          </draw:text-box>
        </draw:frame>
        <draw:custom-shape draw:style-name="gr26" draw:text-style-name="P4" draw:layer="layout" svg:width="21.943cm" svg:height="13.469cm" svg:x="1.87cm" svg:y="3.792cm">
          <text:list text:style-name="L1">
            <text:list-header>
              <text:p text:style-name="P1"><text:span text:style-name="T26">A* is the fastest search algorithm</text:span><text:span text:style-name="T1">. That is, for any given heuristic, no algorithm can expand fewer nodes than A*.</text:span></text:p>
              <text:p text:style-name="P1"><text:span text:style-name="T1"/></text:p>
              <text:p text:style-name="P1"><text:span text:style-name="T1">How fast is it? Depends of the quality of the heuristic.</text:span></text:p>
              <text:p text:style-name="P1"><text:span text:style-name="T1"/></text:p>
            </text:list-header>
          </text:list>
          <text:list text:style-name="L2">
            <text:list-item>
              <text:p text:style-name="P1"><text:span text:style-name="T1">If the heuristic is useless (ie </text:span><text:span text:style-name="T12">h</text:span><text:span text:style-name="T1">(n) is hardcoded to equal 0 ), the algorithm degenerates to uniform cost.</text:span></text:p>
            </text:list-item>
          </text:list>
          <text:list text:style-name="L1">
            <text:list-header>
              <text:p text:style-name="P1"><text:span text:style-name="T1"/></text:p>
            </text:list-header>
          </text:list>
          <text:list text:style-name="L2">
            <text:list-item>
              <text:p text:style-name="P1"><text:span text:style-name="T1">If the heuristic is perfect, there is no real search, we just march down the tree to the goal.</text:span></text:p>
            </text:list-item>
          </text:list>
          <text:list text:style-name="L1">
            <text:list-header>
              <text:p text:style-name="P1"><text:span text:style-name="T1"/></text:p>
              <text:p text:style-name="P1"><text:span text:style-name="T1">Generally we are somewhere in between the two situations above. The time taken depends on the quality of the heuristic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27cm" svg:height="9.509cm" svg:x="5.941cm" svg:y="1.927cm" draw:page-number="12" presentation:class="page"/>
          <draw:frame presentation:style-name="pr2" draw:layer="layout" svg:width="15.207cm" svg:height="11.411cm" svg:x="1.901cm" svg:y="12.046cm" presentation:class="notes" presentation:placeholder="true">
            <draw:text-box/>
          </draw:frame>
        </presentation:notes>
      </draw:page>
      <draw:page draw:name="What is A*’s space complexity?" draw:style-name="dp1" draw:master-page-name="Default" presentation:presentation-page-layout-name="AL1T19">
        <draw:frame presentation:style-name="pr1" draw:text-style-name="P2" draw:layer="layout" svg:width="21.59cm" svg:height="3.175cm" svg:x="1.971cm" svg:y="0.418cm" presentation:class="title" presentation:user-transformed="true">
          <draw:text-box>
            <text:list text:style-name="L1">
              <text:list-header>
                <text:p text:style-name="P1">What is A*’s space complexity?</text:p>
              </text:list-header>
            </text:list>
          </draw:text-box>
        </draw:frame>
        <draw:custom-shape draw:style-name="gr26" draw:text-style-name="P4" draw:layer="layout" svg:width="21.943cm" svg:height="2.293cm" svg:x="1.87cm" svg:y="3.792cm">
          <text:list text:style-name="L1">
            <text:list-header>
              <text:p text:style-name="P1"><text:span text:style-name="T1">A* has worst case O(b</text:span><text:span text:style-name="T27">d</text:span><text:span text:style-name="T1">) space complexity, but an iterative deepening version is possible ( IDA* <text:s/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27cm" svg:height="9.509cm" svg:x="5.941cm" svg:y="1.927cm" draw:page-number="13" presentation:class="page"/>
          <draw:frame presentation:style-name="pr2" draw:layer="layout" svg:width="15.207cm" svg:height="11.411cm" svg:x="1.901cm" svg:y="12.046cm" presentation:class="notes" presentation:placeholder="true">
            <draw:text-box/>
          </draw:frame>
        </presentation:notes>
      </draw:page>
      <draw:page draw:name="A Worked Example: Maze Traversal " draw:style-name="dp1" draw:master-page-name="Default" presentation:presentation-page-layout-name="AL1T19">
        <draw:frame presentation:style-name="pr1" draw:text-style-name="P2" draw:layer="layout" svg:width="25.4cm" svg:height="3.175cm" svg:x="0cm" svg:y="-0.001cm" presentation:class="title" presentation:user-transformed="true">
          <draw:text-box>
            <text:list text:style-name="L1">
              <text:list-header>
                <text:p text:style-name="P1">A Worked Example: Maze Traversal </text:p>
              </text:list-header>
            </text:list>
          </draw:text-box>
        </draw:frame>
        <draw:custom-shape draw:style-name="gr57" draw:text-style-name="P2" draw:layer="layout" svg:width="1.27cm" svg:height="1.27cm" svg:x="18.415cm" svg:y="3.8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19.685cm" svg:y="3.8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1.27cm" svg:height="1.27cm" svg:x="20.955cm" svg:y="3.8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2.225cm" svg:y="3.8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1.27cm" svg:height="1.27cm" svg:x="18.415cm" svg:y="5.0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9.685cm" svg:y="5.0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0.955cm" svg:y="5.0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2.225cm" svg:y="5.0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8.415cm" svg:y="6.3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9.685cm" svg:y="6.3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0.955cm" svg:y="6.3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2.225cm" svg:y="6.3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18.415cm" svg:y="7.6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19.685cm" svg:y="7.6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0.955cm" svg:y="7.6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2.225cm" svg:y="7.6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8.415cm" svg:y="8.8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1.27cm" svg:height="1.27cm" svg:x="19.685cm" svg:y="8.8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1.27cm" svg:height="1.27cm" svg:x="20.955cm" svg:y="8.8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1.27cm" svg:height="1.27cm" svg:x="22.225cm" svg:y="8.8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3.495cm" svg:y="3.8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3.495cm" svg:y="5.0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3.495cm" svg:y="6.3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3.495cm" svg:y="7.6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3.495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0.925cm" svg:height="1.277cm" svg:x="18.415cm" svg:y="10.16cm">
          <text:list text:style-name="L1">
            <text:list-header>
              <text:p text:style-name="P1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19.685cm" svg:y="10.16cm">
          <text:list text:style-name="L1">
            <text:list-header>
              <text:p text:style-name="P1">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20.955cm" svg:y="10.16cm">
          <text:list text:style-name="L1">
            <text:list-header>
              <text:p text:style-name="P1">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22.225cm" svg:y="10.16cm">
          <text:list text:style-name="L1">
            <text:list-header>
              <text:p text:style-name="P1">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23.495cm" svg:y="10.16cm">
          <text:list text:style-name="L1">
            <text:list-header>
              <text:p text:style-name="P1">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112cm" svg:height="1.277cm" svg:x="17.357cm" svg:y="3.81cm">
          <text:list text:style-name="L1">
            <text:list-header>
              <text:p text:style-name="P1">A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065cm" svg:height="1.277cm" svg:x="17.357cm" svg:y="5.08cm">
          <text:list text:style-name="L1">
            <text:list-header>
              <text:p text:style-name="P1">B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112cm" svg:height="1.277cm" svg:x="17.357cm" svg:y="7.62cm">
          <text:list text:style-name="L1">
            <text:list-header>
              <text:p text:style-name="P1">D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065cm" svg:height="1.277cm" svg:x="17.357cm" svg:y="6.35cm">
          <text:list text:style-name="L1">
            <text:list-header>
              <text:p text:style-name="P1">C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018cm" svg:height="1.277cm" svg:x="17.357cm" svg:y="8.89cm">
          <text:list text:style-name="L1">
            <text:list-header>
              <text:p text:style-name="P1">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4" draw:layer="layout" svg:width="14.817cm" svg:height="11.437cm" svg:x="0.635cm" svg:y="3.387cm">
          <text:list text:style-name="L1">
            <text:list-header>
              <text:p text:style-name="P1"><text:span text:style-name="T5">Problem</text:span>: To get from square <text:span text:style-name="T28">A3</text:span> to square <text:span text:style-name="T29">E2</text:span>, one step at a time, avoiding obstacles (black squares).</text:p>
              <text:p text:style-name="P1"/>
              <text:p text:style-name="P1"><text:span text:style-name="T5">Operators</text:span>: (in order)</text:p>
            </text:list-header>
          </text:list>
          <text:list text:style-name="L5">
            <text:list-item>
              <text:p text:style-name="P10"><text:span text:style-name="T30">go_left</text:span>(n) </text:p>
            </text:list-item>
            <text:list-item>
              <text:p text:style-name="P10"><text:span text:style-name="T30">go_down</text:span>(n) </text:p>
            </text:list-item>
            <text:list-item>
              <text:p text:style-name="P10"><text:span text:style-name="T30">go_right</text:span>(n) </text:p>
            </text:list-item>
          </text:list>
          <text:list text:style-name="L1">
            <text:list-header>
              <text:p text:style-name="P1">each operator costs 1.</text:p>
              <text:p text:style-name="P1"/>
              <text:p text:style-name="P1"><text:span text:style-name="T5">Heuristic</text:span>: Manhattan distance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27cm" svg:height="9.509cm" svg:x="5.941cm" svg:y="1.927cm" draw:page-number="14" presentation:class="page"/>
          <draw:frame presentation:style-name="pr2" draw:layer="layout" svg:width="15.207cm" svg:height="11.411cm" svg:x="1.901cm" svg:y="12.04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custom-shape draw:style-name="gr26" draw:text-style-name="P4" draw:layer="layout" svg:width="14.817cm" svg:height="8.389cm" svg:x="16.757cm" svg:y="9.807cm">
          <text:list text:style-name="L1">
            <text:list-header>
              <text:p text:style-name="P1"><text:span text:style-name="T1"/></text:p>
              <text:p text:style-name="P1"><text:span text:style-name="T1"/></text:p>
              <text:p text:style-name="P1"><text:span text:style-name="T26">Operators</text:span><text:span text:style-name="T1">: (in order)</text:span></text:p>
            </text:list-header>
          </text:list>
          <text:list text:style-name="L5">
            <text:list-item>
              <text:p text:style-name="P10"><text:span text:style-name="T31">go_left</text:span><text:span text:style-name="T1">(n) </text:span></text:p>
            </text:list-item>
            <text:list-item>
              <text:p text:style-name="P10"><text:span text:style-name="T31">go_down</text:span><text:span text:style-name="T1">(n) </text:span></text:p>
            </text:list-item>
            <text:list-item>
              <text:p text:style-name="P10"><text:span text:style-name="T31">go_right</text:span><text:span text:style-name="T1">(n) </text:span></text:p>
            </text:list-item>
          </text:list>
          <text:list text:style-name="L1">
            <text:list-header>
              <text:p text:style-name="P1"><text:span text:style-name="T1">each operator costs 1.</text:span></text:p>
              <text:p text:style-name="P1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" draw:layer="layout" svg:width="1.535cm" svg:height="1.277cm" svg:x="1.482cm" svg:y="2.54cm">
          <text:list text:style-name="L1">
            <text:list-header>
              <text:p text:style-name="P1">A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" draw:layer="layout" svg:width="1.535cm" svg:height="1.277cm" svg:x="6.985cm" svg:y="0.635cm">
          <text:list text:style-name="L1">
            <text:list-header>
              <text:p text:style-name="P1">A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" draw:layer="layout" svg:width="1.488cm" svg:height="1.277cm" svg:x="6.985cm" svg:y="2.54cm">
          <text:list text:style-name="L1">
            <text:list-header>
              <text:p text:style-name="P1">B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" draw:layer="layout" svg:width="1.535cm" svg:height="1.277cm" svg:x="12.488cm" svg:y="2.54cm">
          <text:list text:style-name="L1">
            <text:list-header>
              <text:p text:style-name="P1">A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729cm" svg:height="1.613cm" svg:x="3.175cm" svg:y="2.328cm">
          <text:list text:style-name="L1">
            <text:list-header>
              <text:p text:style-name="P1"><text:span text:style-name="T23">g(A2) = 1</text:span></text:p>
              <text:p text:style-name="P1"><text:span text:style-name="T23">h(A2) =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699cm" svg:height="1.613cm" svg:x="8.678cm" svg:y="2.328cm">
          <text:list text:style-name="L1">
            <text:list-header>
              <text:p text:style-name="P1"><text:span text:style-name="T23">g(B3) = 1</text:span></text:p>
              <text:p text:style-name="P1"><text:span text:style-name="T23">h(B3) =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729cm" svg:height="1.613cm" svg:x="14.182cm" svg:y="2.328cm">
          <text:list text:style-name="L1">
            <text:list-header>
              <text:p text:style-name="P1"><text:span text:style-name="T23">g(A4) = 1</text:span></text:p>
              <text:p text:style-name="P1"><text:span text:style-name="T23">h(A4) = 6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47" draw:text-style-name="P5" draw:layer="layout" svg:x1="7.832cm" svg:y1="2.201cm" svg:x2="7.832cm" svg:y2="2.412cm">
            <text:p/>
          </draw:line>
          <draw:line draw:style-name="gr47" draw:text-style-name="P5" draw:layer="layout" svg:x1="7.077cm" svg:y1="2.148cm" svg:x2="3.134cm" svg:y2="2.412cm">
            <text:p/>
          </draw:line>
          <draw:line draw:style-name="gr47" draw:text-style-name="P5" draw:layer="layout" svg:x1="8.467cm" svg:y1="2.148cm" svg:x2="12.488cm" svg:y2="2.412cm">
            <text:p/>
          </draw:line>
        </draw:g>
        <draw:custom-shape draw:style-name="gr57" draw:text-style-name="P2" draw:layer="layout" svg:width="1.27cm" svg:height="1.27cm" svg:x="18.486cm" svg:y="0.95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19.756cm" svg:y="0.95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1.27cm" svg:height="1.27cm" svg:x="21.026cm" svg:y="0.95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2.296cm" svg:y="0.95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1.27cm" svg:height="1.27cm" svg:x="18.486cm" svg:y="2.22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9.756cm" svg:y="2.22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1.026cm" svg:y="2.22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2.296cm" svg:y="2.22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8.486cm" svg:y="3.49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9.756cm" svg:y="3.49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1.026cm" svg:y="3.49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2.296cm" svg:y="3.49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18.486cm" svg:y="4.76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19.756cm" svg:y="4.76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1.026cm" svg:y="4.76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2.296cm" svg:y="4.76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8.486cm" svg:y="6.03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1.27cm" svg:height="1.27cm" svg:x="19.756cm" svg:y="6.03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1.27cm" svg:height="1.27cm" svg:x="21.026cm" svg:y="6.03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1.27cm" svg:height="1.27cm" svg:x="22.296cm" svg:y="6.03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3.566cm" svg:y="0.95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3.566cm" svg:y="2.22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3.566cm" svg:y="3.49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3.566cm" svg:y="4.76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3.566cm" svg:y="6.0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0.925cm" svg:height="1.277cm" svg:x="18.486cm" svg:y="7.303cm">
          <text:list text:style-name="L1">
            <text:list-header>
              <text:p text:style-name="P1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19.756cm" svg:y="7.303cm">
          <text:list text:style-name="L1">
            <text:list-header>
              <text:p text:style-name="P1">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21.026cm" svg:y="7.303cm">
          <text:list text:style-name="L1">
            <text:list-header>
              <text:p text:style-name="P1">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22.296cm" svg:y="7.303cm">
          <text:list text:style-name="L1">
            <text:list-header>
              <text:p text:style-name="P1">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23.566cm" svg:y="7.303cm">
          <text:list text:style-name="L1">
            <text:list-header>
              <text:p text:style-name="P1">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112cm" svg:height="1.277cm" svg:x="17.427cm" svg:y="0.953cm">
          <text:list text:style-name="L1">
            <text:list-header>
              <text:p text:style-name="P1">A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065cm" svg:height="1.277cm" svg:x="17.427cm" svg:y="2.223cm">
          <text:list text:style-name="L1">
            <text:list-header>
              <text:p text:style-name="P1">B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112cm" svg:height="1.277cm" svg:x="17.427cm" svg:y="4.763cm">
          <text:list text:style-name="L1">
            <text:list-header>
              <text:p text:style-name="P1">D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065cm" svg:height="1.277cm" svg:x="17.427cm" svg:y="3.493cm">
          <text:list text:style-name="L1">
            <text:list-header>
              <text:p text:style-name="P1">C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018cm" svg:height="1.277cm" svg:x="17.427cm" svg:y="6.033cm">
          <text:list text:style-name="L1">
            <text:list-header>
              <text:p text:style-name="P1">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535cm" svg:height="1.277cm" svg:x="19.606cm" svg:y="1.041cm">
          <text:list text:style-name="L1">
            <text:list-header>
              <text:p text:style-name="P1">A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488cm" svg:height="1.277cm" svg:x="20.951cm" svg:y="2.152cm">
          <text:list text:style-name="L1">
            <text:list-header>
              <text:p text:style-name="P1">B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535cm" svg:height="1.277cm" svg:x="22.093cm" svg:y="1.063cm">
          <text:list text:style-name="L1">
            <text:list-header>
              <text:p text:style-name="P1">A4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27cm" svg:height="9.509cm" svg:x="5.941cm" svg:y="1.927cm" draw:page-number="15" presentation:class="page"/>
          <draw:frame presentation:style-name="pr2" draw:layer="layout" svg:width="15.207cm" svg:height="11.411cm" svg:x="1.901cm" svg:y="12.04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custom-shape draw:style-name="gr26" draw:text-style-name="P4" draw:layer="layout" svg:width="14.817cm" svg:height="8.389cm" svg:x="16.757cm" svg:y="9.807cm">
          <text:list text:style-name="L1">
            <text:list-header>
              <text:p text:style-name="P1"><text:span text:style-name="T1"/></text:p>
              <text:p text:style-name="P1"><text:span text:style-name="T1"/></text:p>
              <text:p text:style-name="P1"><text:span text:style-name="T26">Operators</text:span><text:span text:style-name="T1">: (in order)</text:span></text:p>
            </text:list-header>
          </text:list>
          <text:list text:style-name="L5">
            <text:list-item>
              <text:p text:style-name="P10"><text:span text:style-name="T31">go_left</text:span><text:span text:style-name="T1">(n) </text:span></text:p>
            </text:list-item>
            <text:list-item>
              <text:p text:style-name="P10"><text:span text:style-name="T31">go_down</text:span><text:span text:style-name="T1">(n) </text:span></text:p>
            </text:list-item>
            <text:list-item>
              <text:p text:style-name="P10"><text:span text:style-name="T31">go_right</text:span><text:span text:style-name="T1">(n) </text:span></text:p>
            </text:list-item>
          </text:list>
          <text:list text:style-name="L1">
            <text:list-header>
              <text:p text:style-name="P1"><text:span text:style-name="T1">each operator costs 1.</text:span></text:p>
              <text:p text:style-name="P1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" draw:layer="layout" svg:width="1.535cm" svg:height="1.277cm" svg:x="1.482cm" svg:y="2.54cm">
          <text:list text:style-name="L1">
            <text:list-header>
              <text:p text:style-name="P1">A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" draw:layer="layout" svg:width="1.535cm" svg:height="1.277cm" svg:x="6.985cm" svg:y="0.635cm">
          <text:list text:style-name="L1">
            <text:list-header>
              <text:p text:style-name="P1">A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" draw:layer="layout" svg:width="1.488cm" svg:height="1.277cm" svg:x="6.985cm" svg:y="2.54cm">
          <text:list text:style-name="L1">
            <text:list-header>
              <text:p text:style-name="P1">B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" draw:layer="layout" svg:width="1.535cm" svg:height="1.277cm" svg:x="12.488cm" svg:y="2.54cm">
          <text:list text:style-name="L1">
            <text:list-header>
              <text:p text:style-name="P1">A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729cm" svg:height="1.613cm" svg:x="3.175cm" svg:y="2.328cm">
          <text:list text:style-name="L1">
            <text:list-header>
              <text:p text:style-name="P1"><text:span text:style-name="T23">g(A2) = 1</text:span></text:p>
              <text:p text:style-name="P1"><text:span text:style-name="T23">h(A2) =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699cm" svg:height="1.613cm" svg:x="8.678cm" svg:y="2.328cm">
          <text:list text:style-name="L1">
            <text:list-header>
              <text:p text:style-name="P1"><text:span text:style-name="T23">g(B3) = 1</text:span></text:p>
              <text:p text:style-name="P1"><text:span text:style-name="T23">h(B3) =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729cm" svg:height="1.613cm" svg:x="14.182cm" svg:y="2.328cm">
          <text:list text:style-name="L1">
            <text:list-header>
              <text:p text:style-name="P1"><text:span text:style-name="T23">g(A4) = 1</text:span></text:p>
              <text:p text:style-name="P1"><text:span text:style-name="T23">h(A4) = 6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47" draw:text-style-name="P5" draw:layer="layout" svg:x1="7.832cm" svg:y1="2.201cm" svg:x2="7.832cm" svg:y2="2.412cm">
            <text:p/>
          </draw:line>
          <draw:line draw:style-name="gr47" draw:text-style-name="P5" draw:layer="layout" svg:x1="7.077cm" svg:y1="2.148cm" svg:x2="3.134cm" svg:y2="2.412cm">
            <text:p/>
          </draw:line>
          <draw:line draw:style-name="gr47" draw:text-style-name="P5" draw:layer="layout" svg:x1="8.467cm" svg:y1="2.148cm" svg:x2="12.488cm" svg:y2="2.412cm">
            <text:p/>
          </draw:line>
        </draw:g>
        <draw:custom-shape draw:style-name="gr63" draw:text-style-name="P4" draw:layer="layout" svg:width="1.535cm" svg:height="1.277cm" svg:x="1.482cm" svg:y="5.433cm">
          <text:list text:style-name="L1">
            <text:list-header>
              <text:p text:style-name="P1">A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729cm" svg:height="1.613cm" svg:x="3.175cm" svg:y="5.221cm">
          <text:list text:style-name="L1">
            <text:list-header>
              <text:p text:style-name="P1"><text:span text:style-name="T23">g(A1) = 2</text:span></text:p>
              <text:p text:style-name="P1"><text:span text:style-name="T23">h(A1) = 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7" draw:text-style-name="P5" draw:layer="layout" svg:x1="2.223cm" svg:y1="4.022cm" svg:x2="2.223cm" svg:y2="5.362cm">
          <text:p/>
        </draw:line>
        <draw:custom-shape draw:style-name="gr57" draw:text-style-name="P2" draw:layer="layout" svg:width="1.27cm" svg:height="1.27cm" svg:x="18.486cm" svg:y="0.95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19.756cm" svg:y="0.95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1.27cm" svg:height="1.27cm" svg:x="21.026cm" svg:y="0.95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2.296cm" svg:y="0.95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1.27cm" svg:height="1.27cm" svg:x="18.486cm" svg:y="2.22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9.756cm" svg:y="2.22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1.026cm" svg:y="2.22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2.296cm" svg:y="2.22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8.486cm" svg:y="3.49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9.756cm" svg:y="3.49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1.026cm" svg:y="3.49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2.296cm" svg:y="3.49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18.486cm" svg:y="4.76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19.756cm" svg:y="4.76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1.026cm" svg:y="4.76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2.296cm" svg:y="4.76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8.486cm" svg:y="6.03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1.27cm" svg:height="1.27cm" svg:x="19.756cm" svg:y="6.03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1.27cm" svg:height="1.27cm" svg:x="21.026cm" svg:y="6.03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1.27cm" svg:height="1.27cm" svg:x="22.296cm" svg:y="6.03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3.566cm" svg:y="0.95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3.566cm" svg:y="2.22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3.566cm" svg:y="3.49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3.566cm" svg:y="4.76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3.566cm" svg:y="6.0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0.925cm" svg:height="1.277cm" svg:x="18.486cm" svg:y="7.303cm">
          <text:list text:style-name="L1">
            <text:list-header>
              <text:p text:style-name="P1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19.756cm" svg:y="7.303cm">
          <text:list text:style-name="L1">
            <text:list-header>
              <text:p text:style-name="P1">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21.026cm" svg:y="7.303cm">
          <text:list text:style-name="L1">
            <text:list-header>
              <text:p text:style-name="P1">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22.296cm" svg:y="7.303cm">
          <text:list text:style-name="L1">
            <text:list-header>
              <text:p text:style-name="P1">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23.566cm" svg:y="7.303cm">
          <text:list text:style-name="L1">
            <text:list-header>
              <text:p text:style-name="P1">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112cm" svg:height="1.277cm" svg:x="17.427cm" svg:y="0.953cm">
          <text:list text:style-name="L1">
            <text:list-header>
              <text:p text:style-name="P1">A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065cm" svg:height="1.277cm" svg:x="17.427cm" svg:y="2.223cm">
          <text:list text:style-name="L1">
            <text:list-header>
              <text:p text:style-name="P1">B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112cm" svg:height="1.277cm" svg:x="17.427cm" svg:y="4.763cm">
          <text:list text:style-name="L1">
            <text:list-header>
              <text:p text:style-name="P1">D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065cm" svg:height="1.277cm" svg:x="17.427cm" svg:y="3.493cm">
          <text:list text:style-name="L1">
            <text:list-header>
              <text:p text:style-name="P1">C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018cm" svg:height="1.277cm" svg:x="17.427cm" svg:y="6.033cm">
          <text:list text:style-name="L1">
            <text:list-header>
              <text:p text:style-name="P1">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535cm" svg:height="1.277cm" svg:x="19.606cm" svg:y="1.041cm">
          <text:list text:style-name="L1">
            <text:list-header>
              <text:p text:style-name="P1">A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488cm" svg:height="1.277cm" svg:x="20.951cm" svg:y="2.152cm">
          <text:list text:style-name="L1">
            <text:list-header>
              <text:p text:style-name="P1">B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535cm" svg:height="1.277cm" svg:x="18.397cm" svg:y="1.036cm">
          <text:list text:style-name="L1">
            <text:list-header>
              <text:p text:style-name="P1">A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535cm" svg:height="1.277cm" svg:x="22.172cm" svg:y="1.005cm">
          <text:list text:style-name="L1">
            <text:list-header>
              <text:p text:style-name="P1">A4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27cm" svg:height="9.509cm" svg:x="5.941cm" svg:y="1.927cm" draw:page-number="16" presentation:class="page"/>
          <draw:frame presentation:style-name="pr2" draw:layer="layout" svg:width="15.207cm" svg:height="11.411cm" svg:x="1.901cm" svg:y="12.04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draw:custom-shape draw:style-name="gr26" draw:text-style-name="P4" draw:layer="layout" svg:width="14.817cm" svg:height="8.389cm" svg:x="16.757cm" svg:y="9.807cm">
          <text:list text:style-name="L1">
            <text:list-header>
              <text:p text:style-name="P1"><text:span text:style-name="T1"/></text:p>
              <text:p text:style-name="P1"><text:span text:style-name="T1"/></text:p>
              <text:p text:style-name="P1"><text:span text:style-name="T26">Operators</text:span><text:span text:style-name="T1">: (in order)</text:span></text:p>
            </text:list-header>
          </text:list>
          <text:list text:style-name="L5">
            <text:list-item>
              <text:p text:style-name="P10"><text:span text:style-name="T31">go_left</text:span><text:span text:style-name="T1">(n) </text:span></text:p>
            </text:list-item>
            <text:list-item>
              <text:p text:style-name="P10"><text:span text:style-name="T31">go_down</text:span><text:span text:style-name="T1">(n) </text:span></text:p>
            </text:list-item>
            <text:list-item>
              <text:p text:style-name="P10"><text:span text:style-name="T31">go_right</text:span><text:span text:style-name="T1">(n) </text:span></text:p>
            </text:list-item>
          </text:list>
          <text:list text:style-name="L1">
            <text:list-header>
              <text:p text:style-name="P1"><text:span text:style-name="T1">each operator costs 1.</text:span></text:p>
              <text:p text:style-name="P1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" draw:layer="layout" svg:width="1.535cm" svg:height="1.277cm" svg:x="1.482cm" svg:y="2.54cm">
          <text:list text:style-name="L1">
            <text:list-header>
              <text:p text:style-name="P1">A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" draw:layer="layout" svg:width="1.535cm" svg:height="1.277cm" svg:x="6.985cm" svg:y="0.635cm">
          <text:list text:style-name="L1">
            <text:list-header>
              <text:p text:style-name="P1">A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" draw:layer="layout" svg:width="1.488cm" svg:height="1.277cm" svg:x="6.985cm" svg:y="2.54cm">
          <text:list text:style-name="L1">
            <text:list-header>
              <text:p text:style-name="P1">B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" draw:layer="layout" svg:width="1.535cm" svg:height="1.277cm" svg:x="12.488cm" svg:y="2.54cm">
          <text:list text:style-name="L1">
            <text:list-header>
              <text:p text:style-name="P1">A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729cm" svg:height="1.613cm" svg:x="3.175cm" svg:y="2.328cm">
          <text:list text:style-name="L1">
            <text:list-header>
              <text:p text:style-name="P1"><text:span text:style-name="T23">g(A2) = 1</text:span></text:p>
              <text:p text:style-name="P1"><text:span text:style-name="T23">h(A2) =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699cm" svg:height="1.613cm" svg:x="8.678cm" svg:y="2.328cm">
          <text:list text:style-name="L1">
            <text:list-header>
              <text:p text:style-name="P1"><text:span text:style-name="T23">g(B3) = 1</text:span></text:p>
              <text:p text:style-name="P1"><text:span text:style-name="T23">h(B3) =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729cm" svg:height="1.613cm" svg:x="14.182cm" svg:y="2.328cm">
          <text:list text:style-name="L1">
            <text:list-header>
              <text:p text:style-name="P1"><text:span text:style-name="T23">g(A4) = 1</text:span></text:p>
              <text:p text:style-name="P1"><text:span text:style-name="T23">h(A4) = 6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47" draw:text-style-name="P5" draw:layer="layout" svg:x1="7.832cm" svg:y1="2.201cm" svg:x2="7.832cm" svg:y2="2.412cm">
            <text:p/>
          </draw:line>
          <draw:line draw:style-name="gr47" draw:text-style-name="P5" draw:layer="layout" svg:x1="7.077cm" svg:y1="2.148cm" svg:x2="3.134cm" svg:y2="2.412cm">
            <text:p/>
          </draw:line>
          <draw:line draw:style-name="gr47" draw:text-style-name="P5" draw:layer="layout" svg:x1="8.467cm" svg:y1="2.148cm" svg:x2="12.488cm" svg:y2="2.412cm">
            <text:p/>
          </draw:line>
        </draw:g>
        <draw:custom-shape draw:style-name="gr65" draw:text-style-name="P4" draw:layer="layout" svg:width="1.488cm" svg:height="1.277cm" svg:x="4.727cm" svg:y="7.373cm">
          <text:list text:style-name="L1">
            <text:list-header>
              <text:p text:style-name="P1">C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" draw:layer="layout" svg:width="1.488cm" svg:height="1.277cm" svg:x="9.243cm" svg:y="7.373cm">
          <text:list text:style-name="L1">
            <text:list-header>
              <text:p text:style-name="P1">B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699cm" svg:height="1.613cm" svg:x="6.421cm" svg:y="7.161cm">
          <text:list text:style-name="L1">
            <text:list-header>
              <text:p text:style-name="P1"><text:span text:style-name="T23">g(C3) = 2</text:span></text:p>
              <text:p text:style-name="P1"><text:span text:style-name="T23">h(C3) =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699cm" svg:height="1.613cm" svg:x="10.936cm" svg:y="7.161cm">
          <text:list text:style-name="L1">
            <text:list-header>
              <text:p text:style-name="P1"><text:span text:style-name="T23">g(B4) = 2</text:span></text:p>
              <text:p text:style-name="P1"><text:span text:style-name="T23">h(B4) = 5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47" draw:text-style-name="P5" draw:layer="layout" svg:x1="7.448cm" svg:y1="4.198cm" svg:x2="6.174cm" svg:y2="7.23cm">
            <text:p/>
          </draw:line>
          <draw:line draw:style-name="gr47" draw:text-style-name="P5" draw:layer="layout" svg:x1="8.074cm" svg:y1="4.198cm" svg:x2="9.348cm" svg:y2="7.23cm">
            <text:p/>
          </draw:line>
        </draw:g>
        <draw:custom-shape draw:style-name="gr63" draw:text-style-name="P4" draw:layer="layout" svg:width="1.535cm" svg:height="1.277cm" svg:x="1.482cm" svg:y="5.433cm">
          <text:list text:style-name="L1">
            <text:list-header>
              <text:p text:style-name="P1">A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729cm" svg:height="1.613cm" svg:x="3.175cm" svg:y="5.221cm">
          <text:list text:style-name="L1">
            <text:list-header>
              <text:p text:style-name="P1"><text:span text:style-name="T23">g(A1) = 2</text:span></text:p>
              <text:p text:style-name="P1"><text:span text:style-name="T23">h(A1) = 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7" draw:text-style-name="P5" draw:layer="layout" svg:x1="2.223cm" svg:y1="4.022cm" svg:x2="2.223cm" svg:y2="5.362cm">
          <text:p/>
        </draw:line>
        <draw:custom-shape draw:style-name="gr57" draw:text-style-name="P2" draw:layer="layout" svg:width="1.27cm" svg:height="1.27cm" svg:x="18.486cm" svg:y="0.95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19.756cm" svg:y="0.95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1.27cm" svg:height="1.27cm" svg:x="21.026cm" svg:y="0.95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2.296cm" svg:y="0.95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1.27cm" svg:height="1.27cm" svg:x="18.486cm" svg:y="2.22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9.756cm" svg:y="2.22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1.026cm" svg:y="2.22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2.296cm" svg:y="2.22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8.486cm" svg:y="3.49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9.756cm" svg:y="3.49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1.026cm" svg:y="3.49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2.296cm" svg:y="3.49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18.486cm" svg:y="4.76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19.756cm" svg:y="4.76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1.026cm" svg:y="4.76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2.296cm" svg:y="4.76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8.486cm" svg:y="6.03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1.27cm" svg:height="1.27cm" svg:x="19.756cm" svg:y="6.03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1.27cm" svg:height="1.27cm" svg:x="21.026cm" svg:y="6.03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1.27cm" svg:height="1.27cm" svg:x="22.296cm" svg:y="6.03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3.566cm" svg:y="0.95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3.566cm" svg:y="2.22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3.566cm" svg:y="3.49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3.566cm" svg:y="4.76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3.566cm" svg:y="6.0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0.925cm" svg:height="1.277cm" svg:x="18.486cm" svg:y="7.303cm">
          <text:list text:style-name="L1">
            <text:list-header>
              <text:p text:style-name="P1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19.756cm" svg:y="7.303cm">
          <text:list text:style-name="L1">
            <text:list-header>
              <text:p text:style-name="P1">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21.026cm" svg:y="7.303cm">
          <text:list text:style-name="L1">
            <text:list-header>
              <text:p text:style-name="P1">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22.296cm" svg:y="7.303cm">
          <text:list text:style-name="L1">
            <text:list-header>
              <text:p text:style-name="P1">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23.566cm" svg:y="7.303cm">
          <text:list text:style-name="L1">
            <text:list-header>
              <text:p text:style-name="P1">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112cm" svg:height="1.277cm" svg:x="17.427cm" svg:y="0.953cm">
          <text:list text:style-name="L1">
            <text:list-header>
              <text:p text:style-name="P1">A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065cm" svg:height="1.277cm" svg:x="17.427cm" svg:y="2.223cm">
          <text:list text:style-name="L1">
            <text:list-header>
              <text:p text:style-name="P1">B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112cm" svg:height="1.277cm" svg:x="17.427cm" svg:y="4.763cm">
          <text:list text:style-name="L1">
            <text:list-header>
              <text:p text:style-name="P1">D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065cm" svg:height="1.277cm" svg:x="17.427cm" svg:y="3.493cm">
          <text:list text:style-name="L1">
            <text:list-header>
              <text:p text:style-name="P1">C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018cm" svg:height="1.277cm" svg:x="17.427cm" svg:y="6.033cm">
          <text:list text:style-name="L1">
            <text:list-header>
              <text:p text:style-name="P1">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535cm" svg:height="1.277cm" svg:x="19.606cm" svg:y="1.041cm">
          <text:list text:style-name="L1">
            <text:list-header>
              <text:p text:style-name="P1">A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488cm" svg:height="1.277cm" svg:x="20.951cm" svg:y="2.152cm">
          <text:list text:style-name="L1">
            <text:list-header>
              <text:p text:style-name="P1">B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535cm" svg:height="1.277cm" svg:x="22.093cm" svg:y="1.063cm">
          <text:list text:style-name="L1">
            <text:list-header>
              <text:p text:style-name="P1">A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535cm" svg:height="1.277cm" svg:x="18.397cm" svg:y="1.036cm">
          <text:list text:style-name="L1">
            <text:list-header>
              <text:p text:style-name="P1">A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488cm" svg:height="1.277cm" svg:x="20.84cm" svg:y="3.475cm">
          <text:list text:style-name="L1">
            <text:list-header>
              <text:p text:style-name="P1">C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488cm" svg:height="1.277cm" svg:x="22.212cm" svg:y="2.152cm">
          <text:list text:style-name="L1">
            <text:list-header>
              <text:p text:style-name="P1">B4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27cm" svg:height="9.509cm" svg:x="5.941cm" svg:y="1.927cm" draw:page-number="17" presentation:class="page"/>
          <draw:frame presentation:style-name="pr2" draw:layer="layout" svg:width="15.207cm" svg:height="11.411cm" svg:x="1.901cm" svg:y="12.04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draw:custom-shape draw:style-name="gr26" draw:text-style-name="P4" draw:layer="layout" svg:width="14.817cm" svg:height="8.389cm" svg:x="16.757cm" svg:y="9.807cm">
          <text:list text:style-name="L1">
            <text:list-header>
              <text:p text:style-name="P1"><text:span text:style-name="T1"/></text:p>
              <text:p text:style-name="P1"><text:span text:style-name="T1"/></text:p>
              <text:p text:style-name="P1"><text:span text:style-name="T26">Operators</text:span><text:span text:style-name="T1">: (in order)</text:span></text:p>
            </text:list-header>
          </text:list>
          <text:list text:style-name="L5">
            <text:list-item>
              <text:p text:style-name="P10"><text:span text:style-name="T31">go_left</text:span><text:span text:style-name="T1">(n) </text:span></text:p>
            </text:list-item>
            <text:list-item>
              <text:p text:style-name="P10"><text:span text:style-name="T31">go_down</text:span><text:span text:style-name="T1">(n) </text:span></text:p>
            </text:list-item>
            <text:list-item>
              <text:p text:style-name="P10"><text:span text:style-name="T31">go_right</text:span><text:span text:style-name="T1">(n) </text:span></text:p>
            </text:list-item>
          </text:list>
          <text:list text:style-name="L1">
            <text:list-header>
              <text:p text:style-name="P1"><text:span text:style-name="T1">each operator costs 1.</text:span></text:p>
              <text:p text:style-name="P1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" draw:layer="layout" svg:width="1.535cm" svg:height="1.277cm" svg:x="1.482cm" svg:y="2.54cm">
          <text:list text:style-name="L1">
            <text:list-header>
              <text:p text:style-name="P1">A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" draw:layer="layout" svg:width="1.535cm" svg:height="1.277cm" svg:x="6.985cm" svg:y="0.635cm">
          <text:list text:style-name="L1">
            <text:list-header>
              <text:p text:style-name="P1">A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" draw:layer="layout" svg:width="1.488cm" svg:height="1.277cm" svg:x="6.985cm" svg:y="2.54cm">
          <text:list text:style-name="L1">
            <text:list-header>
              <text:p text:style-name="P1">B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" draw:layer="layout" svg:width="1.535cm" svg:height="1.277cm" svg:x="12.488cm" svg:y="2.54cm">
          <text:list text:style-name="L1">
            <text:list-header>
              <text:p text:style-name="P1">A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729cm" svg:height="1.613cm" svg:x="3.175cm" svg:y="2.328cm">
          <text:list text:style-name="L1">
            <text:list-header>
              <text:p text:style-name="P1"><text:span text:style-name="T23">g(A2) = 1</text:span></text:p>
              <text:p text:style-name="P1"><text:span text:style-name="T23">h(A2) =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699cm" svg:height="1.613cm" svg:x="8.678cm" svg:y="2.328cm">
          <text:list text:style-name="L1">
            <text:list-header>
              <text:p text:style-name="P1"><text:span text:style-name="T23">g(B3) = 1</text:span></text:p>
              <text:p text:style-name="P1"><text:span text:style-name="T23">h(B3) =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729cm" svg:height="1.613cm" svg:x="14.182cm" svg:y="2.328cm">
          <text:list text:style-name="L1">
            <text:list-header>
              <text:p text:style-name="P1"><text:span text:style-name="T23">g(A4) = 1</text:span></text:p>
              <text:p text:style-name="P1"><text:span text:style-name="T23">h(A4) = 6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47" draw:text-style-name="P5" draw:layer="layout" svg:x1="7.832cm" svg:y1="2.201cm" svg:x2="7.832cm" svg:y2="2.412cm">
            <text:p/>
          </draw:line>
          <draw:line draw:style-name="gr47" draw:text-style-name="P5" draw:layer="layout" svg:x1="7.077cm" svg:y1="2.148cm" svg:x2="3.134cm" svg:y2="2.412cm">
            <text:p/>
          </draw:line>
          <draw:line draw:style-name="gr47" draw:text-style-name="P5" draw:layer="layout" svg:x1="8.467cm" svg:y1="2.148cm" svg:x2="12.488cm" svg:y2="2.412cm">
            <text:p/>
          </draw:line>
        </draw:g>
        <draw:custom-shape draw:style-name="gr65" draw:text-style-name="P4" draw:layer="layout" svg:width="1.488cm" svg:height="1.277cm" svg:x="4.727cm" svg:y="7.373cm">
          <text:list text:style-name="L1">
            <text:list-header>
              <text:p text:style-name="P1">C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" draw:layer="layout" svg:width="1.488cm" svg:height="1.277cm" svg:x="9.243cm" svg:y="7.373cm">
          <text:list text:style-name="L1">
            <text:list-header>
              <text:p text:style-name="P1">B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699cm" svg:height="1.613cm" svg:x="6.421cm" svg:y="7.161cm">
          <text:list text:style-name="L1">
            <text:list-header>
              <text:p text:style-name="P1"><text:span text:style-name="T23">g(C3) = 2</text:span></text:p>
              <text:p text:style-name="P1"><text:span text:style-name="T23">h(C3) =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699cm" svg:height="1.613cm" svg:x="10.936cm" svg:y="7.161cm">
          <text:list text:style-name="L1">
            <text:list-header>
              <text:p text:style-name="P1"><text:span text:style-name="T23">g(B4) = 2</text:span></text:p>
              <text:p text:style-name="P1"><text:span text:style-name="T23">h(B4) = 5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47" draw:text-style-name="P5" draw:layer="layout" svg:x1="7.448cm" svg:y1="4.198cm" svg:x2="6.174cm" svg:y2="7.23cm">
            <text:p/>
          </draw:line>
          <draw:line draw:style-name="gr47" draw:text-style-name="P5" draw:layer="layout" svg:x1="8.074cm" svg:y1="4.198cm" svg:x2="9.348cm" svg:y2="7.23cm">
            <text:p/>
          </draw:line>
        </draw:g>
        <draw:custom-shape draw:style-name="gr63" draw:text-style-name="P4" draw:layer="layout" svg:width="1.535cm" svg:height="1.277cm" svg:x="1.482cm" svg:y="5.433cm">
          <text:list text:style-name="L1">
            <text:list-header>
              <text:p text:style-name="P1">A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729cm" svg:height="1.613cm" svg:x="3.175cm" svg:y="5.221cm">
          <text:list text:style-name="L1">
            <text:list-header>
              <text:p text:style-name="P1"><text:span text:style-name="T23">g(A1) = 2</text:span></text:p>
              <text:p text:style-name="P1"><text:span text:style-name="T23">h(A1) = 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7" draw:text-style-name="P5" draw:layer="layout" svg:x1="2.223cm" svg:y1="4.022cm" svg:x2="2.223cm" svg:y2="5.362cm">
          <text:p/>
        </draw:line>
        <draw:custom-shape draw:style-name="gr57" draw:text-style-name="P2" draw:layer="layout" svg:width="1.27cm" svg:height="1.27cm" svg:x="18.486cm" svg:y="0.95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19.756cm" svg:y="0.95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1.27cm" svg:height="1.27cm" svg:x="21.026cm" svg:y="0.95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2.296cm" svg:y="0.95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1.27cm" svg:height="1.27cm" svg:x="18.486cm" svg:y="2.22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9.756cm" svg:y="2.22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1.026cm" svg:y="2.22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2.296cm" svg:y="2.22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8.486cm" svg:y="3.49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9.756cm" svg:y="3.49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1.026cm" svg:y="3.49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2.296cm" svg:y="3.49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18.486cm" svg:y="4.76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19.756cm" svg:y="4.76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1.026cm" svg:y="4.76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2.296cm" svg:y="4.76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8.486cm" svg:y="6.03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1.27cm" svg:height="1.27cm" svg:x="19.756cm" svg:y="6.03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1.27cm" svg:height="1.27cm" svg:x="21.026cm" svg:y="6.03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1.27cm" svg:height="1.27cm" svg:x="22.296cm" svg:y="6.03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3.566cm" svg:y="0.95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3.566cm" svg:y="2.22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3.566cm" svg:y="3.49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3.566cm" svg:y="4.76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3.566cm" svg:y="6.0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0.925cm" svg:height="1.277cm" svg:x="18.486cm" svg:y="7.303cm">
          <text:list text:style-name="L1">
            <text:list-header>
              <text:p text:style-name="P1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19.756cm" svg:y="7.303cm">
          <text:list text:style-name="L1">
            <text:list-header>
              <text:p text:style-name="P1">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21.026cm" svg:y="7.303cm">
          <text:list text:style-name="L1">
            <text:list-header>
              <text:p text:style-name="P1">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22.296cm" svg:y="7.303cm">
          <text:list text:style-name="L1">
            <text:list-header>
              <text:p text:style-name="P1">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23.566cm" svg:y="7.303cm">
          <text:list text:style-name="L1">
            <text:list-header>
              <text:p text:style-name="P1">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112cm" svg:height="1.277cm" svg:x="17.427cm" svg:y="0.953cm">
          <text:list text:style-name="L1">
            <text:list-header>
              <text:p text:style-name="P1">A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065cm" svg:height="1.277cm" svg:x="17.427cm" svg:y="2.223cm">
          <text:list text:style-name="L1">
            <text:list-header>
              <text:p text:style-name="P1">B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112cm" svg:height="1.277cm" svg:x="17.427cm" svg:y="4.763cm">
          <text:list text:style-name="L1">
            <text:list-header>
              <text:p text:style-name="P1">D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065cm" svg:height="1.277cm" svg:x="17.427cm" svg:y="3.493cm">
          <text:list text:style-name="L1">
            <text:list-header>
              <text:p text:style-name="P1">C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018cm" svg:height="1.277cm" svg:x="17.427cm" svg:y="6.033cm">
          <text:list text:style-name="L1">
            <text:list-header>
              <text:p text:style-name="P1">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4" draw:layer="layout" svg:width="1.488cm" svg:height="1.277cm" svg:x="1.517cm" svg:y="9.49cm">
          <text:list text:style-name="L1">
            <text:list-header>
              <text:p text:style-name="P1">B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699cm" svg:height="1.613cm" svg:x="3.21cm" svg:y="9.278cm">
          <text:list text:style-name="L1">
            <text:list-header>
              <text:p text:style-name="P1"><text:span text:style-name="T23">g(B1) = 3</text:span></text:p>
              <text:p text:style-name="P1"><text:span text:style-name="T23">h(B1) = 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7" draw:text-style-name="P5" draw:layer="layout" svg:x1="2.187cm" svg:y1="6.985cm" svg:x2="2.187cm" svg:y2="9.349cm">
          <text:p/>
        </draw:line>
        <draw:custom-shape draw:style-name="gr1" draw:text-style-name="P4" draw:layer="layout" svg:width="1.535cm" svg:height="1.277cm" svg:x="19.606cm" svg:y="1.041cm">
          <text:list text:style-name="L1">
            <text:list-header>
              <text:p text:style-name="P1">A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488cm" svg:height="1.277cm" svg:x="20.951cm" svg:y="2.152cm">
          <text:list text:style-name="L1">
            <text:list-header>
              <text:p text:style-name="P1">B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535cm" svg:height="1.277cm" svg:x="22.093cm" svg:y="1.063cm">
          <text:list text:style-name="L1">
            <text:list-header>
              <text:p text:style-name="P1">A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535cm" svg:height="1.277cm" svg:x="18.397cm" svg:y="1.036cm">
          <text:list text:style-name="L1">
            <text:list-header>
              <text:p text:style-name="P1">A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488cm" svg:height="1.277cm" svg:x="18.336cm" svg:y="2.205cm">
          <text:list text:style-name="L1">
            <text:list-header>
              <text:p text:style-name="P1">B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488cm" svg:height="1.277cm" svg:x="20.84cm" svg:y="3.448cm">
          <text:list text:style-name="L1">
            <text:list-header>
              <text:p text:style-name="P1">C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488cm" svg:height="1.277cm" svg:x="22.212cm" svg:y="2.152cm">
          <text:list text:style-name="L1">
            <text:list-header>
              <text:p text:style-name="P1">B4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27cm" svg:height="9.509cm" svg:x="5.941cm" svg:y="1.927cm" draw:page-number="18" presentation:class="page"/>
          <draw:frame presentation:style-name="pr2" draw:layer="layout" svg:width="15.207cm" svg:height="11.411cm" svg:x="1.901cm" svg:y="12.04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draw:custom-shape draw:style-name="gr26" draw:text-style-name="P4" draw:layer="layout" svg:width="14.817cm" svg:height="8.389cm" svg:x="16.757cm" svg:y="9.807cm">
          <text:list text:style-name="L1">
            <text:list-header>
              <text:p text:style-name="P1"><text:span text:style-name="T1"/></text:p>
              <text:p text:style-name="P1"><text:span text:style-name="T1"/></text:p>
              <text:p text:style-name="P1"><text:span text:style-name="T26">Operators</text:span><text:span text:style-name="T1">: (in order)</text:span></text:p>
            </text:list-header>
          </text:list>
          <text:list text:style-name="L5">
            <text:list-item>
              <text:p text:style-name="P10"><text:span text:style-name="T31">go_left</text:span><text:span text:style-name="T1">(n) </text:span></text:p>
            </text:list-item>
            <text:list-item>
              <text:p text:style-name="P10"><text:span text:style-name="T31">go_down</text:span><text:span text:style-name="T1">(n) </text:span></text:p>
            </text:list-item>
            <text:list-item>
              <text:p text:style-name="P10"><text:span text:style-name="T31">go_right</text:span><text:span text:style-name="T1">(n) </text:span></text:p>
            </text:list-item>
          </text:list>
          <text:list text:style-name="L1">
            <text:list-header>
              <text:p text:style-name="P1"><text:span text:style-name="T1">each operator costs 1.</text:span></text:p>
              <text:p text:style-name="P1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" draw:layer="layout" svg:width="1.535cm" svg:height="1.277cm" svg:x="1.482cm" svg:y="2.54cm">
          <text:list text:style-name="L1">
            <text:list-header>
              <text:p text:style-name="P1">A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" draw:layer="layout" svg:width="1.535cm" svg:height="1.277cm" svg:x="6.985cm" svg:y="0.635cm">
          <text:list text:style-name="L1">
            <text:list-header>
              <text:p text:style-name="P1">A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" draw:layer="layout" svg:width="1.488cm" svg:height="1.277cm" svg:x="6.985cm" svg:y="2.54cm">
          <text:list text:style-name="L1">
            <text:list-header>
              <text:p text:style-name="P1">B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" draw:layer="layout" svg:width="1.535cm" svg:height="1.277cm" svg:x="12.488cm" svg:y="2.54cm">
          <text:list text:style-name="L1">
            <text:list-header>
              <text:p text:style-name="P1">A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729cm" svg:height="1.613cm" svg:x="3.175cm" svg:y="2.328cm">
          <text:list text:style-name="L1">
            <text:list-header>
              <text:p text:style-name="P1"><text:span text:style-name="T23">g(A2) = 1</text:span></text:p>
              <text:p text:style-name="P1"><text:span text:style-name="T23">h(A2) =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699cm" svg:height="1.613cm" svg:x="8.678cm" svg:y="2.328cm">
          <text:list text:style-name="L1">
            <text:list-header>
              <text:p text:style-name="P1"><text:span text:style-name="T23">g(B3) = 1</text:span></text:p>
              <text:p text:style-name="P1"><text:span text:style-name="T23">h(B3) =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729cm" svg:height="1.613cm" svg:x="14.182cm" svg:y="2.328cm">
          <text:list text:style-name="L1">
            <text:list-header>
              <text:p text:style-name="P1"><text:span text:style-name="T23">g(A4) = 1</text:span></text:p>
              <text:p text:style-name="P1"><text:span text:style-name="T23">h(A4) = 6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47" draw:text-style-name="P5" draw:layer="layout" svg:x1="7.832cm" svg:y1="2.201cm" svg:x2="7.832cm" svg:y2="2.412cm">
            <text:p/>
          </draw:line>
          <draw:line draw:style-name="gr47" draw:text-style-name="P5" draw:layer="layout" svg:x1="7.077cm" svg:y1="2.148cm" svg:x2="3.134cm" svg:y2="2.412cm">
            <text:p/>
          </draw:line>
          <draw:line draw:style-name="gr47" draw:text-style-name="P5" draw:layer="layout" svg:x1="8.467cm" svg:y1="2.148cm" svg:x2="12.488cm" svg:y2="2.412cm">
            <text:p/>
          </draw:line>
        </draw:g>
        <draw:custom-shape draw:style-name="gr65" draw:text-style-name="P4" draw:layer="layout" svg:width="1.488cm" svg:height="1.277cm" svg:x="4.727cm" svg:y="7.373cm">
          <text:list text:style-name="L1">
            <text:list-header>
              <text:p text:style-name="P1">C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" draw:layer="layout" svg:width="1.488cm" svg:height="1.277cm" svg:x="9.243cm" svg:y="7.373cm">
          <text:list text:style-name="L1">
            <text:list-header>
              <text:p text:style-name="P1">B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699cm" svg:height="1.613cm" svg:x="6.421cm" svg:y="7.161cm">
          <text:list text:style-name="L1">
            <text:list-header>
              <text:p text:style-name="P1"><text:span text:style-name="T23">g(C3) = 2</text:span></text:p>
              <text:p text:style-name="P1"><text:span text:style-name="T23">h(C3) =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699cm" svg:height="1.613cm" svg:x="10.936cm" svg:y="7.161cm">
          <text:list text:style-name="L1">
            <text:list-header>
              <text:p text:style-name="P1"><text:span text:style-name="T23">g(B4) = 2</text:span></text:p>
              <text:p text:style-name="P1"><text:span text:style-name="T23">h(B4) = 5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47" draw:text-style-name="P5" draw:layer="layout" svg:x1="7.448cm" svg:y1="4.198cm" svg:x2="6.174cm" svg:y2="7.23cm">
            <text:p/>
          </draw:line>
          <draw:line draw:style-name="gr47" draw:text-style-name="P5" draw:layer="layout" svg:x1="8.074cm" svg:y1="4.198cm" svg:x2="9.348cm" svg:y2="7.23cm">
            <text:p/>
          </draw:line>
        </draw:g>
        <draw:custom-shape draw:style-name="gr63" draw:text-style-name="P4" draw:layer="layout" svg:width="1.535cm" svg:height="1.277cm" svg:x="1.482cm" svg:y="5.433cm">
          <text:list text:style-name="L1">
            <text:list-header>
              <text:p text:style-name="P1">A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729cm" svg:height="1.613cm" svg:x="3.175cm" svg:y="5.221cm">
          <text:list text:style-name="L1">
            <text:list-header>
              <text:p text:style-name="P1"><text:span text:style-name="T23">g(A1) = 2</text:span></text:p>
              <text:p text:style-name="P1"><text:span text:style-name="T23">h(A1) = 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7" draw:text-style-name="P5" draw:layer="layout" svg:x1="2.223cm" svg:y1="4.022cm" svg:x2="2.223cm" svg:y2="5.362cm">
          <text:p/>
        </draw:line>
        <draw:custom-shape draw:style-name="gr57" draw:text-style-name="P2" draw:layer="layout" svg:width="1.27cm" svg:height="1.27cm" svg:x="18.486cm" svg:y="0.95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19.756cm" svg:y="0.95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1.27cm" svg:height="1.27cm" svg:x="21.026cm" svg:y="0.95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2.296cm" svg:y="0.95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1.27cm" svg:height="1.27cm" svg:x="18.486cm" svg:y="2.22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9.756cm" svg:y="2.22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1.026cm" svg:y="2.22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2.296cm" svg:y="2.22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8.486cm" svg:y="3.49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9.756cm" svg:y="3.49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1.026cm" svg:y="3.49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2.296cm" svg:y="3.49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18.486cm" svg:y="4.76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19.756cm" svg:y="4.76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1.026cm" svg:y="4.76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2.296cm" svg:y="4.76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18.486cm" svg:y="6.03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1.27cm" svg:height="1.27cm" svg:x="19.756cm" svg:y="6.03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1.27cm" svg:height="1.27cm" svg:x="21.026cm" svg:y="6.03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1.27cm" svg:height="1.27cm" svg:x="22.296cm" svg:y="6.03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3.566cm" svg:y="0.95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3.566cm" svg:y="2.22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3.566cm" svg:y="3.49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1.27cm" svg:height="1.27cm" svg:x="23.566cm" svg:y="4.76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1.27cm" svg:height="1.27cm" svg:x="23.566cm" svg:y="6.0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0.925cm" svg:height="1.277cm" svg:x="18.486cm" svg:y="7.303cm">
          <text:list text:style-name="L1">
            <text:list-header>
              <text:p text:style-name="P1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19.756cm" svg:y="7.303cm">
          <text:list text:style-name="L1">
            <text:list-header>
              <text:p text:style-name="P1">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21.026cm" svg:y="7.303cm">
          <text:list text:style-name="L1">
            <text:list-header>
              <text:p text:style-name="P1">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22.296cm" svg:y="7.303cm">
          <text:list text:style-name="L1">
            <text:list-header>
              <text:p text:style-name="P1">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0.925cm" svg:height="1.277cm" svg:x="23.566cm" svg:y="7.303cm">
          <text:list text:style-name="L1">
            <text:list-header>
              <text:p text:style-name="P1">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112cm" svg:height="1.277cm" svg:x="17.427cm" svg:y="0.953cm">
          <text:list text:style-name="L1">
            <text:list-header>
              <text:p text:style-name="P1">A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065cm" svg:height="1.277cm" svg:x="17.427cm" svg:y="2.223cm">
          <text:list text:style-name="L1">
            <text:list-header>
              <text:p text:style-name="P1">B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112cm" svg:height="1.277cm" svg:x="17.427cm" svg:y="4.763cm">
          <text:list text:style-name="L1">
            <text:list-header>
              <text:p text:style-name="P1">D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065cm" svg:height="1.277cm" svg:x="17.427cm" svg:y="3.493cm">
          <text:list text:style-name="L1">
            <text:list-header>
              <text:p text:style-name="P1">C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018cm" svg:height="1.277cm" svg:x="17.427cm" svg:y="6.033cm">
          <text:list text:style-name="L1">
            <text:list-header>
              <text:p text:style-name="P1">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4" draw:layer="layout" svg:width="1.488cm" svg:height="1.277cm" svg:x="1.517cm" svg:y="9.49cm">
          <text:list text:style-name="L1">
            <text:list-header>
              <text:p text:style-name="P1">B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699cm" svg:height="1.613cm" svg:x="3.21cm" svg:y="9.278cm">
          <text:list text:style-name="L1">
            <text:list-header>
              <text:p text:style-name="P1"><text:span text:style-name="T23">g(B1) = 3</text:span></text:p>
              <text:p text:style-name="P1"><text:span text:style-name="T23">h(B1) = 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7" draw:text-style-name="P5" draw:layer="layout" svg:x1="2.187cm" svg:y1="6.985cm" svg:x2="2.187cm" svg:y2="9.349cm">
          <text:p/>
        </draw:line>
        <draw:custom-shape draw:style-name="gr63" draw:text-style-name="P4" draw:layer="layout" svg:width="1.488cm" svg:height="1.277cm" svg:x="9.278cm" svg:y="10.971cm">
          <text:list text:style-name="L1">
            <text:list-header>
              <text:p text:style-name="P1">B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2.699cm" svg:height="1.613cm" svg:x="10.971cm" svg:y="10.76cm">
          <text:list text:style-name="L1">
            <text:list-header>
              <text:p text:style-name="P1"><text:span text:style-name="T23">g(B5) = 3</text:span></text:p>
              <text:p text:style-name="P1"><text:span text:style-name="T23">h(B5) = 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7" draw:text-style-name="P5" draw:layer="layout" svg:x1="10.054cm" svg:y1="8.784cm" svg:x2="10.054cm" svg:y2="10.83cm">
          <text:p/>
        </draw:line>
        <draw:line draw:style-name="gr47" draw:text-style-name="P5" draw:layer="layout" svg:x1="10.019cm" svg:y1="12.347cm" svg:x2="10.019cm" svg:y2="14.711cm">
          <text:p/>
        </draw:line>
        <draw:custom-shape draw:style-name="gr1" draw:text-style-name="P4" draw:layer="layout" svg:width="1.535cm" svg:height="1.277cm" svg:x="19.606cm" svg:y="1.041cm">
          <text:list text:style-name="L1">
            <text:list-header>
              <text:p text:style-name="P1">A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488cm" svg:height="1.277cm" svg:x="20.951cm" svg:y="2.152cm">
          <text:list text:style-name="L1">
            <text:list-header>
              <text:p text:style-name="P1">B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535cm" svg:height="1.277cm" svg:x="22.093cm" svg:y="1.063cm">
          <text:list text:style-name="L1">
            <text:list-header>
              <text:p text:style-name="P1">A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535cm" svg:height="1.277cm" svg:x="18.397cm" svg:y="1.036cm">
          <text:list text:style-name="L1">
            <text:list-header>
              <text:p text:style-name="P1">A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488cm" svg:height="1.277cm" svg:x="18.336cm" svg:y="2.205cm">
          <text:list text:style-name="L1">
            <text:list-header>
              <text:p text:style-name="P1">B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488cm" svg:height="1.277cm" svg:x="20.84cm" svg:y="3.448cm">
          <text:list text:style-name="L1">
            <text:list-header>
              <text:p text:style-name="P1">C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488cm" svg:height="1.277cm" svg:x="22.212cm" svg:y="2.152cm">
          <text:list text:style-name="L1">
            <text:list-header>
              <text:p text:style-name="P1">B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1.488cm" svg:height="1.277cm" svg:x="23.455cm" svg:y="2.187cm">
          <text:list text:style-name="L1">
            <text:list-header>
              <text:p text:style-name="P1">B5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27cm" svg:height="9.509cm" svg:x="5.941cm" svg:y="1.927cm" draw:page-number="19" presentation:class="page"/>
          <draw:frame presentation:style-name="pr2" draw:layer="layout" svg:width="15.207cm" svg:height="11.411cm" svg:x="1.901cm" svg:y="12.0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00800000008161635FA.png" xlink:type="simple" xlink:show="embed" xlink:actuate="onLoad"/>
    <draw:fill-image draw:name="Bitmap_20_2" draw:display-name="Bitmap 2" xlink:href="Pictures/1000000000000008000000088D54E0BD.png" xlink:type="simple" xlink:show="embed" xlink:actuate="onLoad"/>
    <draw:fill-image draw:name="Bitmap_20_3" draw:display-name="Bitmap 3" xlink:href="Pictures/1000000000000008000000086611E083.png" xlink:type="simple" xlink:show="embed" xlink:actuate="onLoad"/>
    <draw:fill-image draw:name="Bitmap_20_4" draw:display-name="Bitmap 4" xlink:href="Pictures/100000000000000800000008FD2CAECE.pn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1cm" fo:page-height="25.3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8cm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04cm" svg:height="6.002cm" svg:x="1cm" svg:y="2.403cm"/>
      <draw:page-thumbnail draw:layer="backgroundobjects" svg:width="8.004cm" svg:height="6.002cm" svg:x="1cm" svg:y="9.677cm"/>
      <draw:page-thumbnail draw:layer="backgroundobjects" svg:width="8.004cm" svg:height="6.002cm" svg:x="1cm" svg:y="16.951cm"/>
      <draw:page-thumbnail draw:layer="backgroundobjects" svg:width="8.004cm" svg:height="6.002cm" svg:x="10.005cm" svg:y="2.403cm"/>
      <draw:page-thumbnail draw:layer="backgroundobjects" svg:width="8.004cm" svg:height="6.002cm" svg:x="10.005cm" svg:y="9.677cm"/>
      <draw:page-thumbnail draw:layer="backgroundobjects" svg:width="8.004cm" svg:height="6.002cm" svg:x="10.005cm" svg:y="16.951cm"/>
      <draw:frame draw:style-name="Mgr1" draw:text-style-name="MP1" draw:layer="backgroundobjects" svg:width="8.249cm" svg:height="1.267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49cm" svg:height="1.267cm" svg:x="10.7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49cm" svg:height="1.267cm" svg:x="0cm" svg:y="24.092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49cm" svg:height="1.267cm" svg:x="10.76cm" svg:y="24.092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presentation:style-name="Mpr1" draw:layer="backgroundobjects" svg:width="5.292cm" svg:height="1.2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cm" svg:x="18.203cm" svg:y="17.35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27cm" presentation:class="page"/>
        <draw:frame presentation:style-name="Default-notes" draw:layer="backgroundobjects" svg:width="15.207cm" svg:height="11.411cm" svg:x="1.901cm" svg:y="12.04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euristic Search </dc:title>
    <meta:initial-creator> </meta:initial-creator>
    <meta:creation-date>1996-09-30T08:28:10.805000000</meta:creation-date>
    <dc:creator>eamonn keogh</dc:creator>
    <dc:date>2003-10-02T08:31:37.375000000</dc:date>
    <meta:print-date>2001-10-08T23:20:51.177000000</meta:print-date>
    <meta:editing-cycles>17</meta:editing-cycles>
    <meta:editing-duration>P2DT14H1M4S</meta:editing-duration>
    <meta:document-statistic meta:object-count="917"/>
    <meta:generator>LibreOffice/4.3.7.2$Linux_X86_64 LibreOffice_project/430m0$Build-2</meta:generator>
  </office:meta>
</office:document-meta>
</file>